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9"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2"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tyle="italic"/>
    </style:style>
    <style:style style:name="P30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9"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4"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000000" loext:opacity="100%" style:text-underline-style="none"/>
    </style:style>
    <style:style style:name="P356" style:family="paragraph" style:parent-style-name="Table_20_Contents">
      <style:paragraph-properties fo:text-align="start" style:justify-single-word="false"/>
    </style:style>
    <style:style style:name="P357" style:family="paragraph" style:parent-style-name="Standard">
      <style:paragraph-properties fo:text-align="start" style:justify-single-word="false">
        <style:tab-stops/>
      </style:paragraph-properties>
    </style:style>
    <style:style style:name="P358" style:family="paragraph" style:parent-style-name="Table_20_Contents">
      <style:paragraph-properties fo:text-align="start" style:justify-single-word="false"/>
      <style:text-properties officeooo:paragraph-rsid="0055bc33"/>
    </style:style>
    <style:style style:name="P359" style:family="paragraph" style:parent-style-name="Table_20_Contents">
      <style:paragraph-properties fo:text-align="start" style:justify-single-word="false"/>
      <style:text-properties officeooo:paragraph-rsid="008a3ca6"/>
    </style:style>
    <style:style style:name="P360"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6" style:family="paragraph" style:parent-style-name="Table_20_Contents">
      <style:text-properties fo:color="#333333" loext:opacity="100%" style:font-name="Liberation Sans" fo:font-size="11pt" fo:font-style="italic" style:font-size-asian="11pt" style:font-size-complex="11pt"/>
    </style:style>
    <style:style style:name="P37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8" style:family="paragraph" style:parent-style-name="Table_20_Contents">
      <style:text-properties style:font-name="Arial1" officeooo:rsid="00469b47" officeooo:paragraph-rsid="00469b47"/>
    </style:style>
    <style:style style:name="P379" style:family="paragraph" style:parent-style-name="Title">
      <style:text-properties style:font-name="Arial1"/>
    </style:style>
    <style:style style:name="P380" style:family="paragraph" style:parent-style-name="Standard">
      <style:text-properties style:font-name="Arial1" fo:font-size="11pt" officeooo:rsid="00fbc077" officeooo:paragraph-rsid="0044c414" style:font-size-asian="11pt" style:font-size-complex="11pt"/>
    </style:style>
    <style:style style:name="P381" style:family="paragraph" style:parent-style-name="Standard">
      <style:text-properties officeooo:paragraph-rsid="0030b6f7"/>
    </style:style>
    <style:style style:name="P382" style:family="paragraph" style:parent-style-name="Standard">
      <style:text-properties officeooo:paragraph-rsid="00349b47"/>
    </style:style>
    <style:style style:name="P383" style:family="paragraph" style:parent-style-name="Standard">
      <style:text-properties officeooo:paragraph-rsid="00212270"/>
    </style:style>
    <style:style style:name="P384" style:family="paragraph" style:parent-style-name="Standard">
      <style:text-properties officeooo:paragraph-rsid="0021e813"/>
    </style:style>
    <style:style style:name="P385" style:family="paragraph" style:parent-style-name="Standard">
      <style:text-properties officeooo:paragraph-rsid="0022ded3"/>
    </style:style>
    <style:style style:name="P386" style:family="paragraph" style:parent-style-name="Standard">
      <style:text-properties officeooo:paragraph-rsid="00243774"/>
    </style:style>
    <style:style style:name="P387" style:family="paragraph" style:parent-style-name="Standard">
      <style:text-properties officeooo:rsid="00259b78" officeooo:paragraph-rsid="00259b78"/>
    </style:style>
    <style:style style:name="P388" style:family="paragraph" style:parent-style-name="Standard">
      <style:paragraph-properties fo:break-before="page"/>
      <style:text-properties officeooo:rsid="00259b78" officeooo:paragraph-rsid="00259b78"/>
    </style:style>
    <style:style style:name="P389" style:family="paragraph" style:parent-style-name="Standard">
      <style:text-properties officeooo:rsid="0025b318" officeooo:paragraph-rsid="0025b318"/>
    </style:style>
    <style:style style:name="P390" style:family="paragraph" style:parent-style-name="Standard">
      <style:text-properties officeooo:rsid="00264021" officeooo:paragraph-rsid="00264021"/>
    </style:style>
    <style:style style:name="P391" style:family="paragraph" style:parent-style-name="Standard">
      <style:text-properties officeooo:paragraph-rsid="001101d5"/>
    </style:style>
    <style:style style:name="P392"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3"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6" style:family="paragraph" style:parent-style-name="Standard">
      <style:text-properties officeooo:paragraph-rsid="0040f88b"/>
    </style:style>
    <style:style style:name="P397" style:family="paragraph" style:parent-style-name="Standard">
      <style:text-properties officeooo:rsid="0044c414" officeooo:paragraph-rsid="0040f88b"/>
    </style:style>
    <style:style style:name="P398" style:family="paragraph" style:parent-style-name="Standard">
      <style:text-properties officeooo:rsid="0044c414" officeooo:paragraph-rsid="0044c414"/>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2"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0" style:family="paragraph" style:parent-style-name="Standard">
      <style:text-properties officeooo:paragraph-rsid="0038c750"/>
    </style:style>
    <style:style style:name="P42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2" style:family="paragraph" style:parent-style-name="Standard">
      <style:paragraph-properties fo:text-align="start" style:justify-single-word="false">
        <style:tab-stops/>
      </style:paragraph-properties>
      <style:text-properties fo:font-weight="bold" style:font-weight-asian="bold"/>
    </style:style>
    <style:style style:name="P423" style:family="paragraph" style:parent-style-name="Standard">
      <style:text-properties officeooo:rsid="004a21ea" officeooo:paragraph-rsid="004a21ea"/>
    </style:style>
    <style:style style:name="P424" style:family="paragraph" style:parent-style-name="Standard">
      <style:text-properties officeooo:paragraph-rsid="004e9ee2"/>
    </style:style>
    <style:style style:name="P425" style:family="paragraph" style:parent-style-name="Standard">
      <style:text-properties officeooo:paragraph-rsid="004ee6c2"/>
    </style:style>
    <style:style style:name="P426" style:family="paragraph" style:parent-style-name="Standard">
      <style:text-properties officeooo:rsid="005076c3" officeooo:paragraph-rsid="005076c3"/>
    </style:style>
    <style:style style:name="P427" style:family="paragraph" style:parent-style-name="Standard">
      <style:text-properties officeooo:paragraph-rsid="005076c3"/>
    </style:style>
    <style:style style:name="P428" style:family="paragraph" style:parent-style-name="Standard">
      <style:text-properties officeooo:paragraph-rsid="00520474"/>
    </style:style>
    <style:style style:name="P429" style:family="paragraph" style:parent-style-name="Standard">
      <style:text-properties officeooo:paragraph-rsid="0052556d"/>
    </style:style>
    <style:style style:name="P430" style:family="paragraph" style:parent-style-name="Text_20_body">
      <style:text-properties officeooo:rsid="0055bc33" officeooo:paragraph-rsid="0055bc33"/>
    </style:style>
    <style:style style:name="P431" style:family="paragraph" style:parent-style-name="Standard">
      <style:text-properties officeooo:paragraph-rsid="0055bc33"/>
    </style:style>
    <style:style style:name="P432" style:family="paragraph" style:parent-style-name="Standard">
      <style:text-properties officeooo:paragraph-rsid="00560a15"/>
    </style:style>
    <style:style style:name="P433" style:family="paragraph" style:parent-style-name="Standard">
      <style:text-properties officeooo:paragraph-rsid="0013349a"/>
    </style:style>
    <style:style style:name="P434" style:family="paragraph" style:parent-style-name="Standard">
      <style:text-properties officeooo:paragraph-rsid="0011bd51"/>
    </style:style>
    <style:style style:name="P435" style:family="paragraph" style:parent-style-name="Text_20_body">
      <style:text-properties officeooo:rsid="006784a4" officeooo:paragraph-rsid="006784a4"/>
    </style:style>
    <style:style style:name="P436" style:family="paragraph" style:parent-style-name="Standard">
      <style:text-properties officeooo:rsid="006e8f07" officeooo:paragraph-rsid="00705a3d"/>
    </style:style>
    <style:style style:name="P437" style:family="paragraph" style:parent-style-name="Text_20_body">
      <style:text-properties officeooo:rsid="00705a3d" officeooo:paragraph-rsid="00705a3d"/>
    </style:style>
    <style:style style:name="P438" style:family="paragraph" style:parent-style-name="Text_20_body">
      <style:text-properties officeooo:rsid="0075cb9a" officeooo:paragraph-rsid="00b10008"/>
    </style:style>
    <style:style style:name="P439" style:family="paragraph" style:parent-style-name="Text_20_body">
      <style:text-properties officeooo:rsid="0075cb9a" officeooo:paragraph-rsid="00b39cfd"/>
    </style:style>
    <style:style style:name="P440" style:family="paragraph" style:parent-style-name="Table_20_Contents">
      <style:paragraph-properties fo:text-align="start" style:justify-single-word="false"/>
      <style:text-properties style:text-underline-style="solid" style:text-underline-width="auto" style:text-underline-color="font-color"/>
    </style:style>
    <style:style style:name="P441" style:family="paragraph" style:parent-style-name="Text_20_body">
      <style:text-properties officeooo:rsid="009332c5" officeooo:paragraph-rsid="00977f7f"/>
    </style:style>
    <style:style style:name="P442" style:family="paragraph" style:parent-style-name="Standard">
      <style:text-properties officeooo:paragraph-rsid="00977f7f"/>
    </style:style>
    <style:style style:name="P443" style:family="paragraph" style:parent-style-name="Standard">
      <style:text-properties officeooo:paragraph-rsid="00a592ca"/>
    </style:style>
    <style:style style:name="P444" style:family="paragraph" style:parent-style-name="Text_20_body">
      <style:text-properties officeooo:paragraph-rsid="00a592ca"/>
    </style:style>
    <style:style style:name="P445" style:family="paragraph" style:parent-style-name="Standard">
      <style:text-properties officeooo:paragraph-rsid="0014c88c"/>
    </style:style>
    <style:style style:name="P446" style:family="paragraph" style:parent-style-name="Text_20_body">
      <style:text-properties officeooo:rsid="00bbcebe" officeooo:paragraph-rsid="00bbcebe"/>
    </style:style>
    <style:style style:name="P447" style:family="paragraph" style:parent-style-name="Standard">
      <style:text-properties officeooo:rsid="00c19787" officeooo:paragraph-rsid="00c19787"/>
    </style:style>
    <style:style style:name="P44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9" style:family="paragraph" style:parent-style-name="Preformatted_20_Text">
      <style:paragraph-properties fo:margin-left="0cm" fo:margin-right="0cm" fo:orphans="2" fo:widows="2" fo:text-indent="0cm" style:auto-text-indent="false"/>
    </style:style>
    <style:style style:name="P450" style:family="paragraph" style:parent-style-name="Text_20_body">
      <style:paragraph-properties fo:margin-left="0cm" fo:margin-right="0cm" fo:orphans="2" fo:widows="2" fo:text-indent="0cm" style:auto-text-indent="false"/>
    </style:style>
    <style:style style:name="P451" style:family="paragraph" style:parent-style-name="Preformatted_20_Text">
      <style:paragraph-properties fo:orphans="2" fo:widows="2"/>
    </style:style>
    <style:style style:name="P452" style:family="paragraph" style:parent-style-name="Preformatted_20_Text">
      <style:paragraph-properties fo:margin-top="0cm" fo:margin-bottom="0.499cm" style:contextual-spacing="false" fo:orphans="2" fo:widows="2"/>
    </style:style>
    <style:style style:name="P453" style:family="paragraph" style:parent-style-name="Standard">
      <style:text-properties officeooo:rsid="00c45ced" officeooo:paragraph-rsid="00c45ced"/>
    </style:style>
    <style:style style:name="P45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5" style:family="paragraph" style:parent-style-name="Text_20_body">
      <style:text-properties officeooo:paragraph-rsid="00cd0517"/>
    </style:style>
    <style:style style:name="P456" style:family="paragraph" style:parent-style-name="Standard">
      <style:text-properties officeooo:paragraph-rsid="00d82882"/>
    </style:style>
    <style:style style:name="P457" style:family="paragraph" style:parent-style-name="Standard">
      <style:text-properties officeooo:rsid="00fbc077" officeooo:paragraph-rsid="00fbc077"/>
    </style:style>
    <style:style style:name="P458" style:family="paragraph" style:parent-style-name="Standard">
      <style:text-properties officeooo:rsid="00fbc077" officeooo:paragraph-rsid="0109914a"/>
    </style:style>
    <style:style style:name="P459" style:family="paragraph" style:parent-style-name="Text_20_body">
      <style:text-properties officeooo:rsid="00ff4c98" officeooo:paragraph-rsid="00ff4c98"/>
    </style:style>
    <style:style style:name="P460" style:family="paragraph" style:parent-style-name="Text_20_body">
      <style:text-properties officeooo:rsid="00771eda" officeooo:paragraph-rsid="00b10008"/>
    </style:style>
    <style:style style:name="P461" style:family="paragraph" style:parent-style-name="Text_20_body">
      <style:text-properties officeooo:rsid="00b10008" officeooo:paragraph-rsid="00b10008"/>
    </style:style>
    <style:style style:name="P462" style:family="paragraph" style:parent-style-name="Standard">
      <style:text-properties officeooo:rsid="011b2b69" officeooo:paragraph-rsid="0052556d"/>
    </style:style>
    <style:style style:name="P463" style:family="paragraph" style:parent-style-name="Standard">
      <style:text-properties officeooo:paragraph-rsid="0142d160"/>
    </style:style>
    <style:style style:name="P464" style:family="paragraph" style:parent-style-name="Standard">
      <style:text-properties officeooo:paragraph-rsid="0020ebb5"/>
    </style:style>
    <style:style style:name="P465" style:family="paragraph" style:parent-style-name="Standard">
      <style:text-properties officeooo:paragraph-rsid="0132eb31"/>
    </style:style>
    <style:style style:name="P466" style:family="paragraph" style:parent-style-name="Standard">
      <style:text-properties officeooo:rsid="01620822" officeooo:paragraph-rsid="01620822"/>
    </style:style>
    <style:style style:name="P467" style:family="paragraph" style:parent-style-name="Standard">
      <style:text-properties style:text-underline-style="none" officeooo:rsid="01620822" officeooo:paragraph-rsid="01620822"/>
    </style:style>
    <style:style style:name="P468" style:family="paragraph" style:parent-style-name="Standard">
      <style:text-properties officeooo:rsid="00598fd9" officeooo:paragraph-rsid="00598fd9"/>
    </style:style>
    <style:style style:name="P469" style:family="paragraph" style:parent-style-name="Standard">
      <style:text-properties officeooo:paragraph-rsid="016e04de"/>
    </style:style>
    <style:style style:name="P470" style:family="paragraph" style:parent-style-name="Heading_20_1">
      <style:text-properties officeooo:rsid="00a97067" officeooo:paragraph-rsid="00a97067"/>
    </style:style>
    <style:style style:name="P471" style:family="paragraph" style:parent-style-name="Heading_20_1">
      <style:text-properties officeooo:paragraph-rsid="00a97067"/>
    </style:style>
    <style:style style:name="P472" style:family="paragraph" style:parent-style-name="Heading_20_1">
      <style:text-properties officeooo:paragraph-rsid="0041ed7e"/>
    </style:style>
    <style:style style:name="P473" style:family="paragraph" style:parent-style-name="Heading_20_1">
      <style:text-properties officeooo:paragraph-rsid="00275043"/>
    </style:style>
    <style:style style:name="P474" style:family="paragraph" style:parent-style-name="Heading_20_1">
      <style:text-properties officeooo:paragraph-rsid="00d2f8ee"/>
    </style:style>
    <style:style style:name="P475" style:family="paragraph" style:parent-style-name="Heading_20_1">
      <style:paragraph-properties fo:break-before="page"/>
      <style:text-properties officeooo:paragraph-rsid="005eddc9"/>
    </style:style>
    <style:style style:name="P476" style:family="paragraph" style:parent-style-name="Heading_20_1">
      <style:paragraph-properties fo:break-before="page"/>
      <style:text-properties officeooo:paragraph-rsid="00a592ca"/>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officeooo:paragraph-rsid="0150fa27"/>
    </style:style>
    <style:style style:name="P479" style:family="paragraph" style:parent-style-name="Heading_20_1">
      <style:text-properties officeooo:paragraph-rsid="003fce4a"/>
    </style:style>
    <style:style style:name="P480" style:family="paragraph" style:parent-style-name="Heading_20_1">
      <style:text-properties officeooo:paragraph-rsid="003d579f"/>
    </style:style>
    <style:style style:name="P481" style:family="paragraph" style:parent-style-name="Heading_20_1">
      <style:paragraph-properties fo:break-before="page"/>
      <style:text-properties officeooo:paragraph-rsid="0044241a"/>
    </style:style>
    <style:style style:name="P482" style:family="paragraph" style:parent-style-name="Heading_20_1">
      <style:text-properties officeooo:paragraph-rsid="016e04de"/>
    </style:style>
    <style:style style:name="P483" style:family="paragraph" style:parent-style-name="Heading_20_1">
      <style:text-properties officeooo:paragraph-rsid="012635a0"/>
    </style:style>
    <style:style style:name="P484" style:family="paragraph" style:parent-style-name="Heading_20_1">
      <style:paragraph-properties fo:break-before="page"/>
      <style:text-properties officeooo:paragraph-rsid="0123abe6"/>
    </style:style>
    <style:style style:name="P485" style:family="paragraph" style:parent-style-name="Heading_20_1">
      <style:text-properties officeooo:paragraph-rsid="0055bc33"/>
    </style:style>
    <style:style style:name="P486" style:family="paragraph" style:parent-style-name="Heading_20_1">
      <style:text-properties officeooo:rsid="0132eb31" officeooo:paragraph-rsid="0132eb31"/>
    </style:style>
    <style:style style:name="P487" style:family="paragraph" style:parent-style-name="Heading_20_1">
      <style:text-properties officeooo:paragraph-rsid="0142d160"/>
    </style:style>
    <style:style style:name="P488" style:family="paragraph" style:parent-style-name="Heading_20_1">
      <style:text-properties officeooo:paragraph-rsid="00349b47"/>
    </style:style>
    <style:style style:name="P489" style:family="paragraph" style:parent-style-name="Heading_20_1">
      <style:text-properties officeooo:paragraph-rsid="0038c750"/>
    </style:style>
    <style:style style:name="P490" style:family="paragraph" style:parent-style-name="Heading_20_1">
      <style:text-properties officeooo:paragraph-rsid="003a99c0"/>
    </style:style>
    <style:style style:name="P491" style:family="paragraph" style:parent-style-name="Heading_20_1">
      <style:text-properties officeooo:rsid="00560a15" officeooo:paragraph-rsid="00560a15"/>
    </style:style>
    <style:style style:name="P492" style:family="paragraph" style:parent-style-name="Heading_20_1">
      <style:text-properties officeooo:paragraph-rsid="0030b6f7"/>
    </style:style>
    <style:style style:name="P493" style:family="paragraph" style:parent-style-name="Heading_20_1">
      <style:paragraph-properties fo:break-before="page"/>
      <style:text-properties officeooo:paragraph-rsid="011b2b69"/>
    </style:style>
    <style:style style:name="P494" style:family="paragraph" style:parent-style-name="Heading_20_2">
      <style:text-properties officeooo:paragraph-rsid="011ad1fb"/>
    </style:style>
    <style:style style:name="P495" style:family="paragraph" style:parent-style-name="Heading_20_2">
      <style:text-properties officeooo:paragraph-rsid="00d82882"/>
    </style:style>
    <style:style style:name="P496" style:family="paragraph" style:parent-style-name="Heading_20_2">
      <style:text-properties officeooo:paragraph-rsid="0082c79f"/>
    </style:style>
    <style:style style:name="P497" style:family="paragraph" style:parent-style-name="Heading_20_2">
      <style:paragraph-properties fo:break-before="page"/>
    </style:style>
    <style:style style:name="P49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0" style:family="paragraph" style:parent-style-name="Heading_20_3">
      <style:text-properties officeooo:rsid="007c89be" officeooo:paragraph-rsid="007c89be"/>
    </style:style>
    <style:style style:name="P50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02" style:family="paragraph" style:parent-style-name="Text_20_body">
      <style:text-properties officeooo:rsid="0172ef7d" officeooo:paragraph-rsid="0172ef7d"/>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officeooo:rsid="0053bffb"/>
    </style:style>
    <style:style style:name="T93" style:family="text">
      <style:text-properties officeooo:rsid="00580217"/>
    </style:style>
    <style:style style:name="T94" style:family="text">
      <style:text-properties officeooo:rsid="005eddc9"/>
    </style:style>
    <style:style style:name="T95" style:family="text">
      <style:text-properties officeooo:rsid="00605ab6"/>
    </style:style>
    <style:style style:name="T96" style:family="text">
      <style:text-properties officeooo:rsid="00615a67"/>
    </style:style>
    <style:style style:name="T97" style:family="text">
      <style:text-properties officeooo:rsid="0063026f"/>
    </style:style>
    <style:style style:name="T98" style:family="text">
      <style:text-properties officeooo:rsid="006724fb"/>
    </style:style>
    <style:style style:name="T99" style:family="text">
      <style:text-properties officeooo:rsid="006784a4"/>
    </style:style>
    <style:style style:name="T100" style:family="text">
      <style:text-properties officeooo:rsid="0068d148"/>
    </style:style>
    <style:style style:name="T101" style:family="text">
      <style:text-properties officeooo:rsid="00821fc4"/>
    </style:style>
    <style:style style:name="T102" style:family="text">
      <style:text-properties officeooo:rsid="0082c79f"/>
    </style:style>
    <style:style style:name="T103" style:family="text">
      <style:text-properties officeooo:rsid="0092a24b"/>
    </style:style>
    <style:style style:name="T104" style:family="text">
      <style:text-properties officeooo:rsid="009332c5"/>
    </style:style>
    <style:style style:name="T105" style:family="text">
      <style:text-properties style:font-name="Liberation Sans" fo:font-size="11pt" fo:font-style="normal" style:font-size-asian="11pt" style:font-style-asian="normal" style:font-size-complex="11pt" style:font-style-complex="normal"/>
    </style:style>
    <style:style style:name="T106" style:family="text">
      <style:text-properties style:font-name="Liberation Sans" fo:font-size="11pt" fo:font-style="normal" officeooo:rsid="009332c5" style:font-size-asian="11pt" style:font-style-asian="normal" style:font-size-complex="11pt" style:font-style-complex="normal"/>
    </style:style>
    <style:style style:name="T107" style:family="text">
      <style:text-properties style:font-name="Liberation Sans" fo:font-size="11pt" style:font-size-asian="11pt" style:font-size-complex="11pt"/>
    </style:style>
    <style:style style:name="T108" style:family="text">
      <style:text-properties style:font-name="Liberation Sans" fo:font-size="11pt" officeooo:rsid="00fbc077" style:font-size-asian="11pt" style:font-size-complex="11pt"/>
    </style:style>
    <style:style style:name="T109" style:family="text">
      <style:text-properties officeooo:rsid="009949cd"/>
    </style:style>
    <style:style style:name="T110" style:family="text">
      <style:text-properties officeooo:rsid="0099c3d5"/>
    </style:style>
    <style:style style:name="T111" style:family="text">
      <style:text-properties officeooo:rsid="009a0497"/>
    </style:style>
    <style:style style:name="T112" style:family="text">
      <style:text-properties officeooo:rsid="009c9d01"/>
    </style:style>
    <style:style style:name="T113" style:family="text">
      <style:text-properties officeooo:rsid="00a0f8c7"/>
    </style:style>
    <style:style style:name="T114" style:family="text">
      <style:text-properties officeooo:rsid="00a3a099"/>
    </style:style>
    <style:style style:name="T115" style:family="text">
      <style:text-properties officeooo:rsid="004269e4"/>
    </style:style>
    <style:style style:name="T116" style:family="text">
      <style:text-properties officeooo:rsid="0032eb5b"/>
    </style:style>
    <style:style style:name="T117" style:family="text">
      <style:text-properties officeooo:rsid="00a96c05"/>
    </style:style>
    <style:style style:name="T118" style:family="text">
      <style:text-properties officeooo:rsid="00aed760"/>
    </style:style>
    <style:style style:name="T119" style:family="text">
      <style:text-properties officeooo:rsid="00afcc8b"/>
    </style:style>
    <style:style style:name="T120" style:family="text">
      <style:text-properties officeooo:rsid="00b2f105"/>
    </style:style>
    <style:style style:name="T121" style:family="text">
      <style:text-properties officeooo:rsid="00b351ec"/>
    </style:style>
    <style:style style:name="T122" style:family="text">
      <style:text-properties officeooo:rsid="00b7a85d"/>
    </style:style>
    <style:style style:name="T123" style:family="text">
      <style:text-properties officeooo:rsid="00b97ac1"/>
    </style:style>
    <style:style style:name="T124" style:family="text">
      <style:text-properties officeooo:rsid="00bb8d7d"/>
    </style:style>
    <style:style style:name="T125" style:family="text">
      <style:text-properties officeooo:rsid="00bbd0f8"/>
    </style:style>
    <style:style style:name="T126" style:family="text">
      <style:text-properties officeooo:rsid="00bce25c"/>
    </style:style>
    <style:style style:name="T127" style:family="text">
      <style:text-properties fo:color="#1c1c1c" loext:opacity="100%" officeooo:rsid="00bdcb53"/>
    </style:style>
    <style:style style:name="T128" style:family="text">
      <style:text-properties fo:color="#1c1c1c" loext:opacity="100%" officeooo:rsid="00bdacea"/>
    </style:style>
    <style:style style:name="T129" style:family="text">
      <style:text-properties fo:color="#1c1c1c" loext:opacity="100%" officeooo:rsid="00bb8d7d"/>
    </style:style>
    <style:style style:name="T130" style:family="text">
      <style:text-properties fo:color="#1c1c1c" loext:opacity="100%" officeooo:rsid="00b9c431"/>
    </style:style>
    <style:style style:name="T131" style:family="text">
      <style:text-properties fo:color="#1c1c1c" loext:opacity="100%" officeooo:rsid="00bce25c"/>
    </style:style>
    <style:style style:name="T132" style:family="text">
      <style:text-properties officeooo:rsid="00c45ced"/>
    </style:style>
    <style:style style:name="T133" style:family="text">
      <style:text-properties style:font-name="Liberation Mono" fo:font-size="10pt" fo:font-style="normal" fo:font-weight="normal" style:font-name-asian="NSimSun1" style:font-size-asian="10pt" style:font-name-complex="Liberation Mono" style:font-size-complex="10pt"/>
    </style:style>
    <style:style style:name="T134" style:family="text">
      <style:text-properties officeooo:rsid="00c9a4a1"/>
    </style:style>
    <style:style style:name="T135" style:family="text">
      <style:text-properties officeooo:rsid="00cbcc47"/>
    </style:style>
    <style:style style:name="T136" style:family="text">
      <style:text-properties officeooo:rsid="00d130e6"/>
    </style:style>
    <style:style style:name="T137" style:family="text">
      <style:text-properties officeooo:rsid="00d7d768"/>
    </style:style>
    <style:style style:name="T138" style:family="text">
      <style:text-properties officeooo:rsid="00d9e8b0"/>
    </style:style>
    <style:style style:name="T139" style:family="text">
      <style:text-properties officeooo:rsid="00de8ed1"/>
    </style:style>
    <style:style style:name="T140" style:family="text">
      <style:text-properties officeooo:rsid="00e350a7"/>
    </style:style>
    <style:style style:name="T141" style:family="text">
      <style:text-properties officeooo:rsid="00e60268"/>
    </style:style>
    <style:style style:name="T142" style:family="text">
      <style:text-properties officeooo:rsid="00e65c5f"/>
    </style:style>
    <style:style style:name="T143" style:family="text">
      <style:text-properties officeooo:rsid="00e77a89"/>
    </style:style>
    <style:style style:name="T144" style:family="text">
      <style:text-properties officeooo:rsid="00e92c64"/>
    </style:style>
    <style:style style:name="T145" style:family="text">
      <style:text-properties officeooo:rsid="00ec101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officeooo:rsid="00f1efd7"/>
    </style:style>
    <style:style style:name="T153" style:family="text">
      <style:text-properties officeooo:rsid="00f375da"/>
    </style:style>
    <style:style style:name="T154" style:family="text">
      <style:text-properties officeooo:rsid="00f52b14"/>
    </style:style>
    <style:style style:name="T155" style:family="text">
      <style:text-properties officeooo:rsid="00f6f402"/>
    </style:style>
    <style:style style:name="T156" style:family="text">
      <style:text-properties style:font-name="Arial1" fo:font-size="11pt" style:font-size-asian="11pt" style:font-size-complex="11pt"/>
    </style:style>
    <style:style style:name="T157" style:family="text">
      <style:text-properties style:font-name="Arial1" fo:font-size="11pt" officeooo:rsid="009694ed" style:font-size-asian="11pt" style:font-size-complex="11pt"/>
    </style:style>
    <style:style style:name="T158" style:family="text">
      <style:text-properties style:font-name="Arial1" fo:font-size="11pt" officeooo:rsid="0096c051" style:font-size-asian="11pt" style:font-size-complex="11pt"/>
    </style:style>
    <style:style style:name="T159" style:family="text">
      <style:text-properties style:font-name="Arial1" fo:font-size="11pt" officeooo:rsid="00ff4c98" style:font-size-asian="11pt" style:font-size-complex="11pt"/>
    </style:style>
    <style:style style:name="T160" style:family="text">
      <style:text-properties style:font-name="Arial1" fo:font-size="11pt" officeooo:rsid="0109914a" style:font-size-asian="11pt" style:font-size-complex="11pt"/>
    </style:style>
    <style:style style:name="T161" style:family="text">
      <style:text-properties style:font-name="Arial1" fo:font-size="11pt" style:text-underline-style="solid" style:text-underline-width="auto" style:text-underline-color="font-color" officeooo:rsid="00ff4c98" style:font-size-asian="11pt" style:font-size-complex="11pt"/>
    </style:style>
    <style:style style:name="T162" style:family="text">
      <style:text-properties style:font-name="Arial1" fo:font-size="11pt" style:text-underline-style="solid" style:text-underline-width="auto" style:text-underline-color="font-color" officeooo:rsid="0109914a" style:font-size-asian="11pt" style:font-size-complex="11pt"/>
    </style:style>
    <style:style style:name="T163" style:family="text">
      <style:text-properties officeooo:rsid="010269ff"/>
    </style:style>
    <style:style style:name="T164" style:family="text">
      <style:text-properties officeooo:rsid="0104b553"/>
    </style:style>
    <style:style style:name="T165" style:family="text">
      <style:text-properties officeooo:rsid="01068e6e"/>
    </style:style>
    <style:style style:name="T166" style:family="text">
      <style:text-properties officeooo:rsid="01070182"/>
    </style:style>
    <style:style style:name="T167" style:family="text">
      <style:text-properties officeooo:rsid="010db601"/>
    </style:style>
    <style:style style:name="T168" style:family="text">
      <style:text-properties officeooo:rsid="010f359c"/>
    </style:style>
    <style:style style:name="T169" style:family="text">
      <style:text-properties officeooo:rsid="011074b3"/>
    </style:style>
    <style:style style:name="T170" style:family="text">
      <style:text-properties officeooo:rsid="01134d5e"/>
    </style:style>
    <style:style style:name="T171" style:family="text">
      <style:text-properties officeooo:rsid="0114d365"/>
    </style:style>
    <style:style style:name="T172" style:family="text">
      <style:text-properties officeooo:rsid="011885e1"/>
    </style:style>
    <style:style style:name="T173" style:family="text">
      <style:text-properties officeooo:rsid="011a6b3c"/>
    </style:style>
    <style:style style:name="T174" style:family="text">
      <style:text-properties officeooo:rsid="011ad1fb"/>
    </style:style>
    <style:style style:name="T175" style:family="text">
      <style:text-properties officeooo:rsid="011b2b69"/>
    </style:style>
    <style:style style:name="T176" style:family="text">
      <style:text-properties officeooo:rsid="011e8d55"/>
    </style:style>
    <style:style style:name="T177" style:family="text">
      <style:text-properties officeooo:rsid="012aa58c"/>
    </style:style>
    <style:style style:name="T178" style:family="text">
      <style:text-properties officeooo:rsid="012cd5d7"/>
    </style:style>
    <style:style style:name="T179" style:family="text">
      <style:text-properties officeooo:rsid="012e736c"/>
    </style:style>
    <style:style style:name="T180" style:family="text">
      <style:text-properties officeooo:rsid="0135b379"/>
    </style:style>
    <style:style style:name="T181" style:family="text">
      <style:text-properties officeooo:rsid="0136818e"/>
    </style:style>
    <style:style style:name="T182" style:family="text">
      <style:text-properties officeooo:rsid="01397495"/>
    </style:style>
    <style:style style:name="T183" style:family="text">
      <style:text-properties officeooo:rsid="013b400a"/>
    </style:style>
    <style:style style:name="T184" style:family="text">
      <style:text-properties officeooo:rsid="013ec744"/>
    </style:style>
    <style:style style:name="T185" style:family="text">
      <style:text-properties officeooo:rsid="013ef1a7"/>
    </style:style>
    <style:style style:name="T186" style:family="text">
      <style:text-properties officeooo:rsid="0140007f"/>
    </style:style>
    <style:style style:name="T187" style:family="text">
      <style:text-properties officeooo:rsid="0140ad50"/>
    </style:style>
    <style:style style:name="T188" style:family="text">
      <style:text-properties officeooo:rsid="0141ef6b"/>
    </style:style>
    <style:style style:name="T189" style:family="text">
      <style:text-properties officeooo:rsid="0142d160"/>
    </style:style>
    <style:style style:name="T190" style:family="text">
      <style:text-properties style:text-underline-style="solid" style:text-underline-width="auto" style:text-underline-color="font-color"/>
    </style:style>
    <style:style style:name="T191" style:family="text">
      <style:text-properties officeooo:rsid="0146195b"/>
    </style:style>
    <style:style style:name="T192" style:family="text">
      <style:text-properties officeooo:rsid="0148070b"/>
    </style:style>
    <style:style style:name="T193" style:family="text">
      <style:text-properties officeooo:rsid="0148aa5b"/>
    </style:style>
    <style:style style:name="T194" style:family="text">
      <style:text-properties style:text-position="super 58%"/>
    </style:style>
    <style:style style:name="T195" style:family="text">
      <style:text-properties officeooo:rsid="014a0176"/>
    </style:style>
    <style:style style:name="T196" style:family="text">
      <style:text-properties officeooo:rsid="014c5cce"/>
    </style:style>
    <style:style style:name="T197" style:family="text">
      <style:text-properties officeooo:rsid="0152fb73"/>
    </style:style>
    <style:style style:name="T198" style:family="text">
      <style:text-properties officeooo:rsid="0153bcfb"/>
    </style:style>
    <style:style style:name="T199" style:family="text">
      <style:text-properties officeooo:rsid="01620822"/>
    </style:style>
    <style:style style:name="T200" style:family="text">
      <style:text-properties officeooo:rsid="01674e70"/>
    </style:style>
    <style:style style:name="T201" style:family="text">
      <style:text-properties officeooo:rsid="016a89f6"/>
    </style:style>
    <style:style style:name="T202" style:family="text">
      <style:text-properties officeooo:rsid="016c43bc"/>
    </style:style>
    <style:style style:name="T203" style:family="text">
      <style:text-properties officeooo:rsid="017183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pan text:style-name="T2">Word </text:span>Glossary <text:span text:style-name="T2">for</text:span> ESP32forth v7.0.7.<text:span text:style-name="T145">3</text:span></text:p>
      <table:table table:name="Table66" table:style-name="Table66">
        <table:table-column table:style-name="Table66.A"/>
        <table:table-column table:style-name="Table66.B"/>
        <table:table-row table:style-name="TableLine2601574682928">
          <table:table-cell table:style-name="Table66.A1" office:value-type="string">
            <text:p text:style-name="P42"/>
            <text:p text:style-name="P7"><text:span text:style-name="T88">ESP32forth</text:span> is a <text:span text:style-name="T148">powerful </text:span>forth tool set <text:span text:style-name="T89">created</text:span> by <text:span text:style-name="T60">Bradley D Nelson</text:span> and the late <text:span text:style-name="T60">Dr. H</text:span><text:span text:style-name="T61">anson</text:span><text:span text:style-name="T60"> Ting </text:span><text:span text:style-name="T150">for the low cost ESP32 module</text:span>. This <text:span text:style-name="T117">document </text:span>is a<text:span text:style-name="T138"> </text:span><text:span text:style-name="T149">word glossary </text:span><text:span text:style-name="T166">for reference</text:span><text:span text:style-name="T152"> </text:span><text:span text:style-name="T149">whilst programming</text:span>. There are also some useful links to reference material at the back.</text:p>
            <text:p text:style-name="P8">The headings and words <text:span text:style-name="T87">in the following tables </text:span>are in alphabetic order to speed up searches. <text:span text:style-name="T148">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7"/>
            <text:p text:style-name="P37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601574693808">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2601574694352">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601574692720">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601574693264">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601574695168">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601574695984">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601574696528">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601574703600">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601574704960">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601574702240">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2601574704688">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601574704144">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601574704416">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601574700336">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60157470686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601574691632">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601574701968">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601574701424">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60157470305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601574706320">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601574702512">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601574698704">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601574703328">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601574706048">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601574706592">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601574700064">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60157470060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601574699248">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601574700880">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601574701152">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601574703872">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601574705504">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601574577936">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2601574582560">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601574585008">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60157458664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2601574577664">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601574593984">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601574584192">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601574580384">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601574581472">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601574593168">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0"><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601574583376">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601574589632">
          <table:table-cell table:style-name="Table3.A2" office:value-type="string">
            <text:p text:style-name="P360">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601574580656">
          <table:table-cell table:style-name="Table3.A2" office:value-type="string">
            <text:p text:style-name="P360">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601574584464">
          <table:table-cell table:style-name="Table3.A2" office:value-type="string">
            <text:p text:style-name="P360">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601574579840">
          <table:table-cell table:style-name="Table3.A2" office:value-type="string">
            <text:p text:style-name="P360">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601574581744">
          <table:table-cell table:style-name="Table3.A2" office:value-type="string">
            <text:p text:style-name="P360">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601574588000">
          <table:table-cell table:style-name="Table3.A2" office:value-type="string">
            <text:p text:style-name="P360">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6">[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2601574578208">
          <table:table-cell table:style-name="Table72.A1" office:value-type="string">
            <text:p text:style-name="P324">CASE code</text:p>
            <text:p text:style-name="P328"/>
          </table:table-cell>
          <table:table-cell table:style-name="Table72.A1" office:value-type="string">
            <text:p text:style-name="P317"/>
          </table:table-cell>
          <table:table-cell table:style-name="Table72.A1" office:value-type="string">
            <text:p text:style-name="P350">The CASE structure is missing in ESP32forth, but is easily added if required</text:p>
          </table:table-cell>
        </table:table-row>
        <table:table-row table:style-name="TableLine2601574589904">
          <table:table-cell table:style-name="Table72.A1" table:number-columns-spanned="3" office:value-type="string">
            <text:p text:style-name="P347">internals </text:p>
            <text:p text:style-name="P347">: case 0 ; immediate </text:p>
            <text:p text:style-name="P347"><text:soft-page-break/>: of ['] over , ['] = , ['] 0branch , here 0 , ['] drop , ; immediate </text:p>
            <text:p text:style-name="P347">: endof ['] branch , here 0 , swap here swap ! ; immediate </text:p>
            <text:p text:style-name="P347">: endcase ['] drop , begin ?dup while here swap ! repeat ; immediate</text:p>
            <text:p text:style-name="P347"/>
            <text:p text:style-name="P350">example:</text:p>
            <text:p text:style-name="P347">: test<text:tab/><text:tab/>( <text:s/>n – )</text:p>
            <text:p text:style-name="P347"><text:tab/>case</text:p>
            <text:p text:style-name="P347"><text:tab/><text:tab/>0 of ." zero" endof</text:p>
            <text:p text:style-name="P347"><text:tab/><text:tab/>1 of ." one" endof</text:p>
            <text:p text:style-name="P347"><text:tab/><text:tab/>2 of ." t<text:span text:style-name="T114">wo</text:span>" endof</text:p>
            <text:p text:style-name="P347"><text:tab/><text:tab/>." many"<text:tab/><text:tab/><text:tab/>\ this code runs if none of the cases are met</text:p>
            <text:p text:style-name="P347"><text:tab/>endcase ;</text:p>
            <text:p text:style-name="P347"/>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601574587728">
          <table:table-cell table:style-name="Table63.A1" office:value-type="string">
            <text:p text:style-name="P322">[IF] [THEN] example</text:p>
            <text:p text:style-name="P32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3"><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601574578752">
          <table:table-cell table:style-name="Table63.A1" table:number-columns-spanned="3" office:value-type="string">
            <text:p text:style-name="P336">\ Place this at the top of a forth source file</text:p>
            <text:p text:style-name="P344"/>
            <text:p text:style-name="P344">DEFINED? *codename* [IF] forget *codename* [THEN] </text:p>
            <text:p text:style-name="P344">: *codename* ;</text:p>
            <text:p text:style-name="P344"/>
            <text:p text:style-name="P344">\ the string *codename* can be anything unique to suit the code file being loaded</text:p>
            <text:p text:style-name="P344">\ if that word is already defined, then the compiled words are forgotten from the</text:p>
            <text:p text:style-name="P344">\ dictionary before being recompiled</text:p>
          </table:table-cell>
          <table:covered-table-cell/>
          <table:covered-table-cell/>
        </table:table-row>
      </table:table>
      <text:p text:style-name="Standard"/>
      <text:h text:style-name="P472" text:outline-level="1">Camera</text:h>
      <table:table table:name="Table45" table:style-name="Table45">
        <table:table-column table:style-name="Table45.A"/>
        <table:table-column table:style-name="Table45.B" table:number-columns-repeated="2"/>
        <table:table-column table:style-name="Table45.D"/>
        <table:table-row table:style-name="TableLine2601574590448">
          <table:table-cell table:style-name="Table45.A1" office:value-type="string">
            <text:p text:style-name="P403">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601574579568">
          <table:table-cell table:style-name="Table45.A2" office:value-type="string">
            <text:p text:style-name="P400">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586096">
          <table:table-cell table:style-name="Table45.A2" office:value-type="string">
            <text:p text:style-name="P400">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590720">
          <table:table-cell table:style-name="Table45.A2" office:value-type="string">
            <text:p text:style-name="P400">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591264">
          <table:table-cell table:style-name="Table45.A2" office:value-type="string">
            <text:p text:style-name="P400">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591536">
          <table:table-cell table:style-name="Table45.A2" office:value-type="string">
            <text:p text:style-name="P400">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592624">
          <table:table-cell table:style-name="Table45.A2" office:value-type="string">
            <text:p text:style-name="P400">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574630704">
          <table:table-cell table:style-name="Table45.A2" office:value-type="string">
            <text:p text:style-name="P400">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2912">
          <table:table-cell table:style-name="Table45.A2" office:value-type="string">
            <text:p text:style-name="P400">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7264">
          <table:table-cell table:style-name="Table45.A2" office:value-type="string">
            <text:p text:style-name="P400">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8288">
          <table:table-cell table:style-name="Table45.A2" office:value-type="string">
            <text:p text:style-name="P400">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6720">
          <table:table-cell table:style-name="Table45.A2" office:value-type="string">
            <text:p text:style-name="P400">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601750368624">
          <table:table-cell table:style-name="Table45.A2" office:value-type="string">
            <text:p text:style-name="P400">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5568">
          <table:table-cell table:style-name="Table45.A2" office:value-type="string">
            <text:p text:style-name="P400">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1008">
          <table:table-cell table:style-name="Table45.A2" office:value-type="string">
            <text:p text:style-name="P400">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6448">
          <table:table-cell table:style-name="Table45.A2" office:value-type="string">
            <text:p text:style-name="P400">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7536">
          <table:table-cell table:style-name="Table45.A2" office:value-type="string">
            <text:p text:style-name="P400">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8016">
          <table:table-cell table:style-name="Table45.A2" office:value-type="string">
            <text:p text:style-name="P400">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8560">
          <table:table-cell table:style-name="Table45.A2" office:value-type="string">
            <text:p text:style-name="P400">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1280">
          <table:table-cell table:style-name="Table45.A2" office:value-type="string">
            <text:p text:style-name="P400">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6176">
          <table:table-cell table:style-name="Table45.A2" office:value-type="string">
            <text:p text:style-name="P400">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0736">
          <table:table-cell table:style-name="Table45.A2" office:value-type="string">
            <text:p text:style-name="P400">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1552">
          <table:table-cell table:style-name="Table45.A2" office:value-type="string">
            <text:p text:style-name="P400">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3456">
          <table:table-cell table:style-name="Table45.A2" office:value-type="string">
            <text:p text:style-name="P400">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3184">
          <table:table-cell table:style-name="Table45.A2" office:value-type="string">
            <text:p text:style-name="P400">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1824">
          <table:table-cell table:style-name="Table45.A2" office:value-type="string">
            <text:p text:style-name="P400">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4816">
          <table:table-cell table:style-name="Table45.A2" office:value-type="string">
            <text:p text:style-name="P400">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3728">
          <table:table-cell table:style-name="Table45.A2" office:value-type="string">
            <text:p text:style-name="P400">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4480">
          <table:table-cell table:style-name="Table45.A2" office:value-type="string">
            <text:p text:style-name="P400">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3936">
          <table:table-cell table:style-name="Table45.A2" office:value-type="string">
            <text:p text:style-name="P400">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2576">
          <table:table-cell table:style-name="Table45.A2" office:value-type="string">
            <text:p text:style-name="P400">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8832">
          <table:table-cell table:style-name="Table45.A2" office:value-type="string">
            <text:p text:style-name="P400">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6992">
          <table:table-cell table:style-name="Table45.A2" office:value-type="string">
            <text:p text:style-name="P400">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5632">
          <table:table-cell table:style-name="Table45.A2" office:value-type="string">
            <text:p text:style-name="P400">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9104">
          <table:table-cell table:style-name="Table45.A2" office:value-type="string">
            <text:p text:style-name="P400">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2096">
          <table:table-cell table:style-name="Table45.A2" office:value-type="string">
            <text:p text:style-name="P400">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55840">
          <table:table-cell table:style-name="Table45.A2" office:value-type="string">
            <text:p text:style-name="P400">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5088">
          <table:table-cell table:style-name="Table45.A2" office:value-type="string">
            <text:p text:style-name="P400">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7808">
          <table:table-cell table:style-name="Table45.A2" office:value-type="string">
            <text:p text:style-name="P400">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2368">
          <table:table-cell table:style-name="Table45.A2" office:value-type="string">
            <text:p text:style-name="P400">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8080">
          <table:table-cell table:style-name="Table45.A2" office:value-type="string">
            <text:p text:style-name="P400">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2640">
          <table:table-cell table:style-name="Table45.A2" office:value-type="string">
            <text:p text:style-name="P400">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601750365360">
          <table:table-cell table:style-name="Table45.A2" office:value-type="string">
            <text:p text:style-name="P400">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601750368352">
          <table:table-cell table:style-name="Table45.A2" office:value-type="string">
            <text:p text:style-name="P400">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601750368896">
          <table:table-cell table:style-name="Table45.A2" office:value-type="string">
            <text:p text:style-name="P400">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601750356112">
          <table:table-cell table:style-name="Table45.A2" office:value-type="string">
            <text:p text:style-name="P400">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601750364000">
          <table:table-cell table:style-name="Table45.A2" office:value-type="string">
            <text:p text:style-name="P400">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2601750365904">
          <table:table-cell table:style-name="Table45.A2" office:value-type="string">
            <text:p text:style-name="P400">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64272">
          <table:table-cell table:style-name="Table45.A2" office:value-type="string">
            <text:p text:style-name="P400">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6384">
          <table:table-cell table:style-name="Table45.A2" office:value-type="string">
            <text:p text:style-name="P400">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3392">
          <table:table-cell table:style-name="Table45.A2" office:value-type="string">
            <text:p text:style-name="P400">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6656">
          <table:table-cell table:style-name="Table45.A2" office:value-type="string">
            <text:p text:style-name="P400">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69168">
          <table:table-cell table:style-name="Table45.A2" office:value-type="string">
            <text:p text:style-name="P400">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2032">
          <table:table-cell table:style-name="Table45.A2" office:value-type="string">
            <text:p text:style-name="P400">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9376">
          <table:table-cell table:style-name="Table45.A2" office:value-type="string">
            <text:p text:style-name="P400">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9648">
          <table:table-cell table:style-name="Table45.A2" office:value-type="string">
            <text:p text:style-name="P400">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6928">
          <table:table-cell table:style-name="Table45.A2" office:value-type="string">
            <text:p text:style-name="P400">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4752">
          <table:table-cell table:style-name="Table45.A2" office:value-type="string">
            <text:p text:style-name="P400">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9920">
          <table:table-cell table:style-name="Table45.A2" office:value-type="string">
            <text:p text:style-name="P400">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3664">
          <table:table-cell table:style-name="Table45.A2" office:value-type="string">
            <text:p text:style-name="P400">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60192">
          <table:table-cell table:style-name="Table45.A2" office:value-type="string">
            <text:p text:style-name="P400">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7200">
          <table:table-cell table:style-name="Table45.A2" office:value-type="string">
            <text:p text:style-name="P400">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2304">
          <table:table-cell table:style-name="Table45.A2" office:value-type="string">
            <text:p text:style-name="P400">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4208">
          <table:table-cell table:style-name="Table45.A2" office:value-type="string">
            <text:p text:style-name="P400">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2848">
          <table:table-cell table:style-name="Table45.A2" office:value-type="string">
            <text:p text:style-name="P400">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64544">
          <table:table-cell table:style-name="Table45.A2" office:value-type="string">
            <text:p text:style-name="P400">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3120">
          <table:table-cell table:style-name="Table45.A2" office:value-type="string">
            <text:p text:style-name="P400">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601750355024">
          <table:table-cell table:style-name="Table45.A2" office:value-type="string">
            <text:p text:style-name="P400">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3" text:outline-level="1">Character I/O</text:h>
      <table:table table:name="Table4" table:style-name="Table4">
        <table:table-column table:style-name="Table4.A"/>
        <table:table-column table:style-name="Table4.B"/>
        <table:table-column table:style-name="Table4.C"/>
        <table:table-column table:style-name="Table4.D"/>
        <table:table-row table:style-name="TableLine2601750360464">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601750371072">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6"><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601750382224">
          <table:table-cell table:style-name="Table4.A2" office:value-type="string">
            <text:p text:style-name="P360">."</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601750372432">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6">buffer</text:span> b. u2 returned is the actual count of characters received. <text:span text:style-name="T97">Terminates when cr ente</text:span><text:span text:style-name="T98">r</text:span><text:span text:style-name="T97">ed or u1 chars received. Supports delete for input correction</text:span></text:p>
          </table:table-cell>
          <table:table-cell table:style-name="Table4.D2" office:value-type="string">
            <text:p text:style-name="P116">forth</text:p>
          </table:table-cell>
        </table:table-row>
        <table:table-row table:style-name="TableLine2601750385216">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2601750378144">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601750384672">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601750378688">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601750383040">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601750373248">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601750380320">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601750386576">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601750382768">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601750384944">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601750385760">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601750380864">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601750377328">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601750380592">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601750375424">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60175038249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601750357744">
          <table:table-cell table:style-name="Table5.A1" office:value-type="string">
            <text:p text:style-name="P360">(</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601750381136">
          <table:table-cell table:style-name="Table5.A2" office:value-type="string">
            <text:p text:style-name="P360">\</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60175036971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601750373792">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ext:soft-page-break/>
        <table:table-row table:style-name="TableLine2601750370528">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601750376784">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60175037460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60175037080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601750371344">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601750371616">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601750379504">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4" text:outline-level="1">Debug</text:h>
      <table:table table:name="Table7" table:style-name="Table7">
        <table:table-column table:style-name="Table7.A"/>
        <table:table-column table:style-name="Table7.B"/>
        <table:table-column table:style-name="Table7.C"/>
        <table:table-column table:style-name="Table7.D"/>
        <table:table-row table:style-name="TableLine2601750374880">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601750376240">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601750390928">
          <table:table-cell table:style-name="Table7.A2" office:value-type="string">
            <text:p text:style-name="P356"><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60175040289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601750389296">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1"/>
      <table:table table:name="Table47" table:style-name="Table47">
        <table:table-column table:style-name="Table47.A"/>
        <table:table-column table:style-name="Table47.B"/>
        <table:table-row table:style-name="TableLine260175037705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1"/>
            <text:p text:style-name="P321"/>
            <text:p text:style-name="P321">: demo <text:s text:c="3"/>1 2 3 + <text:s/>. <text:s/>cr cr ;</text:p>
            <text:p text:style-name="P32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601750389568">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601750396368">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3">if a normal high level word</text:span></text:p>
            <text:p text:style-name="P193">8 if a normal assembly language word</text:p>
          </table:table-cell>
          <table:table-cell table:style-name="Table8.D2" office:value-type="string">
            <text:p text:style-name="P116">forth</text:p>
          </table:table-cell>
        </table:table-row>
        <table:table-row table:style-name="TableLine2601750387120">
          <table:table-cell table:style-name="Table8.A2" office:value-type="string">
            <text:p text:style-name="P56">&gt;<text:span text:style-name="T176">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601750391744">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601750395008">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ext:soft-page-break/>
        <table:table-row table:style-name="TableLine2601750389840">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601750392560">
          <table:table-cell table:style-name="Table8.A2" office:value-type="string">
            <text:p text:style-name="P56">&gt;<text:span text:style-name="T176">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601750401264">
          <table:table-cell table:style-name="Table8.A2" office:value-type="string">
            <text:p text:style-name="P56">&gt;<text:span text:style-name="T176">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601750403712">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601750392832">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601750392288">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601750388480">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601750400720">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601750393104">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601750395280">
          <table:table-cell table:style-name="Table9.A2" office:value-type="string">
            <text:p text:style-name="P56">catch</text:p>
          </table:table-cell>
          <table:table-cell table:style-name="Table9.A2" office:value-type="string">
            <text:p text:style-name="P116">( <text:span text:style-name="T134">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4">0=normal</text:span></text:p>
          </table:table-cell>
          <table:table-cell table:style-name="Table9.D2" office:value-type="string">
            <text:p text:style-name="P116">forth</text:p>
          </table:table-cell>
        </table:table-row>
        <table:table-row table:style-name="TableLine2601750396912">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601750402080">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5">For any non-zero err#, </text:span>throws the system back to <text:span text:style-name="T134">CATCH</text:span> so that the error condition can be processed. <text:span text:style-name="T134">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3"/>
      <text:p text:style-name="P453">See <text:a xlink:type="simple" xlink:href="#52.Appendix 3 Catch and Throw|outline" text:style-name="Internet_20_link" text:visited-style-name="Visited_20_Internet_20_Link">Appendix 3</text:a> for an explanation of catch and throw.</text:p>
      <text:h text:style-name="P475" text:outline-level="1">Files</text:h>
      <text:p text:style-name="P502">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60175039446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601750399632">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601750400448">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601750414864">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601750406976">
          <table:table-cell table:style-name="Table10.A2" office:value-type="string">
            <text:p text:style-name="P56">dump-file</text:p>
          </table:table-cell>
          <table:table-cell table:style-name="Table10.A2" office:value-type="string">
            <text:p text:style-name="P116">( a<text:span text:style-name="T109">1</text:span> n<text:span text:style-name="T109">1</text:span> a<text:span text:style-name="T109">2</text:span> n<text:span text:style-name="T109">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601750410240">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601750420032">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601750417856">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60175041595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60175041976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601750408880">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601750420304">
          <table:table-cell table:style-name="Table10.A2" office:value-type="string">
            <text:p text:style-name="P56">OPEN-FILE</text:p>
          </table:table-cell>
          <table:table-cell table:style-name="Table10.A2" office:value-type="string">
            <text:p text:style-name="P116">( a n <text:span text:style-name="T200">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601750415136">
          <table:table-cell table:style-name="Table10.A2" office:value-type="string">
            <text:p text:style-name="P56">R/O</text:p>
          </table:table-cell>
          <table:table-cell table:style-name="Table10.A2" office:value-type="string">
            <text:p text:style-name="P116">( -- <text:span text:style-name="T200">fam</text:span> )</text:p>
          </table:table-cell>
          <table:table-cell table:style-name="Table10.A2" office:value-type="string">
            <text:p text:style-name="P116">read only mode - used with OPEN-FILE, <text:span text:style-name="T200">CREATE-FILE</text:span></text:p>
          </table:table-cell>
          <table:table-cell table:style-name="Table10.D2" office:value-type="string">
            <text:p text:style-name="P116">forth</text:p>
          </table:table-cell>
        </table:table-row>
        <table:table-row table:style-name="TableLine2601750408336">
          <table:table-cell table:style-name="Table10.A2" office:value-type="string">
            <text:p text:style-name="P56">R/W</text:p>
          </table:table-cell>
          <table:table-cell table:style-name="Table10.A2" office:value-type="string">
            <text:p text:style-name="P116">( -- <text:span text:style-name="T200">fam</text:span>)</text:p>
          </table:table-cell>
          <table:table-cell table:style-name="Table10.A2" office:value-type="string">
            <text:p text:style-name="P156">read write mode - used with OPEN-FILE, <text:span text:style-name="T200">CREATE-FILE</text:span></text:p>
          </table:table-cell>
          <table:table-cell table:style-name="Table10.D2" office:value-type="string">
            <text:p text:style-name="P116">forth</text:p>
          </table:table-cell>
        </table:table-row>
        <table:table-row table:style-name="TableLine2601750409152">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601750418400">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601750408608">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601750404800">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60175041404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60175042057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601750405344">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601750416224">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601750416768">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601750410512">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601750409696">
          <table:table-cell table:style-name="Table10.A2" office:value-type="string">
            <text:p text:style-name="P356"><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6">Save a snapshot to the default file arranging for "name" to be run on startup</text:p>
          </table:table-cell>
          <table:table-cell table:style-name="Table10.D2" office:value-type="string">
            <text:p text:style-name="P116">forth</text:p>
          </table:table-cell>
        </table:table-row>
        <table:table-row table:style-name="TableLine2601750406160">
          <table:table-cell table:style-name="Table10.A2" office:value-type="string">
            <text:p text:style-name="P56">W/O</text:p>
          </table:table-cell>
          <table:table-cell table:style-name="Table10.A2" office:value-type="string">
            <text:p text:style-name="P116">( -- <text:span text:style-name="T200">fam</text:span> )</text:p>
          </table:table-cell>
          <table:table-cell table:style-name="Table10.A2" office:value-type="string">
            <text:p text:style-name="P156">write only mode - used with OPEN-FILE, <text:span text:style-name="T200">CREATE-FILE</text:span></text:p>
          </table:table-cell>
          <table:table-cell table:style-name="Table10.D2" office:value-type="string">
            <text:p text:style-name="P116">forth</text:p>
          </table:table-cell>
        </table:table-row>
        <table:table-row table:style-name="TableLine2601750413504">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5"/>
      <text:p text:style-name="P443"/>
      <table:table table:name="Table56" table:style-name="Table56">
        <table:table-column table:style-name="Table56.A"/>
        <table:table-column table:style-name="Table56.B"/>
        <table:table-column table:style-name="Table56.C"/>
        <table:table-row table:style-name="TableLine2601750400176">
          <table:table-cell table:style-name="Table56.A1" office:value-type="string">
            <text:p text:style-name="P329">Autoexec.fs example</text:p>
          </table:table-cell>
          <table:table-cell table:style-name="Table56.A1" office:value-type="string">
            <text:p text:style-name="P316">( -- )</text:p>
          </table:table-cell>
          <table:table-cell table:style-name="Table56.A1" office:value-type="string">
            <text:p text:style-name="P339">Demonstrates how to <text:span text:style-name="T113">load source code automatically on switch on and run the program</text:span></text:p>
          </table:table-cell>
        </table:table-row>
        <table:table-row table:style-name="TableLine2601750413776">
          <table:table-cell table:style-name="Table56.A1" table:number-columns-spanned="3" office:value-type="string">
            <text:p text:style-name="P339"><text:span text:style-name="T85">r| z" NETWORK-NAME" z" PASSWORD" webui | <text:s text:c="16"/></text:span>\ create a string to start the web server</text:p>
            <text:p text:style-name="P339">s" /spiffs/autoexec.fs" dump-file <text:s text:c="44"/>\ save it to file autoexec.fs</text:p>
          </table:table-cell>
          <table:covered-table-cell/>
          <table:covered-table-cell/>
        </table:table-row>
      </table:table>
      <text:p text:style-name="P443"/>
      <text:p text:style-name="P443"/>
      <table:table table:name="Table87" table:style-name="Table87">
        <table:table-column table:style-name="Table87.A"/>
        <table:table-column table:style-name="Table87.B"/>
        <table:table-column table:style-name="Table87.C"/>
        <table:table-row table:style-name="TableLine2601750405888">
          <table:table-cell table:style-name="Table87.A1" office:value-type="string">
            <text:p text:style-name="P329"><text:span text:style-name="T115">startup:</text:span><text:span text:style-name="T84"> </text:span><text:span text:style-name="T116">example</text:span></text:p>
          </table:table-cell>
          <table:table-cell table:style-name="Table87.A1" office:value-type="string">
            <text:p text:style-name="P316">( -- )</text:p>
          </table:table-cell>
          <table:table-cell table:style-name="Table87.A1" office:value-type="string">
            <text:p text:style-name="P339">snapshotting the dictionary and restoring it at startup, with a start word <text:span text:style-name="T113">which exits to forth</text:span> <text:span text:style-name="T113">(alternatively it could be a complete application which never exits)</text:span></text:p>
          </table:table-cell>
        </table:table-row>
        <table:table-row table:style-name="TableLine2601750417040">
          <table:table-cell table:style-name="Table87.A1" table:number-columns-spanned="3" office:value-type="string">
            <text:p text:style-name="P339">: welcome ." Hello!" cr 100 0 do i . loop cr ;</text:p>
            <text:p text:style-name="P339">startup: welcome</text:p>
            <text:p text:style-name="P339">bye <text:s text:c="39"/>( Next boot will run a custom startup message )</text:p>
            <text:p text:style-name="P339"/>
            <text:p text:style-name="P339">reset <text:s text:c="37"/>( Reset removes the custom message ) </text:p>
          </table:table-cell>
          <table:covered-table-cell/>
          <table:covered-table-cell/>
        </table:table-row>
      </table:table>
      <text:p text:style-name="Standard"/>
      <text:p text:style-name="Standard"/>
      <text:h text:style-name="P476" text:outline-level="1">Floating Point Maths</text:h>
      <table:table table:name="Table42" table:style-name="Table42">
        <table:table-column table:style-name="Table42.A"/>
        <table:table-row table:style-name="Table42.1">
          <table:table-cell table:style-name="Table42.A1" office:value-type="string">
            <text:p text:style-name="P357">Single precision floating-point support is available as a work in progress. </text:p>
          </table:table-cell>
        </table:table-row>
        <table:table-row table:style-name="Table42.1">
          <table:table-cell table:style-name="Table42.A1" office:value-type="string">
            <text:p text:style-name="P357">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7">Floating point <text:span text:style-name="T192">numbers, denoted r below,</text:span> <text:span text:style-name="T195">are</text:span> kept on a separate <text:span text:style-name="T195">floating point</text:span> stack.</text:p>
          </table:table-cell>
        </table:table-row>
        <table:table-row table:style-name="Table42.1">
          <table:table-cell table:style-name="Table42.A1" office:value-type="string">
            <text:p text:style-name="P422">NOTE: Tasks currently don't support floating point. A <text:span text:style-name="T19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601750410784">
          <table:table-cell table:style-name="Table41.A1" office:value-type="string">
            <text:p text:style-name="P56">1/F</text:p>
          </table:table-cell>
          <table:table-cell table:style-name="Table41.A1" office:value-type="string">
            <text:p text:style-name="P116">( r<text:span text:style-name="T191">1</text:span> -- r<text:span text:style-name="T191">2</text:span> )</text:p>
          </table:table-cell>
          <table:table-cell table:style-name="Table41.A1" office:value-type="string">
            <text:p text:style-name="P364">r2 = 1/r1</text:p>
          </table:table-cell>
          <table:table-cell table:style-name="Table41.D1" office:value-type="string">
            <text:p text:style-name="P295">forth</text:p>
          </table:table-cell>
        </table:table-row>
        <table:table-row table:style-name="TableLine2601750411600">
          <table:table-cell table:style-name="Table41.A2" office:value-type="string">
            <text:p text:style-name="P56">AFLITERAL </text:p>
          </table:table-cell>
          <table:table-cell table:style-name="Table41.A2" office:value-type="string">
            <text:p text:style-name="P275">( r -- )</text:p>
          </table:table-cell>
          <table:table-cell table:style-name="Table41.A2" office:value-type="string">
            <text:p text:style-name="P364">Compile r inline</text:p>
          </table:table-cell>
          <table:table-cell table:style-name="Table41.D2" office:value-type="string">
            <text:p text:style-name="P295">forth</text:p>
          </table:table-cell>
        </table:table-row>
        <table:table-row table:style-name="TableLine2601750412144">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69">Puts a float from the next cell onto float stack</text:p>
          </table:table-cell>
          <table:table-cell table:style-name="Table41.D2" office:value-type="string">
            <text:p text:style-name="P115">forth</text:p>
          </table:table-cell>
        </table:table-row>
        <table:table-row table:style-name="TableLine2601750418944">
          <table:table-cell table:style-name="Table41.A2" office:value-type="string">
            <text:p text:style-name="P56">F- </text:p>
          </table:table-cell>
          <table:table-cell table:style-name="Table41.A2" office:value-type="string">
            <text:p text:style-name="P116">( r<text:span text:style-name="T191">1</text:span> r<text:span text:style-name="T191">2</text:span> -- r<text:span text:style-name="T191">3</text:span> )</text:p>
          </table:table-cell>
          <table:table-cell table:style-name="Table41.A2" office:value-type="string">
            <text:p text:style-name="P373">r3 = r1 - r2</text:p>
          </table:table-cell>
          <table:table-cell table:style-name="Table41.D2" office:value-type="string">
            <text:p text:style-name="P295">forth</text:p>
          </table:table-cell>
        </table:table-row>
        <table:table-row table:style-name="TableLine2601750404256">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4">Display, with a trailing space, the top number on the floating-point stack using fixed-point notation:</text:p>
          </table:table-cell>
          <table:table-cell table:style-name="Table41.D2" office:value-type="string">
            <text:p text:style-name="P295">forth</text:p>
          </table:table-cell>
        </table:table-row>
        <table:table-row table:style-name="TableLine2601750404528">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5">Print float stack</text:p>
          </table:table-cell>
          <table:table-cell table:style-name="Table41.D2" office:value-type="string">
            <text:p text:style-name="P295">forth</text:p>
          </table:table-cell>
        </table:table-row>
        <table:table-row table:style-name="TableLine2601750415680">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601750412416">
          <table:table-cell table:style-name="Table41.A2" office:value-type="string">
            <text:p text:style-name="P90">F**</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to the power r2</text:p>
          </table:table-cell>
          <table:table-cell table:style-name="Table41.D2" office:value-type="string">
            <text:p text:style-name="P295"/>
          </table:table-cell>
        </table:table-row>
        <table:table-row table:style-name="TableLine2601750412688">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601750412960">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601750413232">
          <table:table-cell table:style-name="Table41.A2" office:value-type="string">
            <text:p text:style-name="P56">F&lt; </text:p>
          </table:table-cell>
          <table:table-cell table:style-name="Table41.A2" office:value-type="string">
            <text:p text:style-name="P151">( r<text:span text:style-name="T191">1</text:span> r<text:span text:style-name="T191">2</text:span> -- <text:span text:style-name="T191">flag</text:span> )</text:p>
          </table:table-cell>
          <table:table-cell table:style-name="Table41.A2" office:value-type="string">
            <text:p text:style-name="P364">flag = true if r1 &lt; r2</text:p>
          </table:table-cell>
          <table:table-cell table:style-name="Table41.D2" office:value-type="string">
            <text:p text:style-name="P295">forth</text:p>
          </table:table-cell>
        </table:table-row>
        <table:table-row table:style-name="TableLine2601750431456">
          <table:table-cell table:style-name="Table41.A2" office:value-type="string">
            <text:p text:style-name="P56">F&l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lt;<text:span text:style-name="T192">=</text:span> r2</text:p>
          </table:table-cell>
          <table:table-cell table:style-name="Table41.D2" office:value-type="string">
            <text:p text:style-name="P295">forth</text:p>
          </table:table-cell>
        </table:table-row>
        <table:table-row table:style-name="TableLine2601750421936">
          <table:table-cell table:style-name="Table41.A2" office:value-type="string">
            <text:p text:style-name="P56">F&lt;&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6">flag = true if r1 &lt;&gt; r2</text:p>
          </table:table-cell>
          <table:table-cell table:style-name="Table41.D2" office:value-type="string">
            <text:p text:style-name="P295">forth</text:p>
          </table:table-cell>
        </table:table-row>
        <table:table-row table:style-name="TableLine2601750436080">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text:span text:style-name="T192">==</text:span> r2</text:p>
          </table:table-cell>
          <table:table-cell table:style-name="Table41.D2" office:value-type="string">
            <text:p text:style-name="P295">forth</text:p>
          </table:table-cell>
        </table:table-row>
        <table:table-row table:style-name="TableLine2601750423568">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 r2</text:p>
          </table:table-cell>
          <table:table-cell table:style-name="Table41.D2" office:value-type="string">
            <text:p text:style-name="P295">forth</text:p>
          </table:table-cell>
        </table:table-row>
        <table:table-row table:style-name="TableLine2601750436352">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text:span text:style-name="T192">=</text:span> r2</text:p>
          </table:table-cell>
          <table:table-cell table:style-name="Table41.D2" office:value-type="string">
            <text:p text:style-name="P295">forth</text:p>
          </table:table-cell>
        </table:table-row>
        <table:table-row table:style-name="TableLine2601750437984">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7">n = integer part of r <text:s/>(no rounding)</text:p>
          </table:table-cell>
          <table:table-cell table:style-name="Table41.D2" office:value-type="string">
            <text:p text:style-name="P295">forth</text:p>
          </table:table-cell>
        </table:table-row>
        <table:table-row table:style-name="TableLine260175042628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7">flag=true if r less than 0</text:p>
          </table:table-cell>
          <table:table-cell table:style-name="Table41.D2" office:value-type="string">
            <text:p text:style-name="P295">forth</text:p>
          </table:table-cell>
        </table:table-row>
        <table:table-row table:style-name="TableLine2601750428736">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7">flag-true if r == 0</text:p>
          </table:table-cell>
          <table:table-cell table:style-name="Table41.D2" office:value-type="string">
            <text:p text:style-name="P295">forth</text:p>
          </table:table-cell>
        </table:table-row>
        <table:table-row table:style-name="TableLine2601750436624">
          <table:table-cell table:style-name="Table41.A2" office:value-type="string">
            <text:p text:style-name="P90">FABS</text:p>
          </table:table-cell>
          <table:table-cell table:style-name="Table41.A2" office:value-type="string">
            <text:p text:style-name="P284">( r1 – r2 )</text:p>
          </table:table-cell>
          <table:table-cell table:style-name="Table41.A2" office:value-type="string">
            <text:p text:style-name="P367">r2 = absolute value of r1</text:p>
          </table:table-cell>
          <table:table-cell table:style-name="Table41.D2" office:value-type="string">
            <text:p text:style-name="P296">forth</text:p>
          </table:table-cell>
        </table:table-row>
        <table:table-row table:style-name="TableLine2601750429008">
          <table:table-cell table:style-name="Table41.A2" office:value-type="string">
            <text:p text:style-name="P90">FATAN2</text:p>
          </table:table-cell>
          <table:table-cell table:style-name="Table41.A2" office:value-type="string">
            <text:p text:style-name="P284">( r1 – r2 )</text:p>
          </table:table-cell>
          <table:table-cell table:style-name="Table41.A2" office:value-type="string">
            <text:p text:style-name="P367">r2 = atan (r1 )</text:p>
          </table:table-cell>
          <table:table-cell table:style-name="Table41.D2" office:value-type="string">
            <text:p text:style-name="P296">forth</text:p>
          </table:table-cell>
        </table:table-row>
        <table:table-row table:style-name="TableLine2601750427104">
          <table:table-cell table:style-name="Table41.A2" office:value-type="string">
            <text:p text:style-name="P56">FCONSTANT </text:p>
          </table:table-cell>
          <table:table-cell table:style-name="Table41.A2" office:value-type="string">
            <text:p text:style-name="P275">( r "name" )</text:p>
          </table:table-cell>
          <table:table-cell table:style-name="Table41.A2" office:value-type="string">
            <text:p text:style-name="P367">creates a floating point constant</text:p>
          </table:table-cell>
          <table:table-cell table:style-name="Table41.D2" office:value-type="string">
            <text:p text:style-name="P296">forth</text:p>
          </table:table-cell>
        </table:table-row>
        <table:table-row table:style-name="TableLine2601750423840">
          <table:table-cell table:style-name="Table41.A2" office:value-type="string">
            <text:p text:style-name="P90">FCOS</text:p>
          </table:table-cell>
          <table:table-cell table:style-name="Table41.A2" office:value-type="string">
            <text:p text:style-name="P284">( r1 – r2 )</text:p>
          </table:table-cell>
          <table:table-cell table:style-name="Table41.A2" office:value-type="string">
            <text:p text:style-name="P367">r2 = cos (r1 )</text:p>
          </table:table-cell>
          <table:table-cell table:style-name="Table41.D2" office:value-type="string">
            <text:p text:style-name="P296">forth</text:p>
          </table:table-cell>
        </table:table-row>
        <table:table-row table:style-name="TableLine2601750427376">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7">drop r1 from the floating point stack</text:p>
          </table:table-cell>
          <table:table-cell table:style-name="Table41.D2" office:value-type="string">
            <text:p text:style-name="P295">forth</text:p>
          </table:table-cell>
        </table:table-row>
        <text:soft-page-break/>
        <table:table-row table:style-name="TableLine2601750433360">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7">duplicate the top of floating point stack</text:p>
          </table:table-cell>
          <table:table-cell table:style-name="Table41.D2" office:value-type="string">
            <text:p text:style-name="P295">forth</text:p>
          </table:table-cell>
        </table:table-row>
        <table:table-row table:style-name="TableLine2601750426016">
          <table:table-cell table:style-name="Table41.A2" office:value-type="string">
            <text:p text:style-name="P90">FEXP</text:p>
          </table:table-cell>
          <table:table-cell table:style-name="Table41.A2" office:value-type="string">
            <text:p text:style-name="P284">( r1 – r2 )</text:p>
          </table:table-cell>
          <table:table-cell table:style-name="Table41.A2" office:value-type="string">
            <text:p text:style-name="P367">r2 = exp (r1 )</text:p>
          </table:table-cell>
          <table:table-cell table:style-name="Table41.D2" office:value-type="string">
            <text:p text:style-name="P296">forth</text:p>
          </table:table-cell>
        </table:table-row>
        <table:table-row table:style-name="TableLine2601750438256">
          <table:table-cell table:style-name="Table41.A2" office:value-type="string">
            <text:p text:style-name="P56"><text:span text:style-name="T90">FLITERAL</text:span> </text:p>
          </table:table-cell>
          <table:table-cell table:style-name="Table41.A2" office:value-type="string">
            <text:p text:style-name="P372">( r -- ) </text:p>
          </table:table-cell>
          <table:table-cell table:style-name="Table41.A2" office:value-type="string">
            <text:p text:style-name="P367">Compile r inline</text:p>
          </table:table-cell>
          <table:table-cell table:style-name="Table41.D2" office:value-type="string">
            <text:p text:style-name="P296">forth</text:p>
          </table:table-cell>
        </table:table-row>
        <table:table-row table:style-name="TableLine2601750424112">
          <table:table-cell table:style-name="Table41.A2" office:value-type="string">
            <text:p text:style-name="P90">FLN</text:p>
          </table:table-cell>
          <table:table-cell table:style-name="Table41.A2" office:value-type="string">
            <text:p text:style-name="P284">( r1 – r2 )</text:p>
          </table:table-cell>
          <table:table-cell table:style-name="Table41.A2" office:value-type="string">
            <text:p text:style-name="P367">r2 = ln (r1 )</text:p>
          </table:table-cell>
          <table:table-cell table:style-name="Table41.D2" office:value-type="string">
            <text:p text:style-name="P296">forth</text:p>
          </table:table-cell>
        </table:table-row>
        <table:table-row table:style-name="TableLine2601750436896">
          <table:table-cell table:style-name="Table41.A2" office:value-type="string">
            <text:p text:style-name="P90">FLOOR</text:p>
          </table:table-cell>
          <table:table-cell table:style-name="Table41.A2" office:value-type="string">
            <text:p text:style-name="P284">( r1 – r2 )</text:p>
          </table:table-cell>
          <table:table-cell table:style-name="Table41.A2" office:value-type="string">
            <text:p text:style-name="P367">r2 = floor (r1 )</text:p>
          </table:table-cell>
          <table:table-cell table:style-name="Table41.D2" office:value-type="string">
            <text:p text:style-name="P296">forth</text:p>
          </table:table-cell>
        </table:table-row>
        <table:table-row table:style-name="TableLine2601750433632">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68">R3 = the larger of r1 or r2</text:p>
          </table:table-cell>
          <table:table-cell table:style-name="Table41.D2" office:value-type="string">
            <text:p text:style-name="P296">forth</text:p>
          </table:table-cell>
        </table:table-row>
        <table:table-row table:style-name="TableLine2601750422208">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68">R3 = the smaller of r1 or r2</text:p>
          </table:table-cell>
          <table:table-cell table:style-name="Table41.D2" office:value-type="string">
            <text:p text:style-name="P296">forth</text:p>
          </table:table-cell>
        </table:table-row>
        <table:table-row table:style-name="TableLine2601750425200">
          <table:table-cell table:style-name="Table41.A2" office:value-type="string">
            <text:p text:style-name="P89">FNEGATE</text:p>
          </table:table-cell>
          <table:table-cell table:style-name="Table41.A2" office:value-type="string">
            <text:p text:style-name="P224">( r<text:span text:style-name="T193">1</text:span> – -r<text:span text:style-name="T193">1</text:span> )</text:p>
          </table:table-cell>
          <table:table-cell table:style-name="Table41.A2" office:value-type="string">
            <text:p text:style-name="P368">Negate r1</text:p>
          </table:table-cell>
          <table:table-cell table:style-name="Table41.D2" office:value-type="string">
            <text:p text:style-name="P296">forth</text:p>
          </table:table-cell>
        </table:table-row>
        <table:table-row table:style-name="TableLine2601750432544">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68">Remove the 2<text:span text:style-name="T194">nd</text:span> item on <text:s/>the floating stack</text:p>
          </table:table-cell>
          <table:table-cell table:style-name="Table41.D2" office:value-type="string">
            <text:p text:style-name="P296">forth</text:p>
          </table:table-cell>
        </table:table-row>
        <table:table-row table:style-name="TableLine2601750421664">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68">Copy the 2<text:span text:style-name="T194">nd</text:span> item on the floating stack to the top</text:p>
          </table:table-cell>
          <table:table-cell table:style-name="Table41.D2" office:value-type="string">
            <text:p text:style-name="P296">forth</text:p>
          </table:table-cell>
        </table:table-row>
        <table:table-row table:style-name="TableLine2601750426560">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601750429552">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601750433904">
          <table:table-cell table:style-name="Table41.A2" office:value-type="string">
            <text:p text:style-name="P88">FROT</text:p>
          </table:table-cell>
          <table:table-cell table:style-name="Table41.A2" office:value-type="string">
            <text:p text:style-name="P275"/>
          </table:table-cell>
          <table:table-cell table:style-name="Table41.A2" office:value-type="string">
            <text:p text:style-name="P376"/>
          </table:table-cell>
          <table:table-cell table:style-name="Table41.D2" office:value-type="string">
            <text:p text:style-name="P296">forth</text:p>
          </table:table-cell>
        </table:table-row>
        <table:table-row table:style-name="TableLine2601750430368">
          <table:table-cell table:style-name="Table41.A2" office:value-type="string">
            <text:p text:style-name="P90">FSIN</text:p>
          </table:table-cell>
          <table:table-cell table:style-name="Table41.A2" office:value-type="string">
            <text:p text:style-name="P285">( r1 – r2 )</text:p>
          </table:table-cell>
          <table:table-cell table:style-name="Table41.A2" office:value-type="string">
            <text:p text:style-name="P368">r<text:span text:style-name="T193">2</text:span> = <text:span text:style-name="T193">sin</text:span> (r1 )</text:p>
          </table:table-cell>
          <table:table-cell table:style-name="Table41.D2" office:value-type="string">
            <text:p text:style-name="P296">forth</text:p>
          </table:table-cell>
        </table:table-row>
        <table:table-row table:style-name="TableLine2601750425472">
          <table:table-cell table:style-name="Table41.A2" office:value-type="string">
            <text:p text:style-name="P90">FSINCOS</text:p>
          </table:table-cell>
          <table:table-cell table:style-name="Table41.A2" office:value-type="string">
            <text:p text:style-name="P285">( r1 – r2 <text:s/><text:span text:style-name="T193">r3</text:span>)</text:p>
          </table:table-cell>
          <table:table-cell table:style-name="Table41.A2" office:value-type="string">
            <text:p text:style-name="P368">r<text:span text:style-name="T193">2</text:span> = <text:span text:style-name="T193">sin</text:span> (r1 ), <text:span text:style-name="T193">r3 = cos (r1)</text:span> </text:p>
          </table:table-cell>
          <table:table-cell table:style-name="Table41.D2" office:value-type="string">
            <text:p text:style-name="P296">forth</text:p>
          </table:table-cell>
        </table:table-row>
        <table:table-row table:style-name="TableLine2601750423024">
          <table:table-cell table:style-name="Table41.A2" office:value-type="string">
            <text:p text:style-name="P56">FSQRT</text:p>
          </table:table-cell>
          <table:table-cell table:style-name="Table41.A2" office:value-type="string">
            <text:p text:style-name="P275">( r r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24384">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38528">
          <table:table-cell table:style-name="Table41.A2" office:value-type="string">
            <text:p text:style-name="P56">FVARIABLE </text:p>
          </table:table-cell>
          <table:table-cell table:style-name="Table41.A2" office:value-type="string">
            <text:p text:style-name="P275">( "name" )</text:p>
          </table:table-cell>
          <table:table-cell table:style-name="Table41.A2" office:value-type="string">
            <text:p text:style-name="P377">create a floting point variable</text:p>
          </table:table-cell>
          <table:table-cell table:style-name="Table41.D2" office:value-type="string">
            <text:p text:style-name="P295">forth</text:p>
          </table:table-cell>
        </table:table-row>
        <table:table-row table:style-name="TableLine2601750422480">
          <table:table-cell table:style-name="Table41.A2" office:value-type="string">
            <text:p text:style-name="P56">PI </text:p>
          </table:table-cell>
          <table:table-cell table:style-name="Table41.A2" office:value-type="string">
            <text:p text:style-name="P275">(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24656">
          <table:table-cell table:style-name="Table41.A2" office:value-type="string">
            <text:p text:style-name="P96">precision</text:p>
          </table:table-cell>
          <table:table-cell table:style-name="Table41.A2" office:value-type="string">
            <text:p text:style-name="P282">( – 6 )</text:p>
          </table:table-cell>
          <table:table-cell table:style-name="Table41.A2" office:value-type="string">
            <text:p text:style-name="P370"><text:span text:style-name="T193">v</text:span>alue – default = 6</text:p>
          </table:table-cell>
          <table:table-cell table:style-name="Table41.D2" office:value-type="string">
            <text:p text:style-name="P296">forth</text:p>
          </table:table-cell>
        </table:table-row>
        <table:table-row table:style-name="TableLine2601750423296">
          <table:table-cell table:style-name="Table41.A2" office:value-type="string">
            <text:p text:style-name="P97">set-precision</text:p>
          </table:table-cell>
          <table:table-cell table:style-name="Table41.A2" office:value-type="string">
            <text:p text:style-name="P283">( n – )</text:p>
          </table:table-cell>
          <table:table-cell table:style-name="Table41.A2" office:value-type="string">
            <text:p text:style-name="P371"><text:span text:style-name="T193">s</text:span>et the value of precision to n</text:p>
          </table:table-cell>
          <table:table-cell table:style-name="Table41.D2" office:value-type="string">
            <text:p text:style-name="P296">forth</text:p>
          </table:table-cell>
        </table:table-row>
        <table:table-row table:style-name="TableLine2601750437712">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35264">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22752">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69"><text:span text:style-name="T193">s</text:span>ingle precision store</text:p>
          </table:table-cell>
          <table:table-cell table:style-name="Table41.D2" office:value-type="string">
            <text:p text:style-name="P295">forth</text:p>
          </table:table-cell>
        </table:table-row>
        <table:table-row table:style-name="TableLine2601750432816">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69"><text:span text:style-name="T193">s</text:span>ingle precision load</text:p>
          </table:table-cell>
          <table:table-cell table:style-name="Table41.D2" office:value-type="string">
            <text:p text:style-name="P295">forth</text:p>
          </table:table-cell>
        </table:table-row>
        <table:table-row table:style-name="TableLine2601750427648">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34992">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601750429280">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6"/>
          </table:table-cell>
          <table:table-cell table:style-name="Table41.D2" office:value-type="string">
            <text:p text:style-name="P295">forth</text:p>
          </table:table-cell>
        </table:table-row>
      </table:table>
      <text:p text:style-name="P387"/>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2601750419488">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7"/>
          </table:table-cell>
          <table:table-cell table:style-name="Table96.D1" office:value-type="string">
            <text:p text:style-name="P297">httpd</text:p>
          </table:table-cell>
        </table:table-row>
        <table:table-row table:style-name="TableLine2601750430096">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27920">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28192">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2846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4720">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29824">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5536">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5808">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8800">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0640">
          <table:table-cell table:style-name="Table96.A2" office:value-type="string">
            <text:p text:style-name="P69">completed?</text:p>
          </table:table-cell>
          <table:table-cell table:style-name="Table96.A2" office:value-type="string">
            <text:p text:style-name="P153">( -- f <text:span text:style-name="T197">)</text:span></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118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2000">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2272">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6416">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668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9072">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3152">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4784">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6960">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505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60175045267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601750440976">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7232">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46144">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9888">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55936">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51584">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ext:soft-page-break/>
        <table:table-row table:style-name="TableLine2601750448048">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601750439344">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60175044560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60175044532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60175044587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601750441520">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601750453216">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601750439616">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601750447504">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0">block of allotted data, body-chunk-size bytes long</text:p>
          </table:table-cell>
          <table:table-cell table:style-name="Table96.D2" office:value-type="string">
            <text:p text:style-name="P298">httpd</text:p>
          </table:table-cell>
        </table:table-row>
        <table:table-row table:style-name="TableLine2601750453488">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0">constant</text:p>
          </table:table-cell>
          <table:table-cell table:style-name="Table96.D2" office:value-type="string">
            <text:p text:style-name="P298">httpd</text:p>
          </table:table-cell>
        </table:table-row>
        <table:table-row table:style-name="TableLine260175044832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0">value, default = 0</text:p>
          </table:table-cell>
          <table:table-cell table:style-name="Table96.D2" office:value-type="string">
            <text:p text:style-name="P298">httpd</text:p>
          </table:table-cell>
        </table:table-row>
        <table:table-row table:style-name="TableLine260175045185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0">block of allotted data, chunk-size bytes long</text:p>
          </table:table-cell>
          <table:table-cell table:style-name="Table96.D2" office:value-type="string">
            <text:p text:style-name="P298">httpd</text:p>
          </table:table-cell>
        </table:table-row>
        <table:table-row table:style-name="TableLine2601750455664">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299">constant</text:p>
          </table:table-cell>
          <table:table-cell table:style-name="Table96.D2" office:value-type="string">
            <text:p text:style-name="P298">httpd</text:p>
          </table:table-cell>
        </table:table-row>
        <table:table-row table:style-name="TableLine2601750454576">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299">constant</text:p>
          </table:table-cell>
          <table:table-cell table:style-name="Table96.D2" office:value-type="string">
            <text:p text:style-name="P298">httpd</text:p>
          </table:table-cell>
        </table:table-row>
      </table:table>
      <text:h text:style-name="P47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601750425744">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7">alias for analogRead</text:p>
          </table:table-cell>
          <table:table-cell table:style-name="Table11.D1" office:value-type="string">
            <text:p text:style-name="P125">forth</text:p>
          </table:table-cell>
        </table:table-row>
        <table:table-row table:style-name="TableLine2601750449136">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601750449408">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601750443424">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7">Read GPIO state</text:p>
          </table:table-cell>
          <table:table-cell table:style-name="Table11.D2" office:value-type="string">
            <text:p text:style-name="P125">forth</text:p>
          </table:table-cell>
        </table:table-row>
        <table:table-row table:style-name="TableLine2601750442064">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601750451312">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7">Set GPIO pin value e.g. HIGH 3 pin LOW 3 pin</text:p>
          </table:table-cell>
          <table:table-cell table:style-name="Table11.D2" office:value-type="string">
            <text:p text:style-name="P125">forth</text:p>
          </table:table-cell>
        </table:table-row>
        <table:table-row table:style-name="TableLine2601750449680">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60175045212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60175044995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4"/>
      <table:table table:name="Table52" table:style-name="Table52">
        <table:table-column table:style-name="Table52.A"/>
        <table:table-column table:style-name="Table52.B"/>
        <table:table-column table:style-name="Table52.C"/>
        <table:table-row table:style-name="TableLine2601750448592">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8">( -- )</text:p>
          </table:table-cell>
          <table:table-cell table:style-name="Table52.A1" office:value-type="string">
            <text:p text:style-name="P337">Demonstrates toggling GPIO23 at max rate using the PIN word</text:p>
          </table:table-cell>
        </table:table-row>
        <table:table-row table:style-name="TableLine2601750450768">
          <table:table-cell table:style-name="Table52.A1" table:number-columns-spanned="3" office:value-type="string">
            <text:p text:style-name="P352">: maxtoggle</text:p>
            <text:p text:style-name="P353"><text:s text:c="6"/>23 output pinMode</text:p>
            <text:p text:style-name="P353"><text:s text:c="6"/>begin</text:p>
            <text:p text:style-name="P353"><text:s text:c="11"/>HIGH 23 pin</text:p>
            <text:p text:style-name="P353"><text:s text:c="11"/>LOW 23 pin</text:p>
            <text:p text:style-name="P353"><text:s text:c="6"/>key? Until ;</text:p>
            <text:p text:style-name="P353">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601750454848">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2">Continuously display the state of a digital input until a key is pressed</text:p>
          </table:table-cell>
        </table:table-row>
        <table:table-row table:style-name="TableLine2601750442336">
          <table:table-cell table:style-name="Table57.A1" table:number-columns-spanned="3" office:value-type="string">
            <text:p text:style-name="P332">: test ( gpiono -- ) </text:p>
            <text:p text:style-name="P330"><text:s text:c="8"/>DUP INPUT pinMode <text:s text:c="30"/>\ set 'gpiono' as an input</text:p>
            <text:p text:style-name="P330"><text:s text:c="8"/>begin</text:p>
            <text:p text:style-name="P330"><text:s text:c="16"/>DUP digitalRead . cr <text:s text:c="24"/>\ display the state of 'gpiono'</text:p>
            <text:p text:style-name="P330"><text:s text:c="8"/>key? until <text:s text:c="49"/>\ until a key is pressed</text:p>
            <text:p text:style-name="P330"><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601750442608">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09">(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601750462736">
          <table:table-cell table:style-name="Table60.A1" table:number-columns-spanned="3" office:value-type="string">
            <text:p text:style-name="P335">100 value del <text:s text:c="52"/>\ this value determines the data sample rate</text:p>
            <text:p text:style-name="P330">: delay del ms ; <text:s text:c="49"/>\ time delay used to pace reading samples</text:p>
            <text:p text:style-name="P330">: read <text:s text:c="16"/>( -- )</text:p>
            <text:p text:style-name="P330">128 0 do <text:s text:c="60"/>\ Read 128 the input 128 times</text:p>
            <text:p text:style-name="P330"><text:s text:c="8"/>14 ADC . CR <text:s text:c="45"/>\ Read the voltage on GPIO14</text:p>
            <text:p text:style-name="P330"><text:s text:c="8"/>DELAY <text:s text:c="54"/>\ And pause for 100 mS between each sample</text:p>
            <text:p text:style-name="P330">loop</text:p>
            <text:p text:style-name="P330">;</text:p>
          </table:table-cell>
          <table:covered-table-cell/>
          <table:covered-table-cell/>
        </table:table-row>
      </table:table>
      <text:p text:style-name="Standard"/>
      <text:h text:style-name="P47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601750444240">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601750470896">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60832">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60175047225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601750473072">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60175046790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601750458112">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601750461376">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601750463008">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601750469808">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59744">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72800">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601750470352">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601750468176">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601750470624">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58384">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601750458656">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58928">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601750459200">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601750464912">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6">constant - set interrupt for either +ve or -ve edge e.g. 2 #GPIO_INTR_ANYEDGE gpio_set_intr_type</text:p>
          </table:table-cell>
          <table:table-cell table:style-name="Table12.D2" office:value-type="string">
            <text:p text:style-name="P116">interrupts</text:p>
          </table:table-cell>
        </table:table-row>
        <table:table-row table:style-name="TableLine2601750471440">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601750468992">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601750468448">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60175047116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601750471984">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601750459472">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60175046001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601750460288">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601750471712">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601750461648">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601750473616">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601750457568">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601750463280">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601750467088">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601750456480">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601750465456">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601750456752">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601750460560">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601750457024">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601750463552">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601750464640">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601750457296">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60175046572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601750462464">
          <table:table-cell table:style-name="Table58.A1" office:value-type="string">
            <text:p text:style-name="P16"><text:span text:style-name="T41">Sense a digital </text:span><text:span text:style-name="T49">input change using interrupt</text:span></text:p>
            <text:p text:style-name="P326"/>
          </table:table-cell>
          <table:table-cell table:style-name="Table58.A1" office:value-type="string">
            <text:p text:style-name="P310">( -- )</text:p>
          </table:table-cell>
          <table:table-cell table:style-name="Table58.A1" office:value-type="string">
            <text:p text:style-name="P333">When the 'boot' button is pressed or released, that change of state is reported on the display</text:p>
            <text:p text:style-name="P333"/>
          </table:table-cell>
        </table:table-row>
        <table:table-row table:style-name="TableLine2601750466272">
          <table:table-cell table:style-name="Table58.A1" table:number-columns-spanned="3" office:value-type="string">
            <text:p text:style-name="P333">interrupts</text:p>
            <text:p text:style-name="P330"/>
            <text:p text:style-name="P330">0 input pinmode <text:s text:c="50"/>\ set GPIO0 as an input</text:p>
            <text:p text:style-name="P330"/>
            <text:p text:style-name="P330">: input. ( -- ) <text:s text:c="57"/>\ display the state of GPIO0</text:p>
            <text:p text:style-name="P330"><text:s text:c="8"/>." GPIO0 input ="</text:p>
            <text:p text:style-name="P330"><text:s text:c="8"/>0 digitalRead . cr</text:p>
            <text:p text:style-name="P330">;</text:p>
            <text:p text:style-name="P330"/>
            <text:p text:style-name="P330">: pinanyedge ( xt pin -- ) <text:s text:c="38"/>\ add an ANYEDGE interrupt handler</text:p>
            <text:p text:style-name="P330"><text:s text:c="8"/>dup GPIO_INTR_ANYEDGE gpio_set_intr_type throw</text:p>
            <text:p text:style-name="P330"><text:s text:c="8"/>swap 0 gpio_isr_handler_add throw</text:p>
            <text:p text:style-name="P330">;</text:p>
            <text:p text:style-name="P330"/>
            <text:p text:style-name="P330">' input. 0 pinanyedge ( -- ) <text:s text:c="39"/>\ If GPIO0 changes state, report it</text:p>
            <text:p text:style-name="P330"/>
            <text:p text:style-name="P330">: disableinterrupt ( pin -- )</text:p>
            <text:p text:style-name="P330"><text:s text:c="8"/>GPIO_INTR_DISABLE gpio_set_intr_type throw</text:p>
            <text:p text:style-name="P330">;</text:p>
            <text:p text:style-name="P330"/>
            <text:p text:style-name="P330"><text:soft-page-break/>0 disableinterrupt <text:s text:c="53"/>\ stop reporting GPIO0 changes</text:p>
            <text:p text:style-name="P330"/>
            <text:p text:style-name="P330">\ This is just a demo - generally you want an interrupt to be as brief as possible</text:p>
            <text:p text:style-name="P330">\ so printing from an interrupt routine is not recommended for real programs</text:p>
          </table:table-cell>
          <table:covered-table-cell/>
          <table:covered-table-cell/>
        </table:table-row>
      </table:table>
      <text:p text:style-name="Standard"/>
      <text:h text:style-name="P48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601750463824">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601750481232">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601750481504">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601750477424">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601750474976">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601750476336">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601750475248">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601750480144">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601750481776">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601750477696">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601750482320">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601750478512">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601750479328">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601750480960">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601750474432">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601750479600">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601574687280">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601574585552">
          <table:table-cell table:style-name="Table15.A1" office:value-type="string">
            <text:p text:style-name="P360">?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601759114720">
          <table:table-cell table:style-name="Table15.A2" office:value-type="string">
            <text:p text:style-name="P360">+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601759098128">
          <table:table-cell table:style-name="Table15.A2" office:value-type="string">
            <text:p text:style-name="P360">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601759110640">
          <table:table-cell table:style-name="Table15.A2" office:value-type="string">
            <text:p text:style-name="P360">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601759104656">
          <table:table-cell table:style-name="Table15.A2" office:value-type="string">
            <text:p text:style-name="P360">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601759105200">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601759098400">
          <table:table-cell table:style-name="Table15.A2" office:value-type="string">
            <text:p text:style-name="P360">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601759100304">
          <table:table-cell table:style-name="Table15.A2" office:value-type="string">
            <text:p text:style-name="P360">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601759106288">
          <table:table-cell table:style-name="Table15.A2" office:value-type="string">
            <text:p text:style-name="P360">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601759110912">
          <table:table-cell table:style-name="Table15.A2" office:value-type="string">
            <text:p text:style-name="P360">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601759101664">
          <table:table-cell table:style-name="Table15.A2" office:value-type="string">
            <text:p text:style-name="P360">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601759113904">
          <table:table-cell table:style-name="Table15.A2" office:value-type="string">
            <text:p text:style-name="P360">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601759110368">
          <table:table-cell table:style-name="Table15.A2" office:value-type="string">
            <text:p text:style-name="P360">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601759108736">
          <table:table-cell table:style-name="Table15.A2" office:value-type="string">
            <text:p text:style-name="P360">unloop</text:p>
          </table:table-cell>
          <table:table-cell table:style-name="Table15.A2" office:value-type="string">
            <text:p text:style-name="P116">( -- )</text:p>
          </table:table-cell>
          <table:table-cell table:style-name="Table15.A2" office:value-type="string">
            <text:p text:style-name="P286">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601759101120">
          <table:table-cell table:style-name="Table15.A2" office:value-type="string">
            <text:p text:style-name="P360">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601759111728">
          <table:table-cell table:style-name="Table15.A2" office:value-type="string">
            <text:p text:style-name="P360">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601759106560">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1"/>
            <text:p text:style-name="P311"/>
          </table:table-cell>
          <table:table-cell table:style-name="Table65.A1" office:value-type="string">
            <text:p text:style-name="P349">Demonstrates a loop being terminated before completion by UNLOOP</text:p>
          </table:table-cell>
        </table:table-row>
        <table:table-row table:style-name="TableLine2601759107920">
          <table:table-cell table:style-name="Table65.A1" table:number-columns-spanned="3" office:value-type="string">
            <text:p text:style-name="P346">: test</text:p>
            <text:p text:style-name="P344">1000 0 do <text:s text:c="51"/>\ start <text:s/>a 1000 long loop</text:p>
            <text:p text:style-name="P344">key? if <text:s text:c="57"/>\ if a <text:s/>key was pressed</text:p>
            <text:p text:style-name="P344"><text:s text:c="8"/>key drop <text:s text:c="45"/>\ read the key and drop it</text:p>
            <text:p text:style-name="P344"><text:s text:c="8"/>cr ." loop terminating " <text:s text:c="7"/></text:p>
            <text:p text:style-name="P344"><text:s text:c="8"/>unloop <text:s text:c="49"/><text:span text:style-name="T86">\</text:span> get rid of the loop</text:p>
            <text:p text:style-name="P344"><text:s text:c="8"/>exit <text:s text:c="54"/>\ return to the calling word</text:p>
            <text:p text:style-name="P344"><text:s text:c="7"/>then</text:p>
            <text:p text:style-name="P344">cr ." loopcount = " i . <text:s text:c="36"/>\ show us the loop count</text:p>
            <text:p text:style-name="P344">500 ms <text:s text:c="56"/>\ loop every 1/2 s</text:p>
            <text:p text:style-name="P344">loop</text:p>
            <text:p text:style-name="P344">;</text:p>
          </table:table-cell>
          <table:covered-table-cell/>
          <table:covered-table-cell/>
        </table:table-row>
      </table:table>
      <text:p text:style-name="Standard"/>
      <text:p text:style-name="Standard"/>
      <text:h text:style-name="P481" text:outline-level="1">Maths</text:h>
      <table:table table:name="Table16" table:style-name="Table16">
        <table:table-column table:style-name="Table16.A"/>
        <table:table-column table:style-name="Table16.B"/>
        <table:table-column table:style-name="Table16.C"/>
        <table:table-column table:style-name="Table16.D"/>
        <table:table-row table:style-name="TableLine2601759111456">
          <table:table-cell table:style-name="Table16.A1" office:value-type="string">
            <text:p text:style-name="P56">-</text:p>
          </table:table-cell>
          <table:table-cell table:style-name="Table16.A1" office:value-type="string">
            <text:p text:style-name="P270">( n1 n2 -- n3 )</text:p>
          </table:table-cell>
          <table:table-cell table:style-name="Table16.A1" office:value-type="string">
            <text:p text:style-name="P270">n3 = n1 - n2</text:p>
          </table:table-cell>
          <table:table-cell table:style-name="Table16.D1" office:value-type="string">
            <text:p text:style-name="P270">forth</text:p>
          </table:table-cell>
        </table:table-row>
        <table:table-row table:style-name="TableLine2601759112544">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2</text:p>
          </table:table-cell>
          <table:table-cell table:style-name="Table16.D2" office:value-type="string">
            <text:p text:style-name="P270">forth</text:p>
          </table:table-cell>
        </table:table-row>
        <table:table-row table:style-name="TableLine2601759115264">
          <table:table-cell table:style-name="Table16.A2" office:value-type="string">
            <text:p text:style-name="P56">*/</text:p>
          </table:table-cell>
          <table:table-cell table:style-name="Table16.A2" office:value-type="string">
            <text:p text:style-name="P270">( n1 n2 n3 -- n4 )</text:p>
          </table:table-cell>
          <table:table-cell table:style-name="Table16.A2" office:value-type="string">
            <text:p text:style-name="P270">Multiply n1 by n2 producing the intermediate double-cell result d. Divide d by n3 giving the single-cell quotient n4</text:p>
          </table:table-cell>
          <table:table-cell table:style-name="Table16.D2" office:value-type="string">
            <text:p text:style-name="P270">forth</text:p>
          </table:table-cell>
        </table:table-row>
        <table:table-row table:style-name="TableLine2601759106016">
          <table:table-cell table:style-name="Table16.A2" office:value-type="string">
            <text:p text:style-name="P56">*/MOD</text:p>
          </table:table-cell>
          <table:table-cell table:style-name="Table16.A2" office:value-type="string">
            <text:p text:style-name="P270">( n1 n2 -n3 -- n4 n5 )</text:p>
          </table:table-cell>
          <table:table-cell table:style-name="Table16.A2" office:value-type="string">
            <text:p text:style-name="P270">Multiply n1 by n2 producing the intermediate double-cell result d. Divide d by n3 producing the single-cell remainder n4 and the single-cell quotient n5</text:p>
          </table:table-cell>
          <table:table-cell table:style-name="Table16.D2" office:value-type="string">
            <text:p text:style-name="P270">forth</text:p>
          </table:table-cell>
        </table:table-row>
        <table:table-row table:style-name="TableLine2601759105472">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Divide n1 by n2, giving the single-cell quotient n3</text:p>
          </table:table-cell>
          <table:table-cell table:style-name="Table16.D2" office:value-type="string">
            <text:p text:style-name="P270">forth</text:p>
          </table:table-cell>
        </table:table-row>
        <table:table-row table:style-name="TableLine2601759109552">
          <table:table-cell table:style-name="Table16.A2" office:value-type="string">
            <text:p text:style-name="P56">/mod</text:p>
          </table:table-cell>
          <table:table-cell table:style-name="Table16.A2" office:value-type="string">
            <text:p text:style-name="P270">( n1 n2 -- n3 n4 )</text:p>
          </table:table-cell>
          <table:table-cell table:style-name="Table16.A2" office:value-type="string">
            <text:p text:style-name="P270">Divide n1 by n2, giving the single-cell remainder n3 and the single-cell quotient n4</text:p>
          </table:table-cell>
          <table:table-cell table:style-name="Table16.D2" office:value-type="string">
            <text:p text:style-name="P270">forth</text:p>
          </table:table-cell>
        </table:table-row>
        <table:table-row table:style-name="TableLine2601759107648">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1</text:p>
          </table:table-cell>
          <table:table-cell table:style-name="Table16.D2" office:value-type="string">
            <text:p text:style-name="P270">forth</text:p>
          </table:table-cell>
        </table:table-row>
        <table:table-row table:style-name="TableLine2601759108192">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601759113360">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601759105744">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601759103024">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601759108464">
          <table:table-cell table:style-name="Table16.A2" office:value-type="string">
            <text:p text:style-name="P56">abs</text:p>
          </table:table-cell>
          <table:table-cell table:style-name="Table16.A2" office:value-type="string">
            <text:p text:style-name="P270">( n1 -- n2 )</text:p>
          </table:table-cell>
          <table:table-cell table:style-name="Table16.A2" office:value-type="string">
            <text:p text:style-name="P361">n2 is the absolute value of n1</text:p>
          </table:table-cell>
          <table:table-cell table:style-name="Table16.D2" office:value-type="string">
            <text:p text:style-name="P270">forth</text:p>
          </table:table-cell>
        </table:table-row>
        <table:table-row table:style-name="TableLine2601759110096">
          <table:table-cell table:style-name="Table16.A2" office:value-type="string">
            <text:p text:style-name="P63">max</text:p>
          </table:table-cell>
          <table:table-cell table:style-name="Table16.A2" office:value-type="string">
            <text:p text:style-name="P276">( n1 n2 -- n3 )</text:p>
          </table:table-cell>
          <table:table-cell table:style-name="Table16.A2" office:value-type="string">
            <text:p text:style-name="P276">n3 = the larger of n1 or n2</text:p>
          </table:table-cell>
          <table:table-cell table:style-name="Table16.D2" office:value-type="string">
            <text:p text:style-name="P276">forth</text:p>
          </table:table-cell>
        </table:table-row>
        <table:table-row table:style-name="TableLine2601759114448">
          <table:table-cell table:style-name="Table16.A2" office:value-type="string">
            <text:p text:style-name="P63">min</text:p>
          </table:table-cell>
          <table:table-cell table:style-name="Table16.A2" office:value-type="string">
            <text:p text:style-name="P276">( n1 n2 – n3 )</text:p>
          </table:table-cell>
          <table:table-cell table:style-name="Table16.A2" office:value-type="string">
            <text:p text:style-name="P276">n3 = the smaller of n1 or n2</text:p>
          </table:table-cell>
          <table:table-cell table:style-name="Table16.D2" office:value-type="string">
            <text:p text:style-name="P276">forth</text:p>
          </table:table-cell>
        </table:table-row>
        <table:table-row table:style-name="TableLine2601759099216">
          <table:table-cell table:style-name="Table16.A2" office:value-type="string">
            <text:p text:style-name="P56">mod</text:p>
          </table:table-cell>
          <table:table-cell table:style-name="Table16.A2" office:value-type="string">
            <text:p text:style-name="P270">( n1 n2 – n3 )</text:p>
          </table:table-cell>
          <table:table-cell table:style-name="Table16.A2" office:value-type="string">
            <text:p text:style-name="P270">Divide n1 by n2, giving the single-cell remainder n3</text:p>
          </table:table-cell>
          <table:table-cell table:style-name="Table16.D2" office:value-type="string">
            <text:p text:style-name="P270">forth</text:p>
          </table:table-cell>
        </table:table-row>
        <table:table-row table:style-name="TableLine2601759099488">
          <table:table-cell table:style-name="Table16.A2" office:value-type="string">
            <text:p text:style-name="P56">negate</text:p>
          </table:table-cell>
          <table:table-cell table:style-name="Table16.A2" office:value-type="string">
            <text:p text:style-name="P270">( n – -n )</text:p>
          </table:table-cell>
          <table:table-cell table:style-name="Table16.A2" office:value-type="string">
            <text:p text:style-name="P270">Two's complement of top of stack</text:p>
          </table:table-cell>
          <table:table-cell table:style-name="Table16.D2" office:value-type="string">
            <text:p text:style-name="P270">forth</text:p>
          </table:table-cell>
        </table:table-row>
        <table:table-row table:style-name="TableLine2601759100032">
          <table:table-cell table:style-name="Table16.A2" office:value-type="string">
            <text:p text:style-name="P56">U/MOD</text:p>
          </table:table-cell>
          <table:table-cell table:style-name="Table16.A2" office:value-type="string">
            <text:p text:style-name="P270">( u1 u2 -- rem quot )</text:p>
          </table:table-cell>
          <table:table-cell table:style-name="Table16.A2" office:value-type="string">
            <text:p text:style-name="P270">Unsigned division, leaving remainder and quotient</text:p>
          </table:table-cell>
          <table:table-cell table:style-name="Table16.D2" office:value-type="string">
            <text:p text:style-name="P270">forth</text:p>
          </table:table-cell>
        </table:table-row>
        <table:table-row table:style-name="TableLine2601759100576">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increment value on the stack by 1 </text:p>
          </table:table-cell>
          <table:table-cell table:style-name="Table16.D2" office:value-type="string">
            <text:p text:style-name="P270">forth</text:p>
          </table:table-cell>
        </table:table-row>
        <table:table-row table:style-name="TableLine2601759100848">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decrement value on the stack by 1 </text:p>
          </table:table-cell>
          <table:table-cell table:style-name="Table16.D2" office:value-type="string">
            <text:p text:style-name="P270">forth</text:p>
          </table:table-cell>
        </table:table-row>
      </table:table>
      <text:p text:style-name="P49"/>
      <text:h text:style-name="Heading_20_1" text:outline-level="1"><text:soft-page-break/>Memory</text:h>
      <text:p text:style-name="P435">ESP32forth stores numbers in little-endian format (the LS byte of the number is place at the lowest address in memory) <text:span text:style-name="T10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601759104928">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601759131856">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601759124512">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601759132400">
          <table:table-cell table:style-name="Table17.A2" office:value-type="string">
            <text:p text:style-name="P360">+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601759129408">
          <table:table-cell table:style-name="Table17.A2" office:value-type="string">
            <text:p text:style-name="P360">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601759127504">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60175912641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601759117984">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601759128320">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601759117440">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see also free and resize</text:p>
          </table:table-cell>
          <table:table-cell table:style-name="Table17.D2" office:value-type="string">
            <text:p text:style-name="P116">forth</text:p>
          </table:table-cell>
        </table:table-row>
        <table:table-row table:style-name="TableLine2601759128592">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2">$20</text:span></text:p>
          </table:table-cell>
          <table:table-cell table:style-name="Table17.D2" office:value-type="string">
            <text:p text:style-name="P116"/>
          </table:table-cell>
        </table:table-row>
        <table:table-row table:style-name="TableLine260175912668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601759127232">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601759132672">
          <table:table-cell table:style-name="Table17.A2" office:value-type="string">
            <text:p text:style-name="P56">cells</text:p>
          </table:table-cell>
          <table:table-cell table:style-name="Table17.A2" office:value-type="string">
            <text:p text:style-name="P116">( <text:span text:style-name="T137">n </text:span>– <text:span text:style-name="T137">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601759116080">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601759121792">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601759129136">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2">$00</text:span></text:p>
          </table:table-cell>
          <table:table-cell table:style-name="Table17.D2" office:value-type="string">
            <text:p text:style-name="P135">forth</text:p>
          </table:table-cell>
        </table:table-row>
        <table:table-row table:style-name="TableLine260175911934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601759124784">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601759122064">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ext:soft-page-break/>
        <table:table-row table:style-name="TableLine2601759124240">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601759122336">
          <table:table-cell table:style-name="Table17.A2" office:value-type="string">
            <text:p text:style-name="P56"><text:span text:style-name="T171">S</text:span>L@</text:p>
          </table:table-cell>
          <table:table-cell table:style-name="Table17.A2" office:value-type="string">
            <text:p text:style-name="P116">( addr --n )</text:p>
          </table:table-cell>
          <table:table-cell table:style-name="Table17.A2" office:value-type="string">
            <text:p text:style-name="P116">read <text:span text:style-name="T171">signed long </text:span>n from real ESP32 memory space</text:p>
          </table:table-cell>
          <table:table-cell table:style-name="Table17.D2" office:value-type="string">
            <text:p text:style-name="P116">forth</text:p>
          </table:table-cell>
        </table:table-row>
        <table:table-row table:style-name="TableLine2601759120160">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601759116352">
          <table:table-cell table:style-name="Table17.A2" office:value-type="string">
            <text:p text:style-name="P82">UL@</text:p>
          </table:table-cell>
          <table:table-cell table:style-name="Table17.A2" office:value-type="string">
            <text:p text:style-name="P116">( addr --<text:span text:style-name="T171">u</text:span> )</text:p>
          </table:table-cell>
          <table:table-cell table:style-name="Table17.A2" office:value-type="string">
            <text:p text:style-name="P134">read <text:span text:style-name="T171">unsigned long u</text:span> from real ESP32 memory space</text:p>
          </table:table-cell>
          <table:table-cell table:style-name="Table17.D2" office:value-type="string">
            <text:p text:style-name="P217">forth</text:p>
          </table:table-cell>
        </table:table-row>
        <table:table-row table:style-name="TableLine260175912369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601759127776">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60175910356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60175912804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601759130496">
          <table:table-cell table:style-name="Table18.A2" office:value-type="string">
            <text:p text:style-name="P56">#</text:p>
          </table:table-cell>
          <table:table-cell table:style-name="Table18.A2" office:value-type="string">
            <text:p text:style-name="P116">( u<text:span text:style-name="T202">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601759118528">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601759122608">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digits</text:p>
          </table:table-cell>
          <table:table-cell table:style-name="Table18.D2" office:value-type="string">
            <text:p text:style-name="P116">forth</text:p>
          </table:table-cell>
        </table:table-row>
        <table:table-row table:style-name="TableLine2601759123152">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601759130768">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60175912342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601759126960">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601759131312">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60175911553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601759123968">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601759125872">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601759131584">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601759125056">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text:soft-page-break/>numbers are constructed and text strings are stored temporarily</text:p>
          </table:table-cell>
          <table:table-cell table:style-name="Table18.D2" office:value-type="string">
            <text:p text:style-name="P116">forth</text:p>
          </table:table-cell>
        </table:table-row>
        <table:table-row table:style-name="TableLine260175911880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601759119616">
          <table:table-cell table:style-name="Table18.A2" office:value-type="string">
            <text:p text:style-name="P56">u.</text:p>
          </table:table-cell>
          <table:table-cell table:style-name="Table18.A2" office:value-type="string">
            <text:p text:style-name="P116">( <text:span text:style-name="T201">u</text:span> -- )</text:p>
          </table:table-cell>
          <table:table-cell table:style-name="Table18.A2" office:value-type="string">
            <text:p text:style-name="P116">Display <text:span text:style-name="T201">u</text:span> <text:span text:style-name="T201">unsigned </text:span>in the current number base</text:p>
          </table:table-cell>
          <table:table-cell table:style-name="Table18.D2" office:value-type="string">
            <text:p text:style-name="P116">forth</text:p>
          </table:table-cell>
        </table:table-row>
        <table:table-row table:style-name="TableLine2601759119888">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69"/>
      <table:table table:name="Table97" table:style-name="Table97">
        <table:table-column table:style-name="Table97.A"/>
        <table:table-column table:style-name="Table97.B"/>
        <table:table-column table:style-name="Table97.C"/>
        <table:table-row table:style-name="TableLine2601759116896">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5"><text:span text:style-name="T26">Demonstrates </text:span><text:span text:style-name="T27">printing numbers in special formats</text:span></text:p>
          </table:table-cell>
        </table:table-row>
        <table:table-row table:style-name="TableLine2601759144640">
          <table:table-cell table:style-name="Table97.A1" table:number-columns-spanned="3" office:value-type="string">
            <text:p text:style-name="P343">: dollars.</text:p>
            <text:p text:style-name="P343">dup abs <text:s text:c="46"/>\ duplicate and take absolute value </text:p>
            <text:p text:style-name="P343">&lt;# # # <text:s text:c="49"/>\ start the formatted number conversion and convert the cents</text:p>
            <text:p text:style-name="P343">46 hold <text:s text:c="47"/>\ insert a decimal point character</text:p>
            <text:p text:style-name="P343">#s <text:s text:c="55"/>\ convert the dollars </text:p>
            <text:p text:style-name="P343">36 hold <text:s text:c="47"/>\ add a $ character</text:p>
            <text:p text:style-name="P343">swap sign <text:s text:c="43"/>\ if the number is <text:span text:style-name="T203">negat</text:span>ve, add a - character </text:p>
            <text:p text:style-name="P343">#&gt; type ; <text:s text:c="45"/>\ complete the formatted number conversion</text:p>
            <text:p text:style-name="P343"/>
            <text:p text:style-name="P343">--&gt; 123456 dollars.</text:p>
            <text:p text:style-name="P343">$1234.56 ok</text:p>
            <text:p text:style-name="P343">--&gt; -123456 dollars.</text:p>
            <text:p text:style-name="P343">-$1234.56 ok</text:p>
          </table:table-cell>
          <table:covered-table-cell/>
          <table:covered-table-cell/>
        </table:table-row>
      </table:table>
      <text:h text:style-name="P482" text:outline-level="1">OLED display</text:h>
      <text:p text:style-name="P44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601759121248">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601759141376">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601759135936">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601759147088">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601759137024">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601759133488">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601759147632">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601759134576">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601759142192">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601759144912">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60175914001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60175913512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601759148720">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601759148176">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ext:soft-page-break/>
        <table:table-row table:style-name="TableLine2601759145728">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60175913811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601759140288">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601759144368">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601759148992">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601759149264">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601759146000">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601759149536">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601759146272">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601759138384">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601759142736">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601759143552">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able:table-row table:style-name="TableLine2601759138656">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601759146544">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601759133760">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2"/>
      <table:table table:name="Table61" table:style-name="Table61">
        <table:table-column table:style-name="Table61.A"/>
        <table:table-column table:style-name="Table61.B"/>
        <table:table-column table:style-name="Table61.C"/>
        <table:table-row table:style-name="TableLine2601759146816">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4"><text:span text:style-name="T26">Demonstrates how to talk to the OLED 128x64 </text:span><text:span text:style-name="T24">pixel</text:span><text:span text:style-name="T25">s</text:span></text:p>
          </table:table-cell>
        </table:table-row>
        <table:table-row table:style-name="TableLine2601759133216">
          <table:table-cell table:style-name="Table61.A1" table:number-columns-spanned="3" office:value-type="string">
            <text:p text:style-name="P342">Oled</text:p>
            <text:p text:style-name="P342">OLEDINIT <text:s text:c="42"/>\ initalise display / greeting message</text:p>
            <text:p text:style-name="P342">123 Olednum Oleddisply <text:s text:c="19"/>\ print the number top of stack</text:p>
            <text:p text:style-name="P342">Oledhome oledcls OO <text:s text:c="24"/>\ home the cursor, clear the screen</text:p>
            <text:p text:style-name="P342">1 1 35 35 1 Oledrect OO <text:s text:c="20"/>\ draw rectangle</text:p>
            <text:p text:style-name="P342">Oledinvert OO <text:s text:c="36"/>\ invert the display</text:p>
          </table:table-cell>
          <table:covered-table-cell/>
          <table:covered-table-cell/>
        </table:table-row>
      </table:table>
      <text:p text:style-name="P44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60175913566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601759139200">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601759147904">
          <table:table-cell table:style-name="Table46.A1" office:value-type="string">
            <text:p text:style-name="P401">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601759165856">
          <table:table-cell table:style-name="Table46.A2" office:value-type="string">
            <text:p text:style-name="P401">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601759158784">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3072">
          <table:table-cell table:style-name="Table46.A2" office:value-type="string">
            <text:p text:style-name="P401">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2592">
          <table:table-cell table:style-name="Table46.A2" office:value-type="string">
            <text:p text:style-name="P401">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1440">
          <table:table-cell table:style-name="Table46.A2" office:value-type="string">
            <text:p text:style-name="P401">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0960">
          <table:table-cell table:style-name="Table46.A2" office:value-type="string">
            <text:p text:style-name="P401">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6064">
          <table:table-cell table:style-name="Table46.A2" office:value-type="string">
            <text:p text:style-name="P401">rmt_s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9056">
          <table:table-cell table:style-name="Table46.A2" office:value-type="string">
            <text:p text:style-name="P401">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8240">
          <table:table-cell table:style-name="Table46.A2" office:value-type="string">
            <text:p text:style-name="P401">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1504">
          <table:table-cell table:style-name="Table46.A2" office:value-type="string">
            <text:p text:style-name="P401">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7488">
          <table:table-cell table:style-name="Table46.A2" office:value-type="string">
            <text:p text:style-name="P401">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4160">
          <table:table-cell table:style-name="Table46.A2" office:value-type="string">
            <text:p text:style-name="P401">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3408">
          <table:table-cell table:style-name="Table46.A2" office:value-type="string">
            <text:p text:style-name="P401">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3616">
          <table:table-cell table:style-name="Table46.A2" office:value-type="string">
            <text:p text:style-name="P401">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0624">
          <table:table-cell table:style-name="Table46.A2" office:value-type="string">
            <text:p text:style-name="P401">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7216">
          <table:table-cell table:style-name="Table46.A2" office:value-type="string">
            <text:p text:style-name="P401">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5584">
          <table:table-cell table:style-name="Table46.A2" office:value-type="string">
            <text:p text:style-name="P401">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601759161776">
          <table:table-cell table:style-name="Table46.A2" office:value-type="string">
            <text:p text:style-name="P401">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8512">
          <table:table-cell table:style-name="Table46.A2" office:value-type="string">
            <text:p text:style-name="P401">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0896">
          <table:table-cell table:style-name="Table46.A2" office:value-type="string">
            <text:p text:style-name="P401">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4704">
          <table:table-cell table:style-name="Table46.A2" office:value-type="string">
            <text:p text:style-name="P401">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2320">
          <table:table-cell table:style-name="Table46.A2" office:value-type="string">
            <text:p text:style-name="P401">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6400">
          <table:table-cell table:style-name="Table46.A2" office:value-type="string">
            <text:p text:style-name="P401">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2864">
          <table:table-cell table:style-name="Table46.A2" office:value-type="string">
            <text:p text:style-name="P401">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6672">
          <table:table-cell table:style-name="Table46.A2" office:value-type="string">
            <text:p text:style-name="P401">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6944">
          <table:table-cell table:style-name="Table46.A2" office:value-type="string">
            <text:p text:style-name="P401">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4976">
          <table:table-cell table:style-name="Table46.A2" office:value-type="string">
            <text:p text:style-name="P401">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5248">
          <table:table-cell table:style-name="Table46.A2" office:value-type="string">
            <text:p text:style-name="P401">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1168">
          <table:table-cell table:style-name="Table46.A2" office:value-type="string">
            <text:p text:style-name="P401">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1712">
          <table:table-cell table:style-name="Table46.A2" office:value-type="string">
            <text:p text:style-name="P401">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3136">
          <table:table-cell table:style-name="Table46.A2" office:value-type="string">
            <text:p text:style-name="P401">rmt_isr_register </text:p>
          </table:table-cell>
          <table:table-cell table:style-name="Table46.A2" office:value-type="string">
            <text:p text:style-name="P160">( fn arg allocflags handle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64496">
          <table:table-cell table:style-name="Table46.A2" office:value-type="string">
            <text:p text:style-name="P401">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5520">
          <table:table-cell table:style-name="Table46.A2" office:value-type="string">
            <text:p text:style-name="P401">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1984">
          <table:table-cell table:style-name="Table46.A2" office:value-type="string">
            <text:p text:style-name="P401">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9600">
          <table:table-cell table:style-name="Table46.A2" office:value-type="string">
            <text:p text:style-name="P401">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2256">
          <table:table-cell table:style-name="Table46.A2" office:value-type="string">
            <text:p text:style-name="P401">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6880">
          <table:table-cell table:style-name="Table46.A2" office:value-type="string">
            <text:p text:style-name="P401">rmt_get_counter_clock </text:p>
          </table:table-cell>
          <table:table-cell table:style-name="Table46.A2" office:value-type="string">
            <text:p text:style-name="P160">( channel @clockhz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2800">
          <table:table-cell table:style-name="Table46.A2" office:value-type="string">
            <text:p text:style-name="P401">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3888">
          <table:table-cell table:style-name="Table46.A2" office:value-type="string">
            <text:p text:style-name="P401">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5792">
          <table:table-cell table:style-name="Table46.A2" office:value-type="string">
            <text:p text:style-name="P401">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6336">
          <table:table-cell table:style-name="Table46.A2" office:value-type="string">
            <text:p text:style-name="P401">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6608">
          <table:table-cell table:style-name="Table46.A2" office:value-type="string">
            <text:p text:style-name="P401">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7424">
          <table:table-cell table:style-name="Table46.A2" office:value-type="string">
            <text:p text:style-name="P401">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7696">
          <table:table-cell table:style-name="Table46.A2" office:value-type="string">
            <text:p text:style-name="P401">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601759157968">
          <table:table-cell table:style-name="Table46.A2" office:value-type="string">
            <text:p text:style-name="P401">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601759159872">
          <table:table-cell table:style-name="Table46.A2" office:value-type="string">
            <text:p text:style-name="P401">rmt_memory_rw_rst </text:p>
          </table:table-cell>
          <table:table-cell table:style-name="Table46.A2" office:value-type="string">
            <text:p text:style-name="P160"/>
          </table:table-cell>
          <table:table-cell table:style-name="Table46.A2" office:value-type="string">
            <text:p text:style-name="P160">DEPRECATED USE rmt_tx_memory_reset or <text:soft-page-break/>rmt_rx_memory_reset </text:p>
          </table:table-cell>
          <table:table-cell table:style-name="Table46.D2" office:value-type="string">
            <text:p text:style-name="P162">RMT</text:p>
          </table:table-cell>
        </table:table-row>
        <table:table-row table:style-name="TableLine2601759163680">
          <table:table-cell table:style-name="Table46.A2" office:value-type="string">
            <text:p text:style-name="P401">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601759165312">
          <table:table-cell table:style-name="Table46.A2" office:value-type="string">
            <text:p text:style-name="P401">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601759160144">
          <table:table-cell table:style-name="Table46.A2" office:value-type="string">
            <text:p text:style-name="P401">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1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601759152528">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601759173472">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601759168304">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601759184624">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601759163952">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601759177552">
          <table:table-cell table:style-name="Table20.A2" office:value-type="string">
            <text:p text:style-name="P56">SD.beginDefaults </text:p>
          </table:table-cell>
          <table:table-cell table:style-name="Table20.A2" office:value-type="string">
            <text:p text:style-name="P406">( -- sspin SPIClass frequency mountpointsz maxfiles format_if_empty )</text:p>
            <text:p text:style-name="P114"/>
          </table:table-cell>
          <table:table-cell table:style-name="Table20.A2" office:value-type="string">
            <text:p text:style-name="P411">(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601759169664">
          <table:table-cell table:style-name="Table20.A2" office:value-type="string">
            <text:p text:style-name="P56">SD.beginFull</text:p>
          </table:table-cell>
          <table:table-cell table:style-name="Table20.A2" office:value-type="string">
            <text:p text:style-name="P405">(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60175917646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601759182992">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601759170480">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601759172384">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601759177824">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601759173744">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601759174288">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601759168848">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601759167760">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ext:soft-page-break/>
        <table:table-row table:style-name="TableLine2601759169392">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60175918326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0">‘Serial’ is the default forth terminal, <text:span text:style-name="T93">pin GPIO1 is data out from the ESP32, GPIO3 is data in</text:span>. ‘Serial2’ is <text:span text:style-name="T94">un</text:span>used <text:span text:style-name="T93">by default.</text:span> <text:span text:style-name="T9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601759178368">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601759180816">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601759174016">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Serial.begin</text:p>
          </table:table-cell>
          <table:table-cell table:style-name="Table22.D2" office:value-type="string">
            <text:p text:style-name="P116">serial</text:p>
          </table:table-cell>
        </table:table-row>
        <table:table-row table:style-name="TableLine2601759181632">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60175917456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601759180272">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p text:style-name="Standard"/>
      <text:h text:style-name="P477"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601759172656">
          <table:table-cell table:style-name="Table44.A1" office:value-type="string">
            <text:p text:style-name="P399">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89"/>
      <text:p text:style-name="P390">Serial Bluetooth:-</text:p>
      <table:table table:name="Table43" table:style-name="Table43">
        <table:table-column table:style-name="Table43.A"/>
        <table:table-column table:style-name="Table43.B"/>
        <table:table-column table:style-name="Table43.C"/>
        <table:table-column table:style-name="Table43.D"/>
        <table:table-row table:style-name="TableLine2601759184352">
          <table:table-cell table:style-name="Table43.A1" office:value-type="string">
            <text:p text:style-name="P58">SerialBT.new</text:p>
          </table:table-cell>
          <table:table-cell table:style-name="Table43.A1" office:value-type="string">
            <text:p text:style-name="P273">( -- bt )</text:p>
          </table:table-cell>
          <table:table-cell table:style-name="Table43.A1" office:value-type="string">
            <text:p text:style-name="P273">Allocate new BT objectbluetooth </text:p>
          </table:table-cell>
          <table:table-cell table:style-name="Table43.D1" office:value-type="string">
            <text:p text:style-name="P279">bluetooth</text:p>
          </table:table-cell>
        </table:table-row>
        <table:table-row table:style-name="TableLine2601759197952">
          <table:table-cell table:style-name="Table43.A2" office:value-type="string">
            <text:p text:style-name="P399">SerialBT.delete </text:p>
          </table:table-cell>
          <table:table-cell table:style-name="Table43.A2" office:value-type="string">
            <text:p text:style-name="P273">( bt -- ) </text:p>
          </table:table-cell>
          <table:table-cell table:style-name="Table43.A2" office:value-type="string">
            <text:p text:style-name="P273">Free BT object </text:p>
          </table:table-cell>
          <table:table-cell table:style-name="Table43.D2" office:value-type="string">
            <text:p text:style-name="P274">bluetooth</text:p>
          </table:table-cell>
        </table:table-row>
        <table:table-row table:style-name="TableLine2601759198496">
          <table:table-cell table:style-name="Table43.A2" office:value-type="string">
            <text:p text:style-name="P399">SerialBT.begin </text:p>
          </table:table-cell>
          <table:table-cell table:style-name="Table43.A2" office:value-type="string">
            <text:p text:style-name="P278">( localname ismaste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88704">
          <table:table-cell table:style-name="Table43.A2" office:value-type="string">
            <text:p text:style-name="P399">SerialBT.end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86256">
          <table:table-cell table:style-name="Table43.A2" office:value-type="string">
            <text:p text:style-name="P399">SerialBT.available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200944">
          <table:table-cell table:style-name="Table43.A2" office:value-type="string">
            <text:p text:style-name="P399">SerialBT.readBytes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201760">
          <table:table-cell table:style-name="Table43.A2" office:value-type="string">
            <text:p text:style-name="P399">SerialBT.write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8224">
          <table:table-cell table:style-name="Table43.A2" office:value-type="string">
            <text:p text:style-name="P399">SerialBT.flush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8768">
          <table:table-cell table:style-name="Table43.A2" office:value-type="string">
            <text:p text:style-name="P399">SerialBT.hasClien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86528">
          <table:table-cell table:style-name="Table43.A2" office:value-type="string">
            <text:p text:style-name="P399">SerialBT.enableSSP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200400">
          <table:table-cell table:style-name="Table43.A2" office:value-type="string">
            <text:p text:style-name="P399">SerialBT.setPin </text:p>
          </table:table-cell>
          <table:table-cell table:style-name="Table43.A2" office:value-type="string">
            <text:p text:style-name="P273">( z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6592">
          <table:table-cell table:style-name="Table43.A2" office:value-type="string">
            <text:p text:style-name="P399">SerialBT.unpairDevice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87072">
          <table:table-cell table:style-name="Table43.A2" office:value-type="string">
            <text:p text:style-name="P399">SerialBT.connect </text:p>
          </table:table-cell>
          <table:table-cell table:style-name="Table43.A2" office:value-type="string">
            <text:p text:style-name="P273">( remotename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0064">
          <table:table-cell table:style-name="Table43.A2" office:value-type="string">
            <text:p text:style-name="P399">SerialBT.connectAddr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2784">
          <table:table-cell table:style-name="Table43.A2" office:value-type="string">
            <text:p text:style-name="P399">SerialBT.disconnec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4416">
          <table:table-cell table:style-name="Table43.A2" office:value-type="string">
            <text:p text:style-name="P399">SerialBT.connected </text:p>
          </table:table-cell>
          <table:table-cell table:style-name="Table43.A2" office:value-type="string">
            <text:p text:style-name="P273">( timeout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601759199312">
          <table:table-cell table:style-name="Table43.A2" office:value-type="string">
            <text:p text:style-name="P399">SerialBT.isReady </text:p>
          </table:table-cell>
          <table:table-cell table:style-name="Table43.A2" office:value-type="string">
            <text:p text:style-name="P273">( checkMaster timeout -- f ) </text:p>
          </table:table-cell>
          <table:table-cell table:style-name="Table43.A2" office:value-type="string">
            <text:p text:style-name="P273"/>
          </table:table-cell>
          <table:table-cell table:style-name="Table43.D2" office:value-type="string">
            <text:p text:style-name="P274">bluetooth</text:p>
          </table:table-cell>
        </table:table-row>
      </table:table>
      <text:p text:style-name="Standard"/>
      <text:p text:style-name="Standard"/>
      <text:h text:style-name="P477"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601759175104">
          <table:table-cell table:style-name="Table93.A1" office:value-type="string">
            <text:p text:style-name="P402">esp_partition_check_identity</text:p>
          </table:table-cell>
          <table:table-cell table:style-name="Table93.A1" office:value-type="string">
            <text:p text:style-name="P277"/>
          </table:table-cell>
          <table:table-cell table:style-name="Table93.A1" office:value-type="string">
            <text:p text:style-name="P277"/>
          </table:table-cell>
          <table:table-cell table:style-name="Table93.D1" office:value-type="string">
            <text:p text:style-name="P281">spi_flash</text:p>
          </table:table-cell>
        </table:table-row>
        <table:table-row table:style-name="TableLine2601759193600">
          <table:table-cell table:style-name="Table93.A2" office:value-type="string">
            <text:p text:style-name="P402">esp_partition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Line2601759190608">
          <table:table-cell table:style-name="Table93.A2" office:value-type="string">
            <text:p text:style-name="P402">esp_partition_fin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esp_partition_find_firs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_sha256</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iterator_releas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nex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verif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addres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p&gt;g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label</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ub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ext:soft-page-break/>
        <table:table-row table:style-name="Table93.4">
          <table:table-cell table:style-name="Table93.A5" office:value-type="string">
            <text:p text:style-name="P402">p&gt;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_enabl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2phy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sector</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get_chip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ini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flash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dum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get_free_page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un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phys2cach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builti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SUBTYPE_AN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PARTITION_TYPE_AP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TYPE_DATA</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
      <text:h text:style-name="P48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601759188432">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601759208016">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601759202576">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601759205840">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601759206112">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5" text:outline-level="1">Sockets</text:h>
      <text:p text:style-name="P447">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60175920937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601759095136">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601759085616">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0">G</text:span>et host address <text:span text:style-name="T120">from a </text:span><text:s/>hostent <text:span text:style-name="T120">structure</text:span> (returned by gethostbyname)</text:p>
          </table:table-cell>
          <table:table-cell table:style-name="Table23.D2" office:value-type="string">
            <text:p text:style-name="P122">sockets</text:p>
          </table:table-cell>
        </table:table-row>
        <table:table-row table:style-name="TableLine2601759083168">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601759090784">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601759082352">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60175909785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1">i</text:span>p.</text:p>
          </table:table-cell>
          <table:table-cell table:style-name="Table23.D2" office:value-type="string">
            <text:p text:style-name="P122">sockets</text:p>
          </table:table-cell>
        </table:table-row>
        <table:table-row table:style-name="TableLine2601759085888">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60175908616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58"><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601759091600">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99">big-endian ( ms byte in lowest address )</text:span></text:p>
          </table:table-cell>
          <table:table-cell table:style-name="Table23.D2" office:value-type="string">
            <text:p text:style-name="P122">sockets</text:p>
          </table:table-cell>
        </table:table-row>
        <table:table-row table:style-name="TableLine2601759081536">
          <table:table-cell table:style-name="Table23.A2" office:value-type="string">
            <text:p text:style-name="P60">connect</text:p>
          </table:table-cell>
          <table:table-cell table:style-name="Table23.A2" office:value-type="string">
            <text:p text:style-name="P404">( sock addr addrlen -- 0/err )</text:p>
            <text:p text:style-name="P120"/>
          </table:table-cell>
          <table:table-cell table:style-name="Table23.A2" office:value-type="string">
            <text:p text:style-name="P120">The connect function requests a connection to be made on a socket. <text:span text:style-name="T118">N.B. A socket is closed again with &lt;sock&gt; </text:span><text:span text:style-name="T119">CLOSE-FILE</text:span></text:p>
          </table:table-cell>
          <table:table-cell table:style-name="Table23.D2" office:value-type="string">
            <text:p text:style-name="P122">sockets</text:p>
          </table:table-cell>
        </table:table-row>
        <table:table-row table:style-name="TableLine2601759089152">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601759085072">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601759086704">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601759082896">
          <table:table-cell table:style-name="Table23.A2" office:value-type="string">
            <text:p text:style-name="P60">listen</text:p>
          </table:table-cell>
          <table:table-cell table:style-name="Table23.A2" office:value-type="string">
            <text:p text:style-name="P120">( sock <text:span text:style-name="T122">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601759086432">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59"><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601759091872">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601759086976">
          <table:table-cell table:style-name="Table23.A2" office:value-type="string">
            <text:p text:style-name="P60">recv</text:p>
          </table:table-cell>
          <table:table-cell table:style-name="Table23.A2" office:value-type="string">
            <text:p text:style-name="P126">( sock a n<text:span text:style-name="T123">1</text:span> flags -- n<text:span text:style-name="T123">2</text:span>/err )</text:p>
          </table:table-cell>
          <table:table-cell table:style-name="Table23.A2" office:value-type="string">
            <text:p text:style-name="P182">receive data <text:span text:style-name="T123">to buffer at address a, required size n1.</text:span> <text:span text:style-name="T123">returns number of bytes actually read n2. It’s up to you to call recv again until all the data </text:span><text:span text:style-name="T125">is read. </text:span><text:span text:style-name="T163">Will block if the receive buffer is empty. Use NON-BLOCK to alter that</text:span></text:p>
          </table:table-cell>
          <table:table-cell table:style-name="Table23.D2" office:value-type="string">
            <text:p text:style-name="P122">sockets</text:p>
          </table:table-cell>
        </table:table-row>
        <table:table-row table:style-name="TableLine2601759093232">
          <table:table-cell table:style-name="Table23.A2" office:value-type="string">
            <text:p text:style-name="P60">recvfrom</text:p>
          </table:table-cell>
          <table:table-cell table:style-name="Table23.A2" office:value-type="string">
            <text:p text:style-name="P120">( sock a n<text:span text:style-name="T153">1</text:span> flags addr addrlen -- n<text:span text:style-name="T153">2</text:span>/err ) </text:p>
          </table:table-cell>
          <table:table-cell table:style-name="Table23.A2" office:value-type="string">
            <text:p text:style-name="P185"><text:span text:style-name="T164">Works l</text:span>ike recv, <text:span text:style-name="T16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2">sockets</text:p>
          </table:table-cell>
        </table:table-row>
        <table:table-row table:style-name="TableLine2601759085344">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601759087520">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601759095408">
          <table:table-cell table:style-name="Table23.A2" office:value-type="string">
            <text:p text:style-name="P60">select</text:p>
          </table:table-cell>
          <table:table-cell table:style-name="Table23.A2" office:value-type="string">
            <text:p text:style-name="P404">(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601759087792">
          <table:table-cell table:style-name="Table23.A2" office:value-type="string">
            <text:p text:style-name="P60">send</text:p>
          </table:table-cell>
          <table:table-cell table:style-name="Table23.A2" office:value-type="string">
            <text:p text:style-name="P120">( sock a n<text:span text:style-name="T153">1</text:span> flags -- n/err ) </text:p>
          </table:table-cell>
          <table:table-cell table:style-name="Table23.A2" office:value-type="string">
            <text:p text:style-name="P182">send data <text:span text:style-name="T123">at address a, n</text:span><text:span text:style-name="T153">1</text:span><text:span text:style-name="T123"> bytes long. </text:span><text:span text:style-name="T153">Return n2 the actual number of bytes received or -1 as an error flag. </text:span><text:span text:style-name="T163">Will block if the transmit buffer is full. Use NON-BLOCK to alter that</text:span></text:p>
          </table:table-cell>
          <table:table-cell table:style-name="Table23.D2" office:value-type="string">
            <text:p text:style-name="P122">sockets</text:p>
          </table:table-cell>
        </table:table-row>
        <table:table-row table:style-name="TableLine2601759083440">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3">Will block if the transmit buffer is full. Use NON-BLOCK to alter that</text:span> </text:p>
          </table:table-cell>
          <table:table-cell table:style-name="Table23.D2" office:value-type="string">
            <text:p text:style-name="P122">sockets</text:p>
          </table:table-cell>
        </table:table-row>
        <table:table-row table:style-name="TableLine2601759088336">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3">Return the actual number of bytes received or -1 as an error flag </text:span></text:p>
          </table:table-cell>
          <table:table-cell table:style-name="Table23.D2" office:value-type="string">
            <text:p text:style-name="P122">sockets</text:p>
          </table:table-cell>
        </table:table-row>
        <table:table-row table:style-name="TableLine2601759084256">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1">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601759097584">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6">the size of a standard IPv4 sockaddr</text:span> <text:s/><text:span text:style-name="T126">is 16 bytes</text:span></text:p>
          </table:table-cell>
          <table:table-cell table:style-name="Table23.D2" office:value-type="string">
            <text:p text:style-name="P120">sockets</text:p>
          </table:table-cell>
        </table:table-row>
        <table:table-row table:style-name="TableLine2601759087248">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601759095680">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601759091056">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601759082080">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601759089424">
          <table:table-cell table:style-name="Table23.A2" office:value-type="string">
            <text:p text:style-name="P60">sockaccept</text:p>
          </table:table-cell>
          <table:table-cell table:style-name="Table23.A2" office:value-type="string">
            <text:p text:style-name="P404">( sock<text:span text:style-name="T124">1</text:span> addr addrlen -- sock<text:span text:style-name="T124">2</text:span>/err )</text:p>
          </table:table-cell>
          <table:table-cell table:style-name="Table23.A2" office:value-type="string">
            <text:p text:style-name="P127"><text:span text:style-name="T127">The </text:span><text:span text:style-name="T128">sock</text:span><text:span text:style-name="T127">accept function extracts the first connection on the queue of pending connections, creates a new socket </text:span><text:span text:style-name="T129">sock2 </text:span><text:span text:style-name="T127">with the same socket type protocol and address family as the specified socket, and </text:span><text:span text:style-name="T129">returns</text:span><text:span text:style-name="T127"> a new file descriptor for </text:span><text:span text:style-name="T129">sock2 </text:span><text:span text:style-name="T130">in </text:span><text:span text:style-name="T131">sockaddr</text:span><text:span text:style-name="T130">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3">Normally blocks until a remote client connects. Use NON-BLOCK to alter that</text:span></text:p>
          </table:table-cell>
          <table:table-cell table:style-name="Table23.D2" office:value-type="string">
            <text:p text:style-name="P120">sockets</text:p>
          </table:table-cell>
        </table:table-row>
        <table:table-row table:style-name="TableLine2601759088064">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7">creates a sockaddr structure</text:p>
          </table:table-cell>
          <table:table-cell table:style-name="Table23.D2" office:value-type="string">
            <text:p text:style-name="P122">sockets</text:p>
          </table:table-cell>
        </table:table-row>
        <table:table-row table:style-name="TableLine2601759093504">
          <table:table-cell table:style-name="Table23.A2" office:value-type="string">
            <text:p text:style-name="P60">socket</text:p>
          </table:table-cell>
          <table:table-cell table:style-name="Table23.A2" office:value-type="string">
            <text:p text:style-name="P404"><text:span text:style-name="T100">( </text:span>domain <text:soft-page-break/>type protocol – sock/err <text:span text:style-name="T100">)</text:span></text:p>
            <text:p text:style-name="P120"/>
          </table:table-cell>
          <table:table-cell table:style-name="Table23.A2" office:value-type="string">
            <text:p text:style-name="P120"><text:span text:style-name="T100">domain</text:span> is usually AF_INET for tcpip using a 4 <text:soft-page-break/>byte internet address.<text:line-break/>type is SOCK_STREAM <text:s/><text:span text:style-name="T110">for tcp</text:span><text:line-break/><text:span text:style-name="T110">or </text:span><text:span text:style-name="T100">SOCK_DGRAM for udp; </text:span><text:span text:style-name="T110">protocol is 0 for internet: </text:span>returns a reference <text:span text:style-name="T100">sock</text:span> </text:p>
          </table:table-cell>
          <table:table-cell table:style-name="Table23.D2" office:value-type="string">
            <text:p text:style-name="P120">sockets</text:p>
          </table:table-cell>
        </table:table-row>
        <table:table-row table:style-name="TableLine2601759084528">
          <table:table-cell table:style-name="Table23.A2" office:value-type="string">
            <text:p text:style-name="P73">sockets-builtins</text:p>
          </table:table-cell>
          <table:table-cell table:style-name="Table23.A2" office:value-type="string">
            <text:p text:style-name="P408"/>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601759095952">
          <table:table-cell table:style-name="Table23.A2" office:value-type="string">
            <text:p text:style-name="P72">SOL_SOCKET</text:p>
          </table:table-cell>
          <table:table-cell table:style-name="Table23.A2" office:value-type="string">
            <text:p text:style-name="P408">(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1"/>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601759202848">
          <table:table-cell table:style-name="Table25.A1" office:value-type="string">
            <text:p text:style-name="P56">-rot</text:p>
          </table:table-cell>
          <table:table-cell table:style-name="Table25.A1" office:value-type="string">
            <text:p text:style-name="P356"><text:span text:style-name="T12">( </text:span><text:span text:style-name="T13">a b c – c a b </text:span>) </text:p>
          </table:table-cell>
          <table:table-cell table:style-name="Table25.A1" office:value-type="string">
            <text:p text:style-name="P116">rotate <text:span text:style-name="T154">top cell to 3rd</text:span></text:p>
          </table:table-cell>
          <table:table-cell table:style-name="Table25.D1" office:value-type="string">
            <text:p text:style-name="P116">forth</text:p>
          </table:table-cell>
        </table:table-row>
        <table:table-row table:style-name="TableLine2601759092960">
          <table:table-cell table:style-name="Table25.A2" office:value-type="string">
            <text:p text:style-name="P56">?DUP</text:p>
          </table:table-cell>
          <table:table-cell table:style-name="Table25.A2" office:value-type="string">
            <text:p text:style-name="P363">( x -- 0 | x x )</text:p>
          </table:table-cell>
          <table:table-cell table:style-name="Table25.A2" office:value-type="string">
            <text:p text:style-name="P363">Duplicate x if it is non-zero.</text:p>
          </table:table-cell>
          <table:table-cell table:style-name="Table25.D2" office:value-type="string">
            <text:p text:style-name="P157"/>
          </table:table-cell>
        </table:table-row>
        <table:table-row table:style-name="TableLine2601759080992">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60175909404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601759094320">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601759083712">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601759094592">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601759094864">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601759097040">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6">d</text:span>isplays the floating point number stack</text:p>
          </table:table-cell>
          <table:table-cell table:style-name="Table25.D2" office:value-type="string">
            <text:p text:style-name="P233">forth</text:p>
          </table:table-cell>
        </table:table-row>
        <table:table-row table:style-name="TableLine2601759097312">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601759081264">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601759081808">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601759083984">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60175908262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601750393920">
          <table:table-cell table:style-name="Table25.A2" office:value-type="string">
            <text:p text:style-name="P56">rot</text:p>
          </table:table-cell>
          <table:table-cell table:style-name="Table25.A2" office:value-type="string">
            <text:p text:style-name="P116"><text:span text:style-name="T144">(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601574693536">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601760773136">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601760769872">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601760772320">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6">s</text:span>et the data stack pointer</text:p>
          </table:table-cell>
          <table:table-cell table:style-name="Table25.D2" office:value-type="string">
            <text:p text:style-name="P116">forth</text:p>
          </table:table-cell>
        </table:table-row>
        <table:table-row table:style-name="TableLine260176078102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6">r</text:span>ead the data stack pointer</text:p>
          </table:table-cell>
          <table:table-cell table:style-name="Table25.D2" office:value-type="string">
            <text:p text:style-name="P116">forth</text:p>
          </table:table-cell>
        </table:table-row>
        <text:soft-page-break/>
        <table:table-row table:style-name="TableLine2601760764432">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601760772048">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6">of chrs or bytes</text:span>, useful where a stream of data is to be handled. <text:span text:style-name="T18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601760765792">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601760773408">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601760769600">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7">stream. Terminate when n chrs received or stream empty</text:span></text:p>
          </table:table-cell>
          <table:table-cell table:style-name="Table26.D2" office:value-type="string">
            <text:p text:style-name="P116">streams</text:p>
          </table:table-cell>
        </table:table-row>
        <table:table-row table:style-name="TableLine2601760778304">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601760764976">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601760765248">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601760768784">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601760772592">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601760776672">
          <table:table-cell table:style-name="Table26.A2" office:value-type="string">
            <text:p text:style-name="P56">stream#</text:p>
          </table:table-cell>
          <table:table-cell table:style-name="Table26.A2" office:value-type="string">
            <text:p text:style-name="P116">( s<text:span text:style-name="T185">t</text:span> -- n )</text:p>
          </table:table-cell>
          <table:table-cell table:style-name="Table26.A2" office:value-type="string">
            <text:p text:style-name="P243"><text:span text:style-name="T196">r</text:span>etu<text:span text:style-name="T196">r</text:span>ns the number of chrs <text:span text:style-name="T199">waiting to be read</text:span> in stream st</text:p>
          </table:table-cell>
          <table:table-cell table:style-name="Table26.D2" office:value-type="string">
            <text:p text:style-name="P116">streams</text:p>
          </table:table-cell>
        </table:table-row>
        <table:table-row table:style-name="TableLine2601760770416">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7">ing</text:span>, a n , to stream st</text:p>
          </table:table-cell>
          <table:table-cell table:style-name="Table26.D2" office:value-type="string">
            <text:p text:style-name="P116">streams</text:p>
          </table:table-cell>
        </table:table-row>
        <table:table-row table:style-name="TableLine2601760772864">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601760776944">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601760764160">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601760774768">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60176077721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60176077449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601760777760">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39">C</text:span>reates a <text:span text:style-name="T139">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601760779664">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601760770960">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601760766336">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601760771504">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601760780208">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2">( -- )</text:p>
          </table:table-cell>
          <table:table-cell table:style-name="Table55.A1" office:value-type="string">
            <text:p text:style-name="P318">Demonstrates making a standalone application with the aid of of a temporary string made with r|</text:p>
          </table:table-cell>
        </table:table-row>
        <table:table-row table:style-name="TableLine2601760780480">
          <table:table-cell table:style-name="Table55.A1" table:number-columns-spanned="3" office:value-type="string">
            <text:p text:style-name="P318"><text:span text:style-name="T85">r| z" NETWORK-NAME" z" PASSWORD" webui | <text:s text:c="14"/></text:span>\ create a string to start the web server</text:p>
            <text:p text:style-name="P319">s" /spiffs/autoexec.fs" dump-file <text:s text:c="42"/>\ save it to file autoexec.fs</text:p>
          </table:table-cell>
          <table:covered-table-cell/>
          <table:covered-table-cell/>
        </table:table-row>
      </table:table>
      <text:h text:style-name="P48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601760767696">
          <table:table-cell table:style-name="Table38.A1" office:value-type="string">
            <text:p text:style-name="P68">align-by</text:p>
          </table:table-cell>
          <table:table-cell table:style-name="Table38.A1" office:value-type="string">
            <text:p text:style-name="P145">( a<text:span text:style-name="T188">1</text:span> n -- a<text:span text:style-name="T188">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60176076932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601760790816">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601760792448">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601760782928">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601760793808">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601760786464">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60176079299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601760784560">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601760796256">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601760791632">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89">When “name” is execute it returns the total byte count of the structure</text:span></text:p>
          </table:table-cell>
          <table:table-cell table:style-name="Table38.D2" office:value-type="string">
            <text:p text:style-name="P233">structures</text:p>
          </table:table-cell>
        </table:table-row>
        <table:table-row table:style-name="TableLine2601760793264">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601760793536">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5"/>
      <text:p text:style-name="P463"/>
      <table:table table:name="Table95" table:style-name="Table95">
        <table:table-column table:style-name="Table95.A"/>
        <table:table-column table:style-name="Table95.B"/>
        <table:table-column table:style-name="Table95.C"/>
        <table:table-row table:style-name="TableLine260176077939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0">( -- )</text:p>
          </table:table-cell>
          <table:table-cell table:style-name="Table95.A1" office:value-type="string">
            <text:p text:style-name="P340">Demonstrates <text:span text:style-name="T189">definition and use of a structure</text:span></text:p>
          </table:table-cell>
        </table:table-row>
        <table:table-row table:style-name="TableLine2601760798160">
          <table:table-cell table:style-name="Table95.A1" table:number-columns-spanned="3" office:value-type="string">
            <text:p text:style-name="P307">First a recipe for a structure is defined:-</text:p>
            <text:p text:style-name="P307"/>
            <text:p text:style-name="P307">struct timer</text:p>
            <text:p text:style-name="P307">i32 field counter</text:p>
            <text:p text:style-name="P307">i32 field limit</text:p>
            <text:p text:style-name="P307"/>
            <text:p text:style-name="P307">Now we create a variable based on that structure:-</text:p>
            <text:p text:style-name="P307"/>
            <text:p text:style-name="P307">create mytimer timer allot</text:p>
            <text:p text:style-name="P307"/>
            <text:p text:style-name="P307">Now we can access fields within that variable:-</text:p>
            <text:p text:style-name="P307"/>
            <text:p text:style-name="P307">mytimer limit @ <text:s text:c="8"/>20 mytimer counter !</text:p>
          </table:table-cell>
          <table:covered-table-cell/>
          <table:covered-table-cell/>
        </table:table-row>
      </table:table>
      <text:p text:style-name="Standard"/>
      <text:h text:style-name="P487" text:outline-level="1">System</text:h>
      <table:table table:name="Table28" table:style-name="Table28">
        <table:table-column table:style-name="Table28.A"/>
        <table:table-column table:style-name="Table28.B"/>
        <table:table-column table:style-name="Table28.C"/>
        <table:table-column table:style-name="Table28.D"/>
        <table:table-row table:style-name="TableLine2601760790544">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601760784016">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601760794352">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601760794896">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601760788096">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601760791360">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601760788640">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60176079652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601760791904">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601760791088">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601760789456">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601760789728">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601760783744">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601760795168">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4"/>
      <text:p text:style-name="P463"/>
      <text:h text:style-name="P48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601760795440">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601760784832">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601760782112">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6">Activate a task</text:p>
          </table:table-cell>
          <table:table-cell table:style-name="Table29.D2" office:value-type="string">
            <text:p text:style-name="P116">forth</text:p>
          </table:table-cell>
        </table:table-row>
        <table:table-row table:style-name="TableLine2601760790000">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601760790272">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601760782384">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3"/>
      <text:p text:style-name="P382"/>
      <table:table table:name="Table51" table:style-name="Table51">
        <table:table-column table:style-name="Table51.A"/>
        <table:table-column table:style-name="Table51.B"/>
        <table:table-column table:style-name="Table51.C"/>
        <table:table-row table:style-name="TableLine260176078265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3">( -- )</text:p>
          </table:table-cell>
          <table:table-cell table:style-name="Table51.A1" office:value-type="string">
            <text:p text:style-name="P338">Demonstrates adding a 10 second timer task</text:p>
          </table:table-cell>
        </table:table-row>
        <table:table-row table:style-name="TableLine2601760815024">
          <table:table-cell table:style-name="Table51.A1" table:number-columns-spanned="3" office:value-type="string">
            <text:p text:style-name="P272"><text:span text:style-name="T80">: hi begin ." Time is: " ms-ticks . cr 10000 ms again ; <text:s text:c="12"/></text:span><text:span text:style-name="T79">\ Print the tick every 10sec.</text:span></text:p>
            <text:p text:style-name="P306">' hi 100 100 task my-counter <text:s text:c="49"/>\ define my-counter task</text:p>
            <text:p text:style-name="P306">my-counter start-task <text:s text:c="61"/>\ start the my-counter task</text:p>
            <text:p text:style-name="P306"/>
            <text:p text:style-name="P306">\ in between print outs, type tasks .tasks &lt;cr&gt; and observe the active tasks are</text:p>
            <text:p text:style-name="P306">\ main-task my-counter yield-task</text:p>
          </table:table-cell>
          <table:covered-table-cell/>
          <table:covered-table-cell/>
        </table:table-row>
        <table:table-row table:style-name="TableLine2601760800608">
          <table:table-cell table:style-name="Table51.A1" table:number-columns-spanned="3" office:value-type="string">
            <text:p text:style-name="P272"/>
            <text:p text:style-name="P280">A<text:span text:style-name="T167">ct</text:span><text:span text:style-name="T168">u</text:span><text:span text:style-name="T167">ally</text:span> the word ‘hi’ above could have been written as:-</text:p>
            <text:p text:style-name="P280"/>
            <text:p text:style-name="P280">: hi ." Time is: " ms-ticks . cr 10000 ms ; <text:tab/><text:tab/><text:tab/> <text:s/>\ Print the tick <text:span text:style-name="T169">and pause 10s</text:span></text:p>
            <text:p text:style-name="P280"/>
            <text:p text:style-name="P280">The word ‘task’ compiles:-</text:p>
            <text:p text:style-name="P280"/>
            <text:p text:style-name="P280"><text:tab/><text:tab/>again: <text:s/>xt of ‘hi’</text:p>
            <text:p text:style-name="P280"><text:tab/><text:tab/><text:tab/>pause</text:p>
            <text:p text:style-name="P280"><text:tab/><text:tab/><text:tab/>branch to again</text:p>
            <text:p text:style-name="P280"/>
            <text:p text:style-name="P280">So any word written <text:span text:style-name="T167">as a ‘one-shot’ </text:span>will in fact repeat when assigned <text:span text:style-name="T167">to</text:span> a task and <text:span text:style-name="T167">a ‘pause’ is already built in to ensure task switching</text:span></text:p>
          </table:table-cell>
          <table:covered-table-cell/>
          <table:covered-table-cell/>
        </table:table-row>
      </table:table>
      <text:h text:style-name="P488" text:outline-level="1">Telnet</text:h>
      <table:table table:name="Table30" table:style-name="Table30">
        <table:table-column table:style-name="Table30.A"/>
        <table:table-column table:style-name="Table30.B"/>
        <table:table-column table:style-name="Table30.C"/>
        <table:table-column table:style-name="Table30.D"/>
        <table:table-row table:style-name="TableLine2601760785376">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ext:soft-page-break/>
        <table:table-row table:style-name="TableLine2601760806592">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2">Processing loop for the active TELNET link</text:p>
          </table:table-cell>
          <table:table-cell table:style-name="Table30.D2" office:value-type="string">
            <text:p text:style-name="P116">telnetd</text:p>
          </table:table-cell>
        </table:table-row>
        <table:table-row table:style-name="TableLine2601760807136">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601760809584">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601760802512">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601760808224">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601760811216">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6">Start telnet server daemon on port</text:p>
          </table:table-cell>
          <table:table-cell table:style-name="Table30.D2" office:value-type="string">
            <text:p text:style-name="P116">telnetd</text:p>
          </table:table-cell>
        </table:table-row>
        <table:table-row table:style-name="TableLine2601760810128">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60176081148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601760807680">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601760808496">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601760814752">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601760805232">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3"/>
      <text:p text:style-name="P420"/>
      <table:table table:name="Table53" table:style-name="Table53">
        <table:table-column table:style-name="Table53.A"/>
        <table:table-column table:style-name="Table53.B"/>
        <table:table-column table:style-name="Table53.C"/>
        <table:table-row table:style-name="TableLine2601760804416">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4">( -- )</text:p>
          </table:table-cell>
          <table:table-cell table:style-name="Table53.A1" office:value-type="string">
            <text:p text:style-name="P331">Demonstrates starting the telnet server to enable</text:p>
            <text:p text:style-name="P344">terminal communication with ESP32forth over WiFi</text:p>
          </table:table-cell>
        </table:table-row>
        <table:table-row table:style-name="TableLine2601760807952">
          <table:table-cell table:style-name="Table53.A1" table:number-columns-spanned="3" office:value-type="string">
            <text:p text:style-name="P331">z" yourrouterid" z" yourpassword" login cr <text:s text:c="14"/>\ Login to your Wifi router </text:p>
            <text:p text:style-name="P344">telnetd <text:s text:c="69"/>\ vocabulary TELNET</text:p>
            <text:p text:style-name="P344">552 server <text:s text:c="63"/>\ start the telnet server on port 552</text:p>
          </table:table-cell>
          <table:covered-table-cell/>
          <table:covered-table-cell/>
        </table:table-row>
      </table:table>
      <text:p text:style-name="Standard"/>
      <text:h text:style-name="P48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7"><text:span text:style-name="T59">n= group (0/1)</text:span><text:line-break/><text:span text:style-name="T59">x = timer (0/1)</text:span><text:line-break/><text:span text:style-name="T59">m = watchdog (0-5)</text:span></text:p>
          </table:table-cell>
          <table:table-cell table:style-name="Table32.A1" office:value-type="string">
            <text:p text:style-name="P357"><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601760803328">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601760813936">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601760814480">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0006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601760800336">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601760812576">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0360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601760800880">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601760801424">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p>
          </table:table-cell>
        </table:table-row>
        <table:table-row table:style-name="TableLine2601760803056">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60176080169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02240">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6">Setup timer t to call execution token xt after <text:soft-page-break/>usec <text:span text:style-name="T104">delay</text:span></text:p>
          </table:table-cell>
          <table:table-cell table:style-name="Table31.D2" office:value-type="string">
            <text:p text:style-name="P116">timers</text:p>
          </table:table-cell>
        </table:table-row>
        <table:table-row table:style-name="TableLine2601760802784">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601760803872">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601760804144">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601760805776">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601760806048">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19376">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4272">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601760828080">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2368">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1008">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617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8896">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481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8624">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155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2640">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0464">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19648">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5360">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22096">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3297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19104">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601760818016">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601760819920">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4"/>
      <table:table table:name="Table54" table:style-name="Table54">
        <table:table-column table:style-name="Table54.A"/>
        <table:table-column table:style-name="Table54.B"/>
        <table:table-column table:style-name="Table54.C"/>
        <table:table-row table:style-name="TableLine260176080468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5">( -- )</text:p>
          </table:table-cell>
          <table:table-cell table:style-name="Table54.A1" office:value-type="string">
            <text:p text:style-name="P345">Demonstrates starting a timed word with interval</text:p>
          </table:table-cell>
        </table:table-row>
        <table:table-row table:style-name="TableLine2601760826448">
          <table:table-cell table:style-name="Table54.A1" table:number-columns-spanned="3" office:value-type="string">
            <text:p text:style-name="P345">timers</text:p>
            <text:p text:style-name="P344">: hellobob ." hello bob" cr 0 rerun ; <text:s text:c="23"/>\ Print a message and restart timer 0</text:p>
            <text:p text:style-name="P344">' hellobob 10000000 0 interval <text:s text:c="30"/>\ and run that every 10 seconds</text:p>
            <text:p text:style-name="P344"/>
            <text:p text:style-name="P344">\ note the input terminal remains reponsive whilst the timer is counting down</text:p>
            <text:p text:style-name="P344">\ there are a total of only four timer channels - so turn to multitasking if more is needed</text:p>
          </table:table-cell>
          <table:covered-table-cell/>
          <table:covered-table-cell/>
        </table:table-row>
      </table:table>
      <text:p text:style-name="Standard"/>
      <text:h text:style-name="P49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601760828352">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6">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601760830528">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601760830800">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601760823456">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33520">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601760826720">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26992">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601760829168">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3243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31616">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23184">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2372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601760827264">
          <table:table-cell table:style-name="Table33.A2" office:value-type="string">
            <text:p text:style-name="P56">Wire.readTransmission</text:p>
          </table:table-cell>
          <table:table-cell table:style-name="Table33.A2" office:value-type="string">
            <text:p text:style-name="P116">( addr a n sendstop <text:soft-page-break/>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601760831888">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601760821280">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601760832704">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60176081883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601760829984">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601760825904">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601760829712">
          <table:table-cell table:style-name="Table34.A2" office:value-type="string">
            <text:p text:style-name="P360">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5"/>
      <text:p text:style-name="Standard"/>
      <text:h text:style-name="P477"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601760816928">
          <table:table-cell table:style-name="Table35.A1" office:value-type="string">
            <text:p text:style-name="P56">}transfer</text:p>
          </table:table-cell>
          <table:table-cell table:style-name="Table35.A1" office:value-type="string">
            <text:p text:style-name="P291"/>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60176084086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601760849840">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2">context @ puts the current vocab id on the stack c</text:span><text:span text:style-name="T141">ontext @ @ puts the xt of the last word defined in the </text:span><text:span text:style-name="T142">current</text:span><text:span text:style-name="T141"> vocab</text:span></text:p>
          </table:table-cell>
          <table:table-cell table:style-name="Table35.D2" office:value-type="string">
            <text:p text:style-name="P116">forth</text:p>
          </table:table-cell>
        </table:table-row>
        <table:table-row table:style-name="TableLine260176084467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601760839504">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60176083896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601760844128">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60176084331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601760850112">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601760834880">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601760847664">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60176084603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601760839232">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601760837872">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601760844400">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601760838144">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601760849024">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601760850384">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601760838688">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60176083977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601760847936">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601760834064">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601760836784">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601760834608">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601760844944">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60176084004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601760846576">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60176084032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6"/>
      <text:h text:style-name="P491" text:outline-level="1">Visual</text:h>
      <table:table table:name="Table83" table:style-name="Table83">
        <table:table-column table:style-name="Table83.A"/>
        <table:table-column table:style-name="Table83.B"/>
        <table:table-column table:style-name="Table83.C"/>
        <table:table-column table:style-name="Table83.D"/>
        <table:table-row table:style-name="TableLine260176083515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2"/>
      <table:table table:name="Table84" table:style-name="Table84">
        <table:table-column table:style-name="Table84.A"/>
        <table:table-column table:style-name="Table84.B"/>
        <table:table-row table:style-name="TableLine2601760835696">
          <table:table-cell table:style-name="Table84.A1" office:value-type="string">
            <text:p text:style-name="P260">Key s<text:span text:style-name="T147">trokes</text:span>:</text:p>
          </table:table-cell>
          <table:table-cell table:style-name="Table84.A1" office:value-type="string">
            <text:p text:style-name="P260">Action:</text:p>
          </table:table-cell>
        </table:table-row>
        <table:table-row table:style-name="TableLine2601760841680">
          <table:table-cell table:style-name="Table84.A1" office:value-type="string">
            <text:p text:style-name="P260">Ctrl-S</text:p>
          </table:table-cell>
          <table:table-cell table:style-name="Table84.A1" office:value-type="string">
            <text:p text:style-name="P260">Save now</text:p>
          </table:table-cell>
        </table:table-row>
        <table:table-row table:style-name="TableLine260176084195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601760845760">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60176085065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601760846304">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601760842224">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2"/>
      <text:p text:style-name="P432"/>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60176084684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1">web-interface</text:p>
          </table:table-cell>
        </table:table-row>
        <table:table-row table:style-name="TableLine2601760842496">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56912">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62624">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67248">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57456">
          <table:table-cell table:style-name="Table37.A2" office:value-type="string">
            <text:p text:style-name="P56">index-html<text:span text:style-name="T198">#</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1">web-interface</text:p>
          </table:table-cell>
        </table:table-row>
        <table:table-row table:style-name="TableLine2601760863168">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1">web-interface</text:p>
          </table:table-cell>
        </table:table-row>
        <table:table-row table:style-name="TableLine2601760865616">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1">web-interface</text:p>
          </table:table-cell>
        </table:table-row>
        <table:table-row table:style-name="TableLine2601760855824">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1">web-interface</text:p>
          </table:table-cell>
        </table:table-row>
        <table:table-row table:style-name="TableLine2601760860992">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1">web-interface</text:p>
          </table:table-cell>
        </table:table-row>
        <table:table-row table:style-name="TableLine2601760852288">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5310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601760868064">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601760862080">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1">web-interface</text:p>
          </table:table-cell>
        </table:table-row>
        <table:table-row table:style-name="TableLine2601760852560">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1">web-interface</text:p>
          </table:table-cell>
        </table:table-row>
        <table:table-row table:style-name="TableLine2601760853376">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6"/>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601760847120">
          <table:table-cell table:style-name="Table39.A1" office:value-type="string">
            <text:p text:style-name="P56">login</text:p>
          </table:table-cell>
          <table:table-cell table:style-name="Table39.A1" office:value-type="string">
            <text:p text:style-name="P116">( network-z password-z <text:soft-page-break/>--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601760861264">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601760854192">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601760860720">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601760858000">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601760859904">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6">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601760854464">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60176085500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601760866704">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601760863984">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601760861536">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601760863440">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5"><text:span text:style-name="T105">Set WiFi mode </text:span><text:span text:style-name="T106">example below</text:span></text:p>
          </table:table-cell>
          <table:table-cell table:style-name="Table39.D2" office:value-type="string">
            <text:p text:style-name="P116">WiFi</text:p>
          </table:table-cell>
        </table:table-row>
        <table:table-row table:style-name="TableLine2601760855280">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601760858544">
          <table:table-cell table:style-name="Table39.A2" office:value-type="string">
            <text:p text:style-name="P65"><text:span text:style-name="T75">WiFi.softA</text:span><text:span text:style-name="T76">P</text:span></text:p>
          </table:table-cell>
          <table:table-cell table:style-name="Table39.A2" office:value-type="string">
            <text:p text:style-name="P405">( ssid password/0 -- success )</text:p>
            <text:p text:style-name="P116"/>
          </table:table-cell>
          <table:table-cell table:style-name="Table39.A2" office:value-type="string">
            <text:p text:style-name="P288">Software enabled Access Point – essentially behaviour like a Router</text:p>
          </table:table-cell>
          <table:table-cell table:style-name="Table39.D2" office:value-type="string">
            <text:p text:style-name="P133">WiFi</text:p>
          </table:table-cell>
        </table:table-row>
        <table:table-row table:style-name="TableLine2601760858272">
          <table:table-cell table:style-name="Table39.A2" office:value-type="string">
            <text:p text:style-name="P56">WiFi.softAPIP</text:p>
          </table:table-cell>
          <table:table-cell table:style-name="Table39.A2" office:value-type="string">
            <text:p text:style-name="P405">( -- ip )</text:p>
          </table:table-cell>
          <table:table-cell table:style-name="Table39.A2" office:value-type="string">
            <text:p text:style-name="P286"><text:span text:style-name="T77">Return IP address of the soft access point’s network interface.</text:span> </text:p>
          </table:table-cell>
          <table:table-cell table:style-name="Table39.D2" office:value-type="string">
            <text:p text:style-name="P132">WiFi</text:p>
          </table:table-cell>
        </table:table-row>
        <table:table-row table:style-name="TableLine2601760858816">
          <table:table-cell table:style-name="Table39.A2" office:value-type="string">
            <text:p text:style-name="P56">WiFi.softAPBroadcastIP</text:p>
          </table:table-cell>
          <table:table-cell table:style-name="Table39.A2" office:value-type="string">
            <text:p text:style-name="P405">( -- ip )</text:p>
          </table:table-cell>
          <table:table-cell table:style-name="Table39.A2" office:value-type="string">
            <text:p text:style-name="P286"><text:span text:style-name="T77">Function to get the AP IPv4 broadcast address</text:span> </text:p>
          </table:table-cell>
          <table:table-cell table:style-name="Table39.D2" office:value-type="string">
            <text:p text:style-name="P132">WiFi</text:p>
          </table:table-cell>
        </table:table-row>
        <table:table-row table:style-name="TableLine2601760861808">
          <table:table-cell table:style-name="Table39.A2" office:value-type="string">
            <text:p text:style-name="P56">WiFi.softAPConfig</text:p>
          </table:table-cell>
          <table:table-cell table:style-name="Table39.A2" office:value-type="string">
            <text:p text:style-name="P405">( localip gateway subnet -- success )</text:p>
          </table:table-cell>
          <table:table-cell table:style-name="Table39.A2" office:value-type="string">
            <text:p text:style-name="P286"><text:span text:style-name="T77">Configure the soft access point’s network interface.</text:span> </text:p>
          </table:table-cell>
          <table:table-cell table:style-name="Table39.D2" office:value-type="string">
            <text:p text:style-name="P132">WiFi</text:p>
          </table:table-cell>
        </table:table-row>
        <table:table-row table:style-name="TableLine2601760864256">
          <table:table-cell table:style-name="Table39.A2" office:value-type="string">
            <text:p text:style-name="P56">WiFi.softAPdisconnect</text:p>
          </table:table-cell>
          <table:table-cell table:style-name="Table39.A2" office:value-type="string">
            <text:p text:style-name="P405">( wifioff -- <text:soft-page-break/>success )</text:p>
          </table:table-cell>
          <table:table-cell table:style-name="Table39.A2" office:value-type="string">
            <text:p text:style-name="P286"><text:span text:style-name="T77">Disconnect stations from the network </text:span><text:soft-page-break/><text:span text:style-name="T77">established by the soft-AP.</text:span> </text:p>
          </table:table-cell>
          <table:table-cell table:style-name="Table39.D2" office:value-type="string">
            <text:p text:style-name="P132">WiFi</text:p>
          </table:table-cell>
        </table:table-row>
        <table:table-row table:style-name="TableLine2601760862352">
          <table:table-cell table:style-name="Table39.A2" office:value-type="string">
            <text:p text:style-name="P56">WiFi.softAPgetStationNum</text:p>
          </table:table-cell>
          <table:table-cell table:style-name="Table39.A2" office:value-type="string">
            <text:p text:style-name="P405">( -- num )</text:p>
          </table:table-cell>
          <table:table-cell table:style-name="Table39.A2" office:value-type="string">
            <text:p text:style-name="P416">Get the count of the stations that are connected to the soft-AP interface. </text:p>
          </table:table-cell>
          <table:table-cell table:style-name="Table39.D2" office:value-type="string">
            <text:p text:style-name="P132">WiFi</text:p>
          </table:table-cell>
        </table:table-row>
        <table:table-row table:style-name="TableLine2601760856096">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6"><text:span text:style-name="T77">Get the softAP network ID</text:span> </text:p>
          </table:table-cell>
          <table:table-cell table:style-name="Table39.D2" office:value-type="string">
            <text:p text:style-name="P132">WiFi</text:p>
          </table:table-cell>
        </table:table-row>
        <table:table-row table:style-name="TableLine2601760859088">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6">Returns the connection status</text:p>
          </table:table-cell>
          <table:table-cell table:style-name="Table39.D2" office:value-type="string">
            <text:p text:style-name="P116">WiFi</text:p>
          </table:table-cell>
        </table:table-row>
      </table:table>
      <text:p text:style-name="P386"/>
      <text:p text:style-name="P381"/>
      <table:table table:name="Table48" table:style-name="Table48">
        <table:table-column table:style-name="Table48.A"/>
        <table:table-column table:style-name="Table48.B"/>
        <table:table-row table:style-name="TableLine2601760856640">
          <table:table-cell table:style-name="Table48.A1" office:value-type="string">
            <text:p text:style-name="P294">WiFi.mode</text:p>
          </table:table-cell>
          <table:table-cell table:style-name="Table48.A1" office:value-type="string">
            <text:p text:style-name="P3">( <text:span text:style-name="T155">mode</text:span> – )<text:tab/><text:tab/>Set Wifi mode</text:p>
          </table:table-cell>
        </table:table-row>
        <table:table-row table:style-name="TableLine2601760860448">
          <table:table-cell table:style-name="Table48.A1" office:value-type="string">
            <text:p text:style-name="P56">0 WIFI_MODE_NULL</text:p>
          </table:table-cell>
          <table:table-cell table:style-name="Table48.A1" office:value-type="string">
            <text:p text:style-name="P293">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601760862896">
          <table:table-cell table:style-name="Table48.A1" office:value-type="string">
            <text:p text:style-name="P56">1 WIFI_MODE_STA</text:p>
          </table:table-cell>
          <table:table-cell table:style-name="Table48.A1" office:value-type="string">
            <text:p text:style-name="P293">Station mode: in this mode, will init the internal station data, while the station’s interface is ready for the RX and TX Wi-Fi data.</text:p>
          </table:table-cell>
        </table:table-row>
        <table:table-row table:style-name="TableLine2601760863712">
          <table:table-cell table:style-name="Table48.A1" office:value-type="string">
            <text:p text:style-name="P56">2 WIFI_MODE_AP</text:p>
          </table:table-cell>
          <table:table-cell table:style-name="Table48.A1" office:value-type="string">
            <text:p text:style-name="P293">AP mode: in this mode, init the internal AP data, while the AP’s interface is ready for RX/TX Wi-Fi data. Then, the Wi-Fi driver starts broad- casting beacons, and the AP is ready to get connected to other stations.</text:p>
          </table:table-cell>
        </table:table-row>
        <table:table-row table:style-name="TableLine2601760864528">
          <table:table-cell table:style-name="Table48.A1" office:value-type="string">
            <text:p text:style-name="P56">3 WIFI_MODE_APSTA</text:p>
          </table:table-cell>
          <table:table-cell table:style-name="Table48.A1" office:value-type="string">
            <text:p text:style-name="P293">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1"/>
      <table:table table:name="Table49" table:style-name="Table49">
        <table:table-column table:style-name="Table49.A"/>
        <table:table-column table:style-name="Table49.B"/>
        <table:table-row table:style-name="TableLine2601760867792">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601760866432">
          <table:table-cell table:style-name="Table49.A1" office:value-type="string">
            <text:p text:style-name="P289">255 </text:p>
          </table:table-cell>
          <table:table-cell table:style-name="Table49.A1" office:value-type="string">
            <text:p text:style-name="P271"><text:span text:style-name="T80">WL_NO_SHIELD - </text:span><text:span text:style-name="T79">no WiFi shield is present</text:span></text:p>
          </table:table-cell>
        </table:table-row>
        <table:table-row table:style-name="TableLine2601760866976">
          <table:table-cell table:style-name="Table49.A1" office:value-type="string">
            <text:p text:style-name="P290">0</text:p>
          </table:table-cell>
          <table:table-cell table:style-name="Table49.A1" office:value-type="string">
            <text:p text:style-name="P303">WL_IDLE_STATUS - WiFi.begin is called and remains active until the number of attempts expires (resulting in WL_CONNECT_FAILED) or a connection is established (resulting in WL_CONNECTED)</text:p>
          </table:table-cell>
        </table:table-row>
        <table:table-row table:style-name="TableLine2601760867520">
          <table:table-cell table:style-name="Table49.A1" office:value-type="string">
            <text:p text:style-name="P290">1</text:p>
          </table:table-cell>
          <table:table-cell table:style-name="Table49.A1" office:value-type="string">
            <text:p text:style-name="P303">WL_NO_SSID_AVAIL - no SSID are available</text:p>
          </table:table-cell>
        </table:table-row>
        <table:table-row table:style-name="TableLine2601760868336">
          <table:table-cell table:style-name="Table49.A1" office:value-type="string">
            <text:p text:style-name="P290">2</text:p>
          </table:table-cell>
          <table:table-cell table:style-name="Table49.A1" office:value-type="string">
            <text:p text:style-name="P303">WL_SCAN_COMPLETED - scan networks is completed</text:p>
          </table:table-cell>
        </table:table-row>
        <table:table-row table:style-name="TableLine2601760851200">
          <table:table-cell table:style-name="Table49.A1" office:value-type="string">
            <text:p text:style-name="P290">3</text:p>
          </table:table-cell>
          <table:table-cell table:style-name="Table49.A1" office:value-type="string">
            <text:p text:style-name="P303">WL_CONNECTED - connected to a WiFi network</text:p>
          </table:table-cell>
        </table:table-row>
        <table:table-row table:style-name="TableLine2601760851472">
          <table:table-cell table:style-name="Table49.A1" office:value-type="string">
            <text:p text:style-name="P290">4</text:p>
          </table:table-cell>
          <table:table-cell table:style-name="Table49.A1" office:value-type="string">
            <text:p text:style-name="P303">WL_CONNECT_FAILED - connection fails for all the attempts</text:p>
          </table:table-cell>
        </table:table-row>
        <table:table-row table:style-name="TableLine2601760852016">
          <table:table-cell table:style-name="Table49.A1" office:value-type="string">
            <text:p text:style-name="P290">5</text:p>
          </table:table-cell>
          <table:table-cell table:style-name="Table49.A1" office:value-type="string">
            <text:p text:style-name="P303">WL_CONNECTION_LOST - connection is lost</text:p>
          </table:table-cell>
        </table:table-row>
        <table:table-row table:style-name="TableLine2601760880576">
          <table:table-cell table:style-name="Table49.A1" office:value-type="string">
            <text:p text:style-name="P290">6</text:p>
          </table:table-cell>
          <table:table-cell table:style-name="Table49.A1" office:value-type="string">
            <text:p text:style-name="P303">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601760865072">
          <table:table-cell table:style-name="Table50.A1" office:value-type="string">
            <text:p text:style-name="P4"><text:span text:style-name="T53">WiFi connection </text:span><text:span text:style-name="T54">example</text:span></text:p>
          </table:table-cell>
          <table:table-cell table:style-name="Table50.A1" office:value-type="string">
            <text:p text:style-name="P305">( -- )</text:p>
          </table:table-cell>
          <table:table-cell table:style-name="Table50.A1" office:value-type="string">
            <text:p text:style-name="P305">Connect and disconnect from WiFi demo</text:p>
          </table:table-cell>
        </table:table-row>
        <table:table-row table:style-name="TableLine2601760877856">
          <table:table-cell table:style-name="Table50.A1" table:number-columns-spanned="3" office:value-type="string">
            <text:p text:style-name="P304">web-interface also WiFi</text:p>
            <text:p text:style-name="P304"/>
            <text:p text:style-name="P304">: status. <text:s text:c="3"/>( -- ) <text:s text:c="54"/>\ print WiFi connection status</text:p>
            <text:p text:style-name="P304">." Current WiFi status = " WiFi.status . cr</text:p>
            <text:p text:style-name="P304">;</text:p>
            <text:p text:style-name="P304"><text:soft-page-break/></text:p>
            <text:p text:style-name="P304">: test <text:s text:c="7"/>( -- )</text:p>
            <text:p text:style-name="P304">WIFI_MODE_STA WiFi.mode <text:s text:c="31"/>\ set to connect to an access point </text:p>
            <text:p text:style-name="P304">z" yourroutername" z" yourpassword" WiFi.begin <text:s/>\ attempt to connect</text:p>
            <text:p text:style-name="P304">3000 ms</text:p>
            <text:p text:style-name="P304">status. <text:s text:c="68"/>\ report our Wifi link status</text:p>
            <text:p text:style-name="P304">." Your assigned IP address = " WiFi.localIP</text:p>
            <text:p text:style-name="P304">ip. cr <text:s text:c="71"/>\ report local IP address</text:p>
            <text:p text:style-name="P304">WiFi.disconnect <text:s text:c="53"/>\ disconnect</text:p>
            <text:p text:style-name="P304">." Now disconnecting" cr</text:p>
            <text:p text:style-name="P304">3000 ms <text:s text:c="15"/></text:p>
            <text:p text:style-name="P304">status. <text:s text:c="68"/>\ report WiFi status again</text:p>
            <text:p text:style-name="P304">;</text:p>
            <text:p text:style-name="P304"/>
            <text:p text:style-name="P304">\ N.B. edit the above with your router's name and password!!</text:p>
          </table:table-cell>
          <table:covered-table-cell/>
          <table:covered-table-cell/>
        </table:table-row>
      </table:table>
      <text:p text:style-name="Standard"/>
      <text:h text:style-name="P49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601760868880">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601760872416">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601760875952">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601760880848">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6">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601760869968">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601760877584">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601760875680">
          <table:table-cell table:style-name="Table40.A2" office:value-type="string">
            <text:p text:style-name="P360">[']</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601760876768">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601760885200">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286">Mark the start of a local variable block</text:p>
          </table:table-cell>
          <table:table-cell table:style-name="Table40.D2" office:value-type="string">
            <text:p text:style-name="P116">forth</text:p>
          </table:table-cell>
        </table:table-row>
        <table:table-row table:style-name="TableLine260176086860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601760872688">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2601760878128">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text:soft-page-break/>ALLOCATE</text:p>
          </table:table-cell>
          <table:table-cell table:style-name="Table40.D2" office:value-type="string">
            <text:p text:style-name="P116">forth</text:p>
          </table:table-cell>
        </table:table-row>
        <table:table-row table:style-name="TableLine2601760881664">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601760876224">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601760870512">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601760872960">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601760879760">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601760874048">
          <table:table-cell table:style-name="Table40.A2" office:value-type="string">
            <text:p text:style-name="P360">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601760870784">
          <table:table-cell table:style-name="Table40.A2" office:value-type="string">
            <text:p text:style-name="P360">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601760877040">
          <table:table-cell table:style-name="Table40.A2" office:value-type="string">
            <text:p text:style-name="P360">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2601760871328">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2601760871872">
          <table:table-cell table:style-name="Table40.A2" office:value-type="string">
            <text:p text:style-name="P92">to</text:p>
          </table:table-cell>
          <table:table-cell table:style-name="Table40.A2" office:value-type="string">
            <text:p text:style-name="P226">( n “<text:span text:style-name="T177">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ext:soft-page-break/>
        <table:table-row table:style-name="TableLine2601760874592">
          <table:table-cell table:style-name="Table40.A2" office:value-type="string">
            <text:p text:style-name="P93">+to</text:p>
          </table:table-cell>
          <table:table-cell table:style-name="Table40.A2" office:value-type="string">
            <text:p text:style-name="P227">( n “<text:span text:style-name="T177">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601760884656">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601760882752">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601760877312">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7"/>
      <text:p text:style-name="P388"/>
      <table:table table:name="Table59" table:style-name="Table59">
        <table:table-column table:style-name="Table59.A"/>
        <table:table-column table:style-name="Table59.B"/>
        <table:table-column table:style-name="Table59.C"/>
        <table:table-row table:style-name="TableLine2601760874320">
          <table:table-cell table:style-name="Table59.A1" office:value-type="string">
            <text:p text:style-name="P323">Local variables</text:p>
            <text:p text:style-name="P327"/>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4">Demonstrates defining a word where the input parameters on the stack are labelled for enhanced readability</text:p>
          </table:table-cell>
        </table:table-row>
        <table:table-row table:style-name="TableLine2601760871600">
          <table:table-cell table:style-name="Table59.A1" table:number-columns-spanned="3" office:value-type="string">
            <text:p text:style-name="P334">: summ <text:s/>{ foo bar } <text:s text:c="21"/>\ bar is topmost element of the stack</text:p>
            <text:p text:style-name="P330"><text:s text:c="8"/>foo bar + . <text:s text:c="26"/>\ add the two top values on the stack and display the result</text:p>
            <text:p text:style-name="P330">;</text:p>
            <text:p text:style-name="P330"/>
            <text:p text:style-name="P330">\ so 2 3 summ results in 5 displayed</text:p>
          </table:table-cell>
          <table:covered-table-cell/>
          <table:covered-table-cell/>
        </table:table-row>
      </table:table>
      <text:p text:style-name="P396"/>
      <table:table table:name="Table62" table:style-name="Table62">
        <table:table-column table:style-name="Table62.A"/>
        <table:table-column table:style-name="Table62.B"/>
        <table:table-column table:style-name="Table62.C"/>
        <table:table-row table:style-name="TableLine2601760880032">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2"><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601760874864">
          <table:table-cell table:style-name="Table62.A1" table:number-columns-spanned="3" office:value-type="string">
            <text:p text:style-name="P341">:noname ." Saturday" ;</text:p>
            <text:p text:style-name="P348">:noname ." Friday" ;</text:p>
            <text:p text:style-name="P348">:noname ." Thursday" ;</text:p>
            <text:p text:style-name="P348">:noname ." Wednesday" ;</text:p>
            <text:p text:style-name="P348">:noname ." Tuesday" ;</text:p>
            <text:p text:style-name="P348">:noname ." Monday" ;</text:p>
            <text:p text:style-name="P348">:noname ." Sunday" ;</text:p>
            <text:p text:style-name="P348"><text:s/></text:p>
            <text:p text:style-name="P348">create (day) ( --- addr) <text:s text:c="20"/>\ an array of execution tokens for the 7 headerless words</text:p>
            <text:p text:style-name="P348">, , , , , , ,</text:p>
            <text:p text:style-name="P348"/>
            <text:p text:style-name="P348">: day. ( n -- ) <text:s text:c="37"/>\ valid n=0-6</text:p>
            <text:p text:style-name="P348">cells (day) + @ execute ;</text:p>
            <text:p text:style-name="P348"/>
            <text:p text:style-name="P348">\ executing 2 day. displays Tuesday etc.</text:p>
            <text:p text:style-name="P341"/>
          </table:table-cell>
          <table:covered-table-cell/>
          <table:covered-table-cell/>
        </table:table-row>
      </table:table>
      <text:p text:style-name="P397"/>
      <text:h text:style-name="Heading_20_1" text:outline-level="1">Useful documentation</text:h>
      <text:p text:style-name="P423"><text:span text:style-name="T156">Bradley Nelsons’s </text:span><text:a xlink:type="simple" xlink:href="https://esp32forth.appspot.com/ESP32forth.html" text:style-name="Internet_20_link" text:visited-style-name="Visited_20_Internet_20_Link"><text:span text:style-name="T156">ESP32forth home page</text:span></text:a><text:span text:style-name="T156">, </text:span><text:span text:style-name="T157">which includes </text:span><text:span text:style-name="T158">downloads &amp;</text:span><text:span text:style-name="T157"> </text:span><text:span text:style-name="T91">installation instructions</text:span></text:p>
      <text:p text:style-name="P423"><text:span text:style-name="T156">Marc PetreMann’s excellent webpage on </text:span><text:a xlink:type="simple" xlink:href="https://esp32.arduino-forth.com/" text:style-name="Internet_20_link" text:visited-style-name="Visited_20_Internet_20_Link"><text:span text:style-name="T156">ESP32forth programming</text:span></text:a></text:p>
      <text:p text:style-name="P423"><text:a xlink:type="simple" xlink:href="https://www.facebook.com/groups/forth2020/" text:style-name="Internet_20_link" text:visited-style-name="Visited_20_Internet_20_Link"><text:span text:style-name="T156">Forth2020</text:span></text:a><text:span text:style-name="T156"> on facebook </text:span></text:p>
      <text:p text:style-name="P468"><text:span text:style-name="T156">ESP32 module </text:span><text:a xlink:type="simple" xlink:href="https://tutorials.probots.co.in/esp32-buying-guide/" text:style-name="Internet_20_link" text:visited-style-name="Visited_20_Internet_20_Link"><text:span text:style-name="T156">buying guide</text:span></text:a></text:p>
      <text:p text:style-name="P466"><text:span text:style-name="T156">The </text:span><text:a xlink:type="simple" xlink:href="https://github.com/bob-g4bby/Bob-Edwards--Forth-Stuff/blob/main/ESP32/Word%20Glossary%20for%20ESP32forth%20v7073.pdf" text:style-name="Internet_20_link" text:visited-style-name="Visited_20_Internet_20_Link"><text:span text:style-name="T156">latest version of this document</text:span></text:a><text:span text:style-name="T156"> is found here</text:span></text:p>
      <text:p text:style-name="P398"/>
      <text:h text:style-name="Heading_20_1" text:outline-level="1">Useful Code</text:h>
      <text:p text:style-name="P457"><text:span text:style-name="T156">The Forth2020 group’s </text:span><text:a xlink:type="simple" xlink:href="https://esp32.forth2020.org/examples" text:style-name="Internet_20_link" text:visited-style-name="Visited_20_Internet_20_Link"><text:span text:style-name="T156">archive of examples</text:span></text:a><text:span text:style-name="T156"> is very useful</text:span></text:p>
      <text:p text:style-name="P458"><text:span text:style-name="T156">Marc Petremann’s </text:span><text:a xlink:type="simple" xlink:href="https://github.com/MPETREMANN11/ESP32forth" text:style-name="Internet_20_link" text:visited-style-name="Visited_20_Internet_20_Link"><text:span text:style-name="T156">ESP32forth github</text:span></text:a><text:span text:style-name="T156"> page</text:span></text:p>
      <text:p text:style-name="P458"><text:span text:style-name="T160">The</text:span><text:span text:style-name="T159"> github </text:span><text:a xlink:type="simple" xlink:href="https://github.com/Esp32forth/forth2020group" text:style-name="Internet_20_link" text:visited-style-name="Visited_20_Internet_20_Link"><text:span text:style-name="T161">ESP32forth / </text:span></text:a><text:a xlink:type="simple" xlink:href="https://github.com/Esp32forth/forth2020group" text:style-name="Internet_20_link" text:visited-style-name="Visited_20_Internet_20_Link"><text:span text:style-name="T162">forth2020group</text:span></text:a><text:a xlink:type="simple" xlink:href="https://github.com/Esp32forth/forth2020group" text:style-name="Internet_20_link" text:visited-style-name="Visited_20_Internet_20_Link"><text:span text:style-name="T161"> code page</text:span></text:a></text:p>
      <text:p text:style-name="P467"><text:a xlink:type="simple" xlink:href="https://github.com/bob-g4bby/Bob-Edwards--Forth-Stuff/tree/main/ESP32" text:style-name="Internet_20_link" text:visited-style-name="Visited_20_Internet_20_Link"><text:span text:style-name="T159">M</text:span></text:a><text:a xlink:type="simple" xlink:href="https://github.com/bob-g4bby/Bob-Edwards--Forth-Stuff/tree/main/ESP32" text:style-name="Internet_20_link" text:visited-style-name="Visited_20_Internet_20_Link"><text:span text:style-name="T156">y code</text:span></text:a><text:span text:style-name="T156"> on github</text:span></text:p>
      <text:p text:style-name="P398"/>
      <text:p text:style-name="Standard"/>
      <text:h text:style-name="P477" text:outline-level="1">NodeMCU-32 <text:span text:style-name="T95">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8"/>
      <text:p text:style-name="P380">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601760883296">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601760887648">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601760894176">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60176089200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601760889824">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601760888736">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601760891184">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601760884384">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4"/>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601760888464">
          <table:table-cell table:style-name="Table69.A1" office:value-type="string">
            <text:p text:style-name="P56">0BRANCH</text:p>
          </table:table-cell>
          <table:table-cell table:style-name="Table69.A1" office:value-type="string">
            <text:p text:style-name="P302"/>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601760891728">
          <table:table-cell table:style-name="Table69.A2" office:value-type="string">
            <text:p text:style-name="P56">BRANCH</text:p>
          </table:table-cell>
          <table:table-cell table:style-name="Table69.A2" office:value-type="string">
            <text:p text:style-name="P302"/>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601760893904">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601760894720">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601760890640">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601762690464">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601762686656">
          <table:table-cell table:style-name="Table70.A2" office:value-type="string">
            <text:p text:style-name="P56">*<text:span text:style-name="T178">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601762679040">
          <table:table-cell table:style-name="Table70.A2" office:value-type="string">
            <text:p text:style-name="P56">*<text:span text:style-name="T178">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601762690192">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0">p</text:span>rint address line leaving room – <text:span text:style-name="T180">part of the </text:span><text:soft-page-break/><text:span text:style-name="T180">dump word</text:span></text:p>
          </table:table-cell>
          <table:table-cell table:style-name="Table70.D2" office:value-type="string">
            <text:p text:style-name="P234">internals</text:p>
          </table:table-cell>
        </table:table-row>
        <table:table-row table:style-name="TableLine2601762677136">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601762679312">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60176268774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601762684752">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601762678224">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601762689648">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601762688560">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601762687200">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601762678496">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601762678768">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601762675232">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601762683664">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601762676048">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601762675776">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601762685568">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601762686384">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601762676320">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2">o</text:span>f the current vocabulary to a file</text:p>
          </table:table-cell>
          <table:table-cell table:style-name="Table73.D2" office:value-type="string">
            <text:p text:style-name="P116">internals</text:p>
          </table:table-cell>
        </table:table-row>
        <table:table-row table:style-name="TableLine2601762679584">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601762674144">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601762689920">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601762679856">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601762683936">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601762677408">
          <table:table-cell table:style-name="Table73.A2" office:value-type="string">
            <text:p text:style-name="P103">starts../</text:p>
          </table:table-cell>
          <table:table-cell table:style-name="Table73.A2" office:value-type="string">
            <text:p text:style-name="P149"><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601762674416">
          <table:table-cell table:style-name="Table73.A2" office:value-type="string">
            <text:p text:style-name="P103">starts./</text:p>
          </table:table-cell>
          <table:table-cell table:style-name="Table73.A2" office:value-type="string">
            <text:p text:style-name="P116"><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601762676864">
          <table:table-cell table:style-name="Table74.A1" office:value-type="string">
            <text:p text:style-name="P56">‘<text:span text:style-name="T182">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601762680400">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8257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84208">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86928">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89104">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601762691552">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601762693184">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8624">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835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5904">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601762707872">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60176269617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107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7808">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9168">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6448">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5360">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2912">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4816">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6720">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601762694272">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601762705152">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2160">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60176270732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601762701344">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8896">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60176269699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601762691824">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601762697264">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243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601762693456">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1616">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2096">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5088">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601762692368">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0528">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0800">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7536">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693728">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4880">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601762702976">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601762677680">
          <table:table-cell table:style-name="Table75.A1" office:value-type="string">
            <text:p text:style-name="P83">‘<text:span text:style-name="T174">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601762698080">
          <table:table-cell table:style-name="Table75.A2" office:value-type="string">
            <text:p text:style-name="P83">‘<text:span text:style-name="T173">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601762699712">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601762699984">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601762703792">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601762704608">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601762705696">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601762701888">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601762705424">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601762705968">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06240">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06512">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694000">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692640">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06784">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08144">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07056">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601762708416">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691280">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60176272473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601762712496">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601762725008">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7"/>
      <text:p text:style-name="P42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601762702704">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601762720928">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601762722016">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601762721472">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601762720656">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601762721200">
          <table:table-cell table:style-name="Table91.A1" office:value-type="string">
            <text:p text:style-name="P86">?<text:span text:style-name="T179">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601762714400">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601762723920">
          <table:table-cell table:style-name="Table78.A1" office:value-type="string">
            <text:p text:style-name="P56">‘<text:span text:style-name="T175">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601762718208">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601762712224">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601762713040">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6"/>
      <text:h text:style-name="P495" text:outline-level="2">System</text:h>
      <table:table table:name="Table79" table:style-name="Table79">
        <table:table-column table:style-name="Table79.A"/>
        <table:table-column table:style-name="Table79.B"/>
        <table:table-column table:style-name="Table79.C"/>
        <table:table-column table:style-name="Table79.D"/>
        <table:table-row table:style-name="TableLine2601762713856">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ext:soft-page-break/>
        <table:table-row table:style-name="TableLine2601762717664">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601762719568">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601762719840">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601762720112">
          <table:table-cell table:style-name="Table79.A2" office:value-type="string">
            <text:p text:style-name="P56">‘<text:span text:style-name="T175">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601762734800">
          <table:table-cell table:style-name="Table79.A2" office:value-type="string">
            <text:p text:style-name="P56">‘<text:span text:style-name="T175">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601762738336">
          <table:table-cell table:style-name="Table79.A2" office:value-type="string">
            <text:p text:style-name="P56">‘<text:span text:style-name="T92">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601762735616">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601762740240">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text:p>
          </table:table-cell>
          <table:table-cell table:style-name="Table79.D2" office:value-type="string">
            <text:p text:style-name="P116">internals</text:p>
          </table:table-cell>
        </table:table-row>
        <table:table-row table:style-name="TableLine2601762738880">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601762741600">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601762741872">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60176273643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601762739152">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601762741056">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60176271548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601762742688">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601762739424">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8"/>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601762733440">
          <table:table-cell table:style-name="Table81.A1" office:value-type="string">
            <text:p text:style-name="P56">‘<text:span text:style-name="T173">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601762726096">
          <table:table-cell table:style-name="Table81.A2" office:value-type="string">
            <text:p text:style-name="P56">‘<text:span text:style-name="T173">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601762726912">
          <table:table-cell table:style-name="Table81.A2" office:value-type="string">
            <text:p text:style-name="P56">‘<text:span text:style-name="T173">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601762728544">
          <table:table-cell table:style-name="Table81.A2" office:value-type="string">
            <text:p text:style-name="P56">&gt;<text:span text:style-name="T140">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601762736160">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601762738608">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601762729632">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ext:soft-page-break/>
        <table:table-row table:style-name="TableLine2601762737792">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601762727184">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601762730448">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601762732352">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601762727456">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601762742144">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601762742416">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601762731264">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601762734256">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2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601762728816">
          <table:table-cell table:style-name="Table82.A1" office:value-type="string">
            <text:p text:style-name="P83">-<text:span text:style-name="T181">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601762730992">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601762736704">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601762734528">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60176273507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35344">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36976">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37248">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48944">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50576">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601762751392">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601762748128">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able:table-row table:style-name="TableLine2601762743504">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601762751664">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601762748400">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601762727728">
          <table:table-cell table:style-name="Table92.A1" office:value-type="string">
            <text:p text:style-name="P66">‘<text:span text:style-name="T175">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601762755472">
          <table:table-cell table:style-name="Table92.A2" office:value-type="string">
            <text:p text:style-name="P66">‘<text:span text:style-name="T175">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45408">
          <table:table-cell table:style-name="Table92.A2" office:value-type="string">
            <text:p text:style-name="P66">‘<text:span text:style-name="T175">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ext:soft-page-break/>
        <table:table-row table:style-name="TableLine2601762752480">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6036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44320">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52752">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59824">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5084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6009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60176275737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3" text:outline-level="1">Appendix 2 Notes on using the Sockets Dictionary</text:h>
      <text:p text:style-name="P446"><text:span text:style-name="T107">A very useful guide to programming with Internet Sockets </text:span><text:a xlink:type="simple" xlink:href="https://www.gta.ufrj.br/ensino/eel878/sockets/index.html" text:style-name="Internet_20_link" text:visited-style-name="Visited_20_Internet_20_Link"><text:span text:style-name="T107">is located here</text:span></text:a><text:span text:style-name="T10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60176275764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601762745952">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601762746224">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601762749760">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601762759552">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6"/>
      <text:h text:style-name="P496" text:outline-level="2">Making a <text:bookmark text:name="AcrFinder"/><text:span text:style-name="T102">Transmission Control Protocol (</text:span>TCP<text:span text:style-name="T10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601762759280">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601762754112">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2601762743776">
          <table:table-cell table:style-name="Table88.A2" office:value-type="string">
            <text:p text:style-name="P110">socket</text:p>
          </table:table-cell>
          <table:table-cell table:style-name="Table88.A2" office:value-type="string">
            <text:p text:style-name="P409">( domain type protocol – sock/err )</text:p>
          </table:table-cell>
          <table:table-cell table:style-name="Table88.C2" office:value-type="string">
            <text:p text:style-name="P196">Make a socket</text:p>
          </table:table-cell>
        </table:table-row>
        <table:table-row table:style-name="TableLine2601762744864">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601762745136">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601762754928">
          <table:table-cell table:style-name="Table88.A2" office:value-type="string">
            <text:p text:style-name="P111">sockaccept</text:p>
          </table:table-cell>
          <table:table-cell table:style-name="Table88.A2" office:value-type="string">
            <text:p text:style-name="P410">(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601762756832">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60176275846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8"/>
      <text:p text:style-name="P461">After all communication is done, the connection is closed with:-</text:p>
      <table:table table:name="Table90" table:style-name="Table90">
        <table:table-column table:style-name="Table90.A"/>
        <table:table-column table:style-name="Table90.B"/>
        <table:table-column table:style-name="Table90.C"/>
        <table:table-row table:style-name="TableLine260176275792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1">c</text:span>lose <text:span text:style-name="T121">the</text:span> socket</text:p>
          </table:table-cell>
        </table:table-row>
      </table:table>
      <text:p text:style-name="P460"/>
      <text:p text:style-name="P202">Let’s look at the forth programming needed for a tcp client:-</text:p>
      <text:h text:style-name="P500"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5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7"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3615822184" text:style-name="L1">
        <text:list-item>
          <text:p text:style-name="P501">gethostbyname (hostname)</text:p>
        </text:list-item>
        <text:list-item>
          <text:p text:style-name="P501">socket (domain,type,protocol)</text:p>
        </text:list-item>
        <text:list-item>
          <text:p text:style-name="P501">bind (sock,addr,addrlen)</text:p>
        </text:list-item>
        <text:list-item>
          <text:p text:style-name="P501">sendto <text:s text:c="4"/>(sock,data, datalen, flags, addr, addrlen)</text:p>
        </text:list-item>
        <text:list-item>
          <text:p text:style-name="P501">recvfrom (sock,data,datalen,flags,addr. *addrlen)</text:p>
        </text:list-item>
        <text:list-item>
          <text:p text:style-name="P501">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5"><text:span text:style-name="T108">Another useful article on CATCH and THROW </text:span><text:a xlink:type="simple" xlink:href="http://www.euroforth.org/ef98/milendorf98.pdf" text:style-name="Internet_20_link" text:visited-style-name="Visited_20_Internet_20_Link"><text:span text:style-name="T108">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8" text:outline-level="2">THROW <text:s/>( errcode – )</text:h>
      <text:p text:style-name="P41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8"><text:span text:style-name="Strong_20_Emphasis"><text:span text:style-name="T70"><text:s/>: DIV ( quotient divisor -- result ) dup 0= abort" DIV: Divide by 0 error." / ;</text:span></text:span></text:p>
      <text:p text:style-name="P41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2">Let's look at how we would trap errors using THROW :-</text:p>
      <text:p text:style-name="P448"><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0"><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4"><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499" text:outline-level="2">CATCH <text:span text:style-name="T132">( xt – 0 | errorcode )</text:span></text:h>
      <text:p text:style-name="P450"><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9"><text:span text:style-name="Strong_20_Emphasis"><text:span text:style-name="T69"><text:s text:c="3"/></text:span></text:span><text:span text:style-name="Strong_20_Emphasis"><text:span text:style-name="T70">: test-div ( quotient divisor -- result )</text:span></text:span></text:p>
      <text:p text:style-name="P451"><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1"><text:span text:style-name="Strong_20_Emphasis"><text:span text:style-name="T69"><text:s text:c="7"/></text:span></text:span><text:span text:style-name="Strong_20_Emphasis"><text:span text:style-name="T70">dup 99 = if </text:span></text:span></text:p>
      <text:p text:style-name="P451"><text:span text:style-name="Strong_20_Emphasis"><text:span text:style-name="T69"><text:s text:c="9"/></text:span></text:span><text:span text:style-name="Strong_20_Emphasis"><text:span text:style-name="T70">." Divide by zero error"</text:span></text:span></text:p>
      <text:p text:style-name="P451"><text:span text:style-name="Strong_20_Emphasis"><text:span text:style-name="T69"><text:s text:c="7"/></text:span></text:span><text:span text:style-name="Strong_20_Emphasis"><text:span text:style-name="T70">else</text:span></text:span></text:p>
      <text:p text:style-name="P451"><text:soft-page-break/><text:span text:style-name="Strong_20_Emphasis"><text:span text:style-name="T69"><text:s text:c="9"/></text:span></text:span><text:span text:style-name="Strong_20_Emphasis"><text:span text:style-name="T70">throw</text:span></text:span></text:p>
      <text:p text:style-name="P451"><text:span text:style-name="Strong_20_Emphasis"><text:span text:style-name="T69"><text:s text:c="7"/></text:span></text:span><text:span text:style-name="Strong_20_Emphasis"><text:span text:style-name="T70">then</text:span></text:span></text:p>
      <text:p text:style-name="P452"><text:span text:style-name="Strong_20_Emphasis"><text:span text:style-name="T69"><text:s text:c="5"/></text:span></text:span><text:span text:style-name="Strong_20_Emphasis"><text:span text:style-name="T70">then ;</text:span></text:span></text:p>
      <text:p text:style-name="P412">The stack signature for CATCH is as follows:</text:p>
      <text:p text:style-name="P418"><text:span text:style-name="Strong_20_Emphasis"><text:span text:style-name="T133">   CATCH ( ... xt -- 0|error_code )</text:span></text:span></text:p>
      <text:p text:style-name="P41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4">Best to catch at the highest point convenient in the program, <text:span text:style-name="T135">some say</text:span></text:p>
      <text:p text:style-name="P450"><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5">Another THROW – CATCH example:-</text:p>
      <text:p text:style-name="P413">: could-fail ( -- char )</text:p>
      <text:p text:style-name="P413"><text:s text:c="3"/>KEY DUP [CHAR] Q = IF 1 THROW THEN ;</text:p>
      <text:p text:style-name="P413"/>
      <text:p text:style-name="P413">: do-it ( a b -- c) 2DROP could-fail ;</text:p>
      <text:p text:style-name="P413">: try-it ( --)</text:p>
      <text:p text:style-name="P413"><text:s text:c="3"/>1 2 ['] do-it CATCH IF</text:p>
      <text:p text:style-name="P413"><text:s text:c="3"/>( x1 x2 ) 2DROP ." There was an exception" CR</text:p>
      <text:p text:style-name="P413"><text:s text:c="3"/>ELSE ." The character was " EMIT CR</text:p>
      <text:p text:style-name="P413"><text:s text:c="3"/>THEN ;</text:p>
      <text:p text:style-name="P413">; retry-it ( -- )</text:p>
      <text:p text:style-name="P413"><text:s text:c="3"/>BEGIN 1 2 ['] do-it CATCH WHILE</text:p>
      <text:p text:style-name="P413"><text:s text:c="3"/>( x1 x2) 2DROP ." Exception, keep trying" CR</text:p>
      <text:p text:style-name="P413"><text:s text:c="3"/>REPEAT ( char )</text:p>
      <text:p text:style-name="P41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7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12T20:38:26.239000000</dc:date>
    <meta:editing-duration>PT22H6M27S</meta:editing-duration>
    <meta:editing-cycles>317</meta:editing-cycles>
    <meta:generator>LibreOffice/7.2.7.2$Windows_X86_64 LibreOffice_project/8d71d29d553c0f7dcbfa38fbfda25ee34cce99a2</meta:generator>
    <meta:document-statistic meta:table-count="97" meta:image-count="2" meta:object-count="0" meta:page-count="72" meta:paragraph-count="4200" meta:word-count="18075" meta:character-count="97518" meta:non-whitespace-character-count="80223"/>
  </office:meta>
</office:document-meta>
</file>